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E000000DD000000DF8AEB08F0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571in" svg:height="5.1976in" svg:x="11.1433in" svg:y="0.2299in">
            <draw:object draw:notify-on-update-of-ranges="Sheet1.A4:Sheet1.A9 Sheet1.C2:Sheet1.C2 Sheet1.C4:Sheet1.C9 Sheet1.A3:Sheet1.A9 Sheet1.F2:Sheet1.F2 Sheet1.F3:Sheet1.F9 Sheet1.A3:Sheet1.A9 Sheet1.I2:Sheet1.I2 Sheet1.I3:Sheet1.I8 Sheet1.A3:Sheet1.A9 Sheet1.L2:Sheet1.L2 Sheet1.L3:Sheet1.L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362in" svg:height="5.0508in" svg:x="8.1516in" svg:y="6.3685in">
            <draw:object draw:notify-on-update-of-ranges="Sheet1.A4:Sheet1.A9 Sheet1.C2:Sheet1.C2 Sheet1.C4:Sheet1.C9 Sheet1.B21:Sheet1.B121 Sheet1.C17:Sheet1.C17 Sheet1.C21:Sheet1.C121 Sheet1.A3:Sheet1.A9 Sheet1.F2:Sheet1.F2 Sheet1.F3:Sheet1.F9 Sheet1.D21:Sheet1.D121 Sheet1.E17:Sheet1.E17 Sheet1.E21:Sheet1.E121 Sheet1.A3:Sheet1.A9 Sheet1.I2:Sheet1.I2 Sheet1.I3:Sheet1.I8 Sheet1.F21:Sheet1.F121 Sheet1.G17:Sheet1.G17 Sheet1.G21:Sheet1.G121 Sheet1.A3:Sheet1.A9 Sheet1.L2:Sheet1.L2 Sheet1.L3:Sheet1.L7 Sheet1.H21:Sheet1.H121 Sheet1.I17:Sheet1.I17 Sheet1.I21:Sheet1.I1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q1</text:p>
          </table:table-cell>
          <table:table-cell table:number-columns-repeated="2"/>
          <table:table-cell office:value-type="string">
            <text:p>q4</text:p>
          </table:table-cell>
          <table:table-cell table:number-columns-repeated="2"/>
          <table:table-cell office:value-type="string">
            <text:p>q9</text:p>
          </table:table-cell>
          <table:table-cell table:number-columns-repeated="2"/>
          <table:table-cell office:value-type="string">
            <text:p>q16</text:p>
          </table:table-cell>
          <table:table-cell table:number-columns-repeated="8"/>
        </table:table-row>
        <table:table-row table:style-name="ro2">
          <table:table-cell table:formula="of:=10*(2)^(0.5)/(2^[.B3])" office:value-type="float" office:value="0.883883476483184">
            <text:p>0.88388347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/>
          <table:table-cell/>
          <table:table-cell office:value-type="float" office:value="4">
            <text:p>4</text:p>
          </table:table-cell>
          <table:table-cell table:style-name="ce1" office:value-type="float" office:value="6.811">
            <text:p>6.81E+000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5.019">
            <text:p>5.02E+00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</table:table-row>
        <table:table-row table:style-name="ro2">
          <table:table-cell table:formula="of:=10*(2)^(0.5)/(2^[.B4])" office:value-type="float" office:value="0.441941738241592">
            <text:p>0.4419417382</text:p>
          </table:table-cell>
          <table:table-cell office:value-type="float" office:value="5">
            <text:p>5</text:p>
          </table:table-cell>
          <table:table-cell table:style-name="ce1" office:value-type="float" office:value="4.248">
            <text:p>4.25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4.09">
            <text:p>4.09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3.002">
            <text:p>3.00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2.195">
            <text:p>2.20E+000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table:formula="of:=10*(2)^(0.5)/(2^[.B5])" office:value-type="float" office:value="0.220970869120796">
            <text:p>0.2209708691</text:p>
          </table:table-cell>
          <table:table-cell office:value-type="float" office:value="6">
            <text:p>6</text:p>
          </table:table-cell>
          <table:table-cell table:style-name="ce1" office:value-type="float" office:value="1.812">
            <text:p>1.81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1.739">
            <text:p>1.74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1.273">
            <text:p>1.27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0.884">
            <text:p>8.84E-001</text:p>
          </table:table-cell>
          <table:table-cell table:number-columns-repeated="8"/>
        </table:table-row>
        <table:table-row table:style-name="ro2">
          <table:table-cell table:formula="of:=10*(2)^(0.5)/(2^[.B6])" office:value-type="float" office:value="0.110485434560398">
            <text:p>0.1104854346</text:p>
          </table:table-cell>
          <table:table-cell office:value-type="float" office:value="7">
            <text:p>7</text:p>
          </table:table-cell>
          <table:table-cell table:style-name="ce1" office:value-type="float" office:value="0.8285">
            <text:p>8.29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8076">
            <text:p>8.08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563">
            <text:p>5.63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3738">
            <text:p>3.74E-001</text:p>
          </table:table-cell>
          <table:table-cell table:number-columns-repeated="8"/>
        </table:table-row>
        <table:table-row table:style-name="ro2">
          <table:table-cell table:formula="of:=10*(2)^(0.5)/(2^[.B7])" office:value-type="float" office:value="0.055242717280199">
            <text:p>0.0552427173</text:p>
          </table:table-cell>
          <table:table-cell office:value-type="float" office:value="8">
            <text:p>8</text:p>
          </table:table-cell>
          <table:table-cell table:style-name="ce1" office:value-type="float" office:value="0.3631">
            <text:p>3.63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3391">
            <text:p>3.39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229">
            <text:p>2.29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136">
            <text:p>1.36E-001</text:p>
          </table:table-cell>
          <table:table-cell table:number-columns-repeated="8"/>
        </table:table-row>
        <table:table-row table:style-name="ro2">
          <table:table-cell table:formula="of:=10*(2)^(0.5)/(2^[.B8])" office:value-type="float" office:value="0.0276213586400995">
            <text:p>0.0276213586</text:p>
          </table:table-cell>
          <table:table-cell office:value-type="float" office:value="9">
            <text:p>9</text:p>
          </table:table-cell>
          <table:table-cell table:style-name="ce1" office:value-type="float" office:value="0.1338">
            <text:p>1.34E-001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136">
            <text:p>1.36E-001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08001">
            <text:p>8.00E-002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03553">
            <text:p>3.55E-002</text:p>
          </table:table-cell>
          <table:table-cell table:number-columns-repeated="8"/>
        </table:table-row>
        <table:table-row table:style-name="ro2">
          <table:table-cell table:formula="of:=10*(2)^(0.5)/(2^[.B9])" office:value-type="float" office:value="0.0138106793200498">
            <text:p>0.0138106793</text:p>
          </table:table-cell>
          <table:table-cell office:value-type="float" office:value="10">
            <text:p>10</text:p>
          </table:table-cell>
          <table:table-cell table:style-name="ce1" office:value-type="float" office:value="0.05147">
            <text:p>5.15E-002</text:p>
          </table:table-cell>
          <table:table-cell/>
          <table:table-cell office:value-type="float" office:value="10">
            <text:p>10</text:p>
          </table:table-cell>
          <table:table-cell table:style-name="ce1" office:value-type="float" office:value="0.05274">
            <text:p>5.27E-002</text:p>
          </table:table-cell>
          <table:table-cell/>
          <table:table-cell office:value-type="float" office:value="10">
            <text:p>10</text:p>
          </table:table-cell>
          <table:table-cell table:style-name="ce1" office:value-type="float" office:value="0.02351">
            <text:p>2.35E-002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float" office:value="2.34">
            <text:p>2.34</text:p>
          </table:table-cell>
          <table:table-cell office:value-type="float" office:value="1.23">
            <text:p>1.23</text:p>
          </table:table-cell>
          <table:table-cell/>
          <table:table-cell office:value-type="float" office:value="2.35">
            <text:p>2.35</text:p>
          </table:table-cell>
          <table:table-cell office:value-type="float" office:value="1.23">
            <text:p>1.23</text:p>
          </table:table-cell>
          <table:table-cell/>
          <table:table-cell office:value-type="float" office:value="2.27">
            <text:p>2.27</text:p>
          </table:table-cell>
          <table:table-cell office:value-type="float" office:value="1.18">
            <text:p>1.18</text:p>
          </table:table-cell>
          <table:table-cell/>
          <table:table-cell office:value-type="float" office:value="2.29">
            <text:p>2.29</text:p>
          </table:table-cell>
          <table:table-cell office:value-type="float" office:value="1.19">
            <text:p>1.19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19">
            <text:p>2.19</text:p>
          </table:table-cell>
          <table:table-cell office:value-type="float" office:value="1.13">
            <text:p>1.13</text:p>
          </table:table-cell>
          <table:table-cell/>
          <table:table-cell office:value-type="float" office:value="2.15">
            <text:p>2.15</text:p>
          </table:table-cell>
          <table:table-cell office:value-type="float" office:value="1.11">
            <text:p>1.11</text:p>
          </table:table-cell>
          <table:table-cell/>
          <table:table-cell office:value-type="float" office:value="2.36">
            <text:p>2.36</text:p>
          </table:table-cell>
          <table:table-cell office:value-type="float" office:value="1.24">
            <text:p>1.24</text:p>
          </table:table-cell>
          <table:table-cell/>
          <table:table-cell office:value-type="float" office:value="2.48">
            <text:p>2.48</text:p>
          </table:table-cell>
          <table:table-cell office:value-type="float" office:value="1.31">
            <text:p>1.3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28">
            <text:p>2.28</text:p>
          </table:table-cell>
          <table:table-cell office:value-type="float" office:value="1.19">
            <text:p>1.19</text:p>
          </table:table-cell>
          <table:table-cell/>
          <table:table-cell office:value-type="float" office:value="2.38">
            <text:p>2.38</text:p>
          </table:table-cell>
          <table:table-cell office:value-type="float" office:value="1.25">
            <text:p>1.25</text:p>
          </table:table-cell>
          <table:table-cell/>
          <table:table-cell office:value-type="float" office:value="2.26">
            <text:p>2.26</text:p>
          </table:table-cell>
          <table:table-cell office:value-type="float" office:value="1.18">
            <text:p>1.18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4">
            <text:p>1.24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71">
            <text:p>2.71</text:p>
          </table:table-cell>
          <table:table-cell office:value-type="float" office:value="1.44">
            <text:p>1.44</text:p>
          </table:table-cell>
          <table:table-cell/>
          <table:table-cell office:value-type="float" office:value="2.49">
            <text:p>2.49</text:p>
          </table:table-cell>
          <table:table-cell office:value-type="float" office:value="1.32">
            <text:p>1.32</text:p>
          </table:table-cell>
          <table:table-cell/>
          <table:table-cell office:value-type="float" office:value="2.46">
            <text:p>2.46</text:p>
          </table:table-cell>
          <table:table-cell office:value-type="float" office:value="1.3">
            <text:p>1.3</text:p>
          </table:table-cell>
          <table:table-cell/>
          <table:table-cell office:value-type="float" office:value="2.75">
            <text:p>2.75</text:p>
          </table:table-cell>
          <table:table-cell office:value-type="float" office:value="1.46">
            <text:p>1.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6">
            <text:p>2.6</text:p>
          </table:table-cell>
          <table:table-cell office:value-type="float" office:value="1.38">
            <text:p>1.38</text:p>
          </table:table-cell>
          <table:table-cell/>
          <table:table-cell office:value-type="float" office:value="2.58">
            <text:p>2.58</text:p>
          </table:table-cell>
          <table:table-cell office:value-type="float" office:value="1.37">
            <text:p>1.37</text:p>
          </table:table-cell>
          <table:table-cell/>
          <table:table-cell office:value-type="float" office:value="2.86">
            <text:p>2.86</text:p>
          </table:table-cell>
          <table:table-cell office:value-type="float" office:value="1.52">
            <text:p>1.52</text:p>
          </table:table-cell>
          <table:table-cell/>
          <table:table-cell office:value-type="float" office:value="3.83">
            <text:p>3.83</text:p>
          </table:table-cell>
          <table:table-cell office:value-type="float" office:value="1.94">
            <text:p>1.94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3">
          <table:table-cell office:value-type="string">
            <text:p>trendlines:</text:p>
          </table:table-cell>
          <table:table-cell/>
          <table:table-cell office:value-type="string">
            <text:p>Trend q1</text:p>
          </table:table-cell>
          <table:table-cell/>
          <table:table-cell office:value-type="string">
            <text:p>Trend q4</text:p>
          </table:table-cell>
          <table:table-cell/>
          <table:table-cell office:value-type="string">
            <text:p>Trend q9</text:p>
          </table:table-cell>
          <table:table-cell/>
          <table:table-cell office:value-type="string">
            <text:p>Trend q16</text:p>
          </table:table-cell>
          <table:table-cell table:number-columns-repeated="11"/>
        </table:table-row>
        <table:table-row table:style-name="ro2">
          <table:table-cell office:value-type="string">
            <text:p>y=b*x^a</text:p>
          </table:table-cell>
          <table:table-cell office:value-type="string">
            <text:p>a=</text:p>
          </table:table-cell>
          <table:table-cell table:formula="of:= SLOPE(LN([.C4:.C9]);LN([.$A$4:.$A$9]))" office:value-type="float" office:value="1.26579926962991">
            <text:p>1.2657992696</text:p>
          </table:table-cell>
          <table:table-cell/>
          <table:table-cell table:formula="of:= SLOPE(LN([.F4:.F9]);LN([.$A$4:.$A$9]))" office:value-type="float" office:value="1.24762758751918">
            <text:p>1.2476275875</text:p>
          </table:table-cell>
          <table:table-cell/>
          <table:table-cell table:formula="of:= SLOPE(LN([.I3:.I8]);LN([.$A$3:.$A$8]))" office:value-type="float" office:value="1.26777861411712">
            <text:p>1.2677786141</text:p>
          </table:table-cell>
          <table:table-cell/>
          <table:table-cell table:formula="of:= SLOPE(LN([.L3:.L7]);LN([.$A$3:.$A$7]))" office:value-type="float" office:value="1.29653252445833">
            <text:p>1.296532524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=</text:p>
          </table:table-cell>
          <table:table-cell table:formula="of:=EXP(INTERCEPT(LN([.C4:.C9]);LN([.$A$4:.$A$9])))" office:value-type="float" office:value="12.6459325682797">
            <text:p>12.6459325683</text:p>
          </table:table-cell>
          <table:table-cell/>
          <table:table-cell table:formula="of:=EXP(INTERCEPT(LN([.F4:.F9]);LN([.$A$4:.$A$9])))" office:value-type="float" office:value="11.8101851805981">
            <text:p>11.8101851806</text:p>
          </table:table-cell>
          <table:table-cell/>
          <table:table-cell table:formula="of:=EXP(INTERCEPT(LN([.I3:.I8]);LN([.$A$3:.$A$8])))" office:value-type="float" office:value="8.4504677769573">
            <text:p>8.450467777</text:p>
          </table:table-cell>
          <table:table-cell/>
          <table:table-cell table:formula="of:=EXP(INTERCEPT(LN([.L3:.L7]);LN([.$A$3:.$A$7])))" office:value-type="float" office:value="6.15215692848341">
            <text:p>6.152156928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h=</text:p>
          </table:table-cell>
          <table:table-cell table:formula="of:=LN([.$B$21]/[.$A$9])/[.$A$20]" office:value-type="float" office:value="0.0346573590279973">
            <text:p>0.034657359</text:p>
          </table:table-cell>
          <table:table-cell/>
          <table:table-cell table:formula="of:=LN([.$D$21]/[.$A$9])/[.$A$20]" office:value-type="float" office:value="0.0346573590279973">
            <text:p>0.034657359</text:p>
          </table:table-cell>
          <table:table-cell/>
          <table:table-cell table:formula="of:=LN([.$F$21]/[.$A$9])/[.$A$20]" office:value-type="float" office:value="0.0415888308335967">
            <text:p>0.0415888308</text:p>
          </table:table-cell>
          <table:table-cell/>
          <table:table-cell table:formula="of:=LN([.$H$21]/[.$A$7])/[.$A$20]" office:value-type="float" office:value="0.0277258872223978">
            <text:p>0.0277258872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table:formula="of:=[.$A$4]" office:value-type="float" office:value="0.441941738241592">
            <text:p>0.4419417382</text:p>
          </table:table-cell>
          <table:table-cell table:formula="of:=[.$C$19]*([.B21])^[.$C$18]" office:value-type="float" office:value="4.49835952041848">
            <text:p>4.4983595204</text:p>
          </table:table-cell>
          <table:table-cell table:formula="of:=[.$A$4]" office:value-type="float" office:value="0.441941738241592">
            <text:p>0.4419417382</text:p>
          </table:table-cell>
          <table:table-cell table:formula="of:=[.$E$19]*([.D21])^[.$E$18]" office:value-type="float" office:value="4.26387360320776">
            <text:p>4.2638736032</text:p>
          </table:table-cell>
          <table:table-cell table:formula="of:=[.$A$3]" office:value-type="float" office:value="0.883883476483184">
            <text:p>0.8838834765</text:p>
          </table:table-cell>
          <table:table-cell table:formula="of:=[.$G$19]*([.F21])^[.$G$18]" office:value-type="float" office:value="7.22639167130953">
            <text:p>7.2263916713</text:p>
          </table:table-cell>
          <table:table-cell table:formula="of:=[.$A$3]" office:value-type="float" office:value="0.883883476483184">
            <text:p>0.8838834765</text:p>
          </table:table-cell>
          <table:table-cell table:formula="of:=[.$I$19]*([.H21])^[.$I$18]" office:value-type="float" office:value="5.24235948506343">
            <text:p>5.2423594851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formula="of:=[.B21]/EXP([.$C$20])" office:value-type="float" office:value="0.426887580235749">
            <text:p>0.4268875802</text:p>
          </table:table-cell>
          <table:table-cell table:formula="of:=[.$C$19]*([.B22])^[.$C$18]" office:value-type="float" office:value="4.30528578256879">
            <text:p>4.3052857826</text:p>
          </table:table-cell>
          <table:table-cell table:formula="of:=[.D21]/EXP([.$C$20])" office:value-type="float" office:value="0.426887580235749">
            <text:p>0.4268875802</text:p>
          </table:table-cell>
          <table:table-cell table:formula="of:=[.$E$19]*([.D22])^[.$E$18]" office:value-type="float" office:value="4.0834350834798">
            <text:p>4.0834350835</text:p>
          </table:table-cell>
          <table:table-cell table:formula="of:=[.F21]/EXP([.$C$20])" office:value-type="float" office:value="0.853775160471497">
            <text:p>0.8537751605</text:p>
          </table:table-cell>
          <table:table-cell table:formula="of:=[.$G$19]*([.F22])^[.$G$18]" office:value-type="float" office:value="6.91575384940114">
            <text:p>6.9157538494</text:p>
          </table:table-cell>
          <table:table-cell table:formula="of:=[.H21]/EXP([.$C$20])" office:value-type="float" office:value="0.853775160471497">
            <text:p>0.8537751605</text:p>
          </table:table-cell>
          <table:table-cell table:formula="of:=[.$I$19]*([.H22])^[.$I$18]" office:value-type="float" office:value="5.01201127786172">
            <text:p>5.0120112779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formula="of:=[.B22]/EXP([.$C$20])" office:value-type="float" office:value="0.412346222116529">
            <text:p>0.4123462221</text:p>
          </table:table-cell>
          <table:table-cell table:formula="of:=[.$C$19]*([.B23])^[.$C$18]" office:value-type="float" office:value="4.12049894755068">
            <text:p>4.1204989476</text:p>
          </table:table-cell>
          <table:table-cell table:formula="of:=[.D22]/EXP([.$C$20])" office:value-type="float" office:value="0.412346222116529">
            <text:p>0.4123462221</text:p>
          </table:table-cell>
          <table:table-cell table:formula="of:=[.$E$19]*([.D23])^[.$E$18]" office:value-type="float" office:value="3.91063235749984">
            <text:p>3.9106323575</text:p>
          </table:table-cell>
          <table:table-cell table:formula="of:=[.F22]/EXP([.$C$20])" office:value-type="float" office:value="0.824692444233059">
            <text:p>0.8246924442</text:p>
          </table:table-cell>
          <table:table-cell table:formula="of:=[.$G$19]*([.F23])^[.$G$18]" office:value-type="float" office:value="6.6184692832792">
            <text:p>6.6184692833</text:p>
          </table:table-cell>
          <table:table-cell table:formula="of:=[.H22]/EXP([.$C$20])" office:value-type="float" office:value="0.824692444233059">
            <text:p>0.8246924442</text:p>
          </table:table-cell>
          <table:table-cell table:formula="of:=[.$I$19]*([.H23])^[.$I$18]" office:value-type="float" office:value="4.79178452393162">
            <text:p>4.7917845239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table:formula="of:=[.B23]/EXP([.$C$20])" office:value-type="float" office:value="0.398300196037269">
            <text:p>0.398300196</text:p>
          </table:table-cell>
          <table:table-cell table:formula="of:=[.$C$19]*([.B24])^[.$C$18]" office:value-type="float" office:value="3.94364333385457">
            <text:p>3.9436433339</text:p>
          </table:table-cell>
          <table:table-cell table:formula="of:=[.D23]/EXP([.$C$20])" office:value-type="float" office:value="0.398300196037269">
            <text:p>0.398300196</text:p>
          </table:table-cell>
          <table:table-cell table:formula="of:=[.$E$19]*([.D24])^[.$E$18]" office:value-type="float" office:value="3.74514229389743">
            <text:p>3.7451422939</text:p>
          </table:table-cell>
          <table:table-cell table:formula="of:=[.F23]/EXP([.$C$20])" office:value-type="float" office:value="0.796600392074539">
            <text:p>0.7966003921</text:p>
          </table:table-cell>
          <table:table-cell table:formula="of:=[.$G$19]*([.F24])^[.$G$18]" office:value-type="float" office:value="6.33396396222277">
            <text:p>6.3339639622</text:p>
          </table:table-cell>
          <table:table-cell table:formula="of:=[.H23]/EXP([.$C$20])" office:value-type="float" office:value="0.796600392074539">
            <text:p>0.7966003921</text:p>
          </table:table-cell>
          <table:table-cell table:formula="of:=[.$I$19]*([.H24])^[.$I$18]" office:value-type="float" office:value="4.58123448867948">
            <text:p>4.5812344887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formula="of:=[.B24]/EXP([.$C$20])" office:value-type="float" office:value="0.384732629170286">
            <text:p>0.3847326292</text:p>
          </table:table-cell>
          <table:table-cell table:formula="of:=[.$C$19]*([.B25])^[.$C$18]" office:value-type="float" office:value="3.77437852614918">
            <text:p>3.7743785261</text:p>
          </table:table-cell>
          <table:table-cell table:formula="of:=[.D24]/EXP([.$C$20])" office:value-type="float" office:value="0.384732629170286">
            <text:p>0.3847326292</text:p>
          </table:table-cell>
          <table:table-cell table:formula="of:=[.$E$19]*([.D25])^[.$E$18]" office:value-type="float" office:value="3.58665543556912">
            <text:p>3.5866554356</text:p>
          </table:table-cell>
          <table:table-cell table:formula="of:=[.F24]/EXP([.$C$20])" office:value-type="float" office:value="0.769465258340572">
            <text:p>0.7694652583</text:p>
          </table:table-cell>
          <table:table-cell table:formula="of:=[.$G$19]*([.F25])^[.$G$18]" office:value-type="float" office:value="6.0616885502654">
            <text:p>6.0616885503</text:p>
          </table:table-cell>
          <table:table-cell table:formula="of:=[.H24]/EXP([.$C$20])" office:value-type="float" office:value="0.769465258340572">
            <text:p>0.7694652583</text:p>
          </table:table-cell>
          <table:table-cell table:formula="of:=[.$I$19]*([.H25])^[.$I$18]" office:value-type="float" office:value="4.37993597905902">
            <text:p>4.379935979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table:formula="of:=[.B25]/EXP([.$C$20])" office:value-type="float" office:value="0.37162722343835">
            <text:p>0.3716272234</text:p>
          </table:table-cell>
          <table:table-cell table:formula="of:=[.$C$19]*([.B26])^[.$C$18]" office:value-type="float" office:value="3.6123787200431">
            <text:p>3.61237872</text:p>
          </table:table-cell>
          <table:table-cell table:formula="of:=[.D25]/EXP([.$C$20])" office:value-type="float" office:value="0.37162722343835">
            <text:p>0.3716272234</text:p>
          </table:table-cell>
          <table:table-cell table:formula="of:=[.$E$19]*([.D26])^[.$E$18]" office:value-type="float" office:value="3.43487542101113">
            <text:p>3.434875421</text:p>
          </table:table-cell>
          <table:table-cell table:formula="of:=[.F25]/EXP([.$C$20])" office:value-type="float" office:value="0.7432544468767">
            <text:p>0.7432544469</text:p>
          </table:table-cell>
          <table:table-cell table:formula="of:=[.$G$19]*([.F26])^[.$G$18]" office:value-type="float" office:value="5.80111732551193">
            <text:p>5.8011173255</text:p>
          </table:table-cell>
          <table:table-cell table:formula="of:=[.H25]/EXP([.$C$20])" office:value-type="float" office:value="0.7432544468767">
            <text:p>0.7432544469</text:p>
          </table:table-cell>
          <table:table-cell table:formula="of:=[.$I$19]*([.H26])^[.$I$18]" office:value-type="float" office:value="4.18748248491977">
            <text:p>4.1874824849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table:formula="of:=[.B26]/EXP([.$C$20])" office:value-type="float" office:value="0.358968235936573">
            <text:p>0.3589682359</text:p>
          </table:table-cell>
          <table:table-cell table:formula="of:=[.$C$19]*([.B27])^[.$C$18]" office:value-type="float" office:value="3.45733209496976">
            <text:p>3.457332095</text:p>
          </table:table-cell>
          <table:table-cell table:formula="of:=[.D26]/EXP([.$C$20])" office:value-type="float" office:value="0.358968235936573">
            <text:p>0.3589682359</text:p>
          </table:table-cell>
          <table:table-cell table:formula="of:=[.$E$19]*([.D27])^[.$E$18]" office:value-type="float" office:value="3.28951843013998">
            <text:p>3.2895184301</text:p>
          </table:table-cell>
          <table:table-cell table:formula="of:=[.F26]/EXP([.$C$20])" office:value-type="float" office:value="0.717936471873146">
            <text:p>0.7179364719</text:p>
          </table:table-cell>
          <table:table-cell table:formula="of:=[.$G$19]*([.F27])^[.$G$18]" office:value-type="float" office:value="5.55174716505044">
            <text:p>5.5517471651</text:p>
          </table:table-cell>
          <table:table-cell table:formula="of:=[.H26]/EXP([.$C$20])" office:value-type="float" office:value="0.717936471873146">
            <text:p>0.7179364719</text:p>
          </table:table-cell>
          <table:table-cell table:formula="of:=[.$I$19]*([.H27])^[.$I$18]" office:value-type="float" office:value="4.0034853580844">
            <text:p>4.0034853581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table:formula="of:=[.B27]/EXP([.$C$20])" office:value-type="float" office:value="0.346740460021201">
            <text:p>0.34674046</text:p>
          </table:table-cell>
          <table:table-cell table:formula="of:=[.$C$19]*([.B28])^[.$C$18]" office:value-type="float" office:value="3.3089402139888">
            <text:p>3.308940214</text:p>
          </table:table-cell>
          <table:table-cell table:formula="of:=[.D27]/EXP([.$C$20])" office:value-type="float" office:value="0.346740460021201">
            <text:p>0.34674046</text:p>
          </table:table-cell>
          <table:table-cell table:formula="of:=[.$E$19]*([.D28])^[.$E$18]" office:value-type="float" office:value="3.15031265356496">
            <text:p>3.1503126536</text:p>
          </table:table-cell>
          <table:table-cell table:formula="of:=[.F27]/EXP([.$C$20])" office:value-type="float" office:value="0.693480920042403">
            <text:p>0.69348092</text:p>
          </table:table-cell>
          <table:table-cell table:formula="of:=[.$G$19]*([.F28])^[.$G$18]" office:value-type="float" office:value="5.31309657349943">
            <text:p>5.3130965735</text:p>
          </table:table-cell>
          <table:table-cell table:formula="of:=[.H27]/EXP([.$C$20])" office:value-type="float" office:value="0.693480920042403">
            <text:p>0.69348092</text:p>
          </table:table-cell>
          <table:table-cell table:formula="of:=[.$I$19]*([.H28])^[.$I$18]" office:value-type="float" office:value="3.82757302749727">
            <text:p>3.8275730275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formula="of:=[.B28]/EXP([.$C$20])" office:value-type="float" office:value="0.334929207042591">
            <text:p>0.334929207</text:p>
          </table:table-cell>
          <table:table-cell table:formula="of:=[.$C$19]*([.B29])^[.$C$18]" office:value-type="float" office:value="3.16691744934847">
            <text:p>3.1669174493</text:p>
          </table:table-cell>
          <table:table-cell table:formula="of:=[.D28]/EXP([.$C$20])" office:value-type="float" office:value="0.334929207042591">
            <text:p>0.334929207</text:p>
          </table:table-cell>
          <table:table-cell table:formula="of:=[.$E$19]*([.D29])^[.$E$18]" office:value-type="float" office:value="3.0169977843198">
            <text:p>3.0169977843</text:p>
          </table:table-cell>
          <table:table-cell table:formula="of:=[.F28]/EXP([.$C$20])" office:value-type="float" office:value="0.669858414085183">
            <text:p>0.6698584141</text:p>
          </table:table-cell>
          <table:table-cell table:formula="of:=[.$G$19]*([.F29])^[.$G$18]" office:value-type="float" office:value="5.08470475331433">
            <text:p>5.0847047533</text:p>
          </table:table-cell>
          <table:table-cell table:formula="of:=[.H28]/EXP([.$C$20])" office:value-type="float" office:value="0.669858414085183">
            <text:p>0.6698584141</text:p>
          </table:table-cell>
          <table:table-cell table:formula="of:=[.$I$19]*([.H29])^[.$I$18]" office:value-type="float" office:value="3.6593902488592">
            <text:p>3.6593902489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table:formula="of:=[.B29]/EXP([.$C$20])" office:value-type="float" office:value="0.32352028870043">
            <text:p>0.3235202887</text:p>
          </table:table-cell>
          <table:table-cell table:formula="of:=[.$C$19]*([.B30])^[.$C$18]" office:value-type="float" office:value="3.03099043270346">
            <text:p>3.0309904327</text:p>
          </table:table-cell>
          <table:table-cell table:formula="of:=[.D29]/EXP([.$C$20])" office:value-type="float" office:value="0.32352028870043">
            <text:p>0.3235202887</text:p>
          </table:table-cell>
          <table:table-cell table:formula="of:=[.$E$19]*([.D30])^[.$E$18]" office:value-type="float" office:value="2.88932453110338">
            <text:p>2.8893245311</text:p>
          </table:table-cell>
          <table:table-cell table:formula="of:=[.F29]/EXP([.$C$20])" office:value-type="float" office:value="0.64704057740086">
            <text:p>0.6470405774</text:p>
          </table:table-cell>
          <table:table-cell table:formula="of:=[.$G$19]*([.F30])^[.$G$18]" office:value-type="float" office:value="4.86613071505845">
            <text:p>4.8661307151</text:p>
          </table:table-cell>
          <table:table-cell table:formula="of:=[.H29]/EXP([.$C$20])" office:value-type="float" office:value="0.64704057740086">
            <text:p>0.6470405774</text:p>
          </table:table-cell>
          <table:table-cell table:formula="of:=[.$I$19]*([.H30])^[.$I$18]" office:value-type="float" office:value="3.49859738723309">
            <text:p>3.4985973872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table:formula="of:=[.B30]/EXP([.$C$20])" office:value-type="float" office:value="0.3125">
            <text:p>0.3125</text:p>
          </table:table-cell>
          <table:table-cell table:formula="of:=[.$C$19]*([.B31])^[.$C$18]" office:value-type="float" office:value="2.90089752892989">
            <text:p>2.9008975289</text:p>
          </table:table-cell>
          <table:table-cell table:formula="of:=[.D30]/EXP([.$C$20])" office:value-type="float" office:value="0.3125">
            <text:p>0.3125</text:p>
          </table:table-cell>
          <table:table-cell table:formula="of:=[.$E$19]*([.D31])^[.$E$18]" office:value-type="float" office:value="2.76705415211894">
            <text:p>2.7670541521</text:p>
          </table:table-cell>
          <table:table-cell table:formula="of:=[.F30]/EXP([.$C$20])" office:value-type="float" office:value="0.624999999999999">
            <text:p>0.625</text:p>
          </table:table-cell>
          <table:table-cell table:formula="of:=[.$G$19]*([.F31])^[.$G$18]" office:value-type="float" office:value="4.65695242592023">
            <text:p>4.6569524259</text:p>
          </table:table-cell>
          <table:table-cell table:formula="of:=[.H30]/EXP([.$C$20])" office:value-type="float" office:value="0.624999999999999">
            <text:p>0.625</text:p>
          </table:table-cell>
          <table:table-cell table:formula="of:=[.$I$19]*([.H31])^[.$I$18]" office:value-type="float" office:value="3.34486973117176">
            <text:p>3.3448697312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table:formula="of:=[.B31]/EXP([.$C$20])" office:value-type="float" office:value="0.301855102789014">
            <text:p>0.3018551028</text:p>
          </table:table-cell>
          <table:table-cell table:formula="of:=[.$C$19]*([.B32])^[.$C$18]" office:value-type="float" office:value="2.77638833252459">
            <text:p>2.7763883325</text:p>
          </table:table-cell>
          <table:table-cell table:formula="of:=[.D31]/EXP([.$C$20])" office:value-type="float" office:value="0.301855102789014">
            <text:p>0.3018551028</text:p>
          </table:table-cell>
          <table:table-cell table:formula="of:=[.$E$19]*([.D32])^[.$E$18]" office:value-type="float" office:value="2.64995800864043">
            <text:p>2.6499580086</text:p>
          </table:table-cell>
          <table:table-cell table:formula="of:=[.F31]/EXP([.$C$20])" office:value-type="float" office:value="0.603710205578028">
            <text:p>0.6037102056</text:p>
          </table:table-cell>
          <table:table-cell table:formula="of:=[.$G$19]*([.F32])^[.$G$18]" office:value-type="float" office:value="4.45676599483287">
            <text:p>4.4567659948</text:p>
          </table:table-cell>
          <table:table-cell table:formula="of:=[.H31]/EXP([.$C$20])" office:value-type="float" office:value="0.603710205578028">
            <text:p>0.6037102056</text:p>
          </table:table-cell>
          <table:table-cell table:formula="of:=[.$I$19]*([.H32])^[.$I$18]" office:value-type="float" office:value="3.19789683698281">
            <text:p>3.197896837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table:formula="of:=[.B32]/EXP([.$C$20])" office:value-type="float" office:value="0.291572809855252">
            <text:p>0.2915728099</text:p>
          </table:table-cell>
          <table:table-cell table:formula="of:=[.$C$19]*([.B33])^[.$C$18]" office:value-type="float" office:value="2.65722318561945">
            <text:p>2.6572231856</text:p>
          </table:table-cell>
          <table:table-cell table:formula="of:=[.D32]/EXP([.$C$20])" office:value-type="float" office:value="0.291572809855252">
            <text:p>0.2915728099</text:p>
          </table:table-cell>
          <table:table-cell table:formula="of:=[.$E$19]*([.D33])^[.$E$18]" office:value-type="float" office:value="2.53781713747094">
            <text:p>2.5378171375</text:p>
          </table:table-cell>
          <table:table-cell table:formula="of:=[.F32]/EXP([.$C$20])" office:value-type="float" office:value="0.583145619710504">
            <text:p>0.5831456197</text:p>
          </table:table-cell>
          <table:table-cell table:formula="of:=[.$G$19]*([.F33])^[.$G$18]" office:value-type="float" office:value="4.26518489262293">
            <text:p>4.2651848926</text:p>
          </table:table-cell>
          <table:table-cell table:formula="of:=[.H32]/EXP([.$C$20])" office:value-type="float" office:value="0.583145619710504">
            <text:p>0.5831456197</text:p>
          </table:table-cell>
          <table:table-cell table:formula="of:=[.$I$19]*([.H33])^[.$I$18]" office:value-type="float" office:value="3.05738190180642">
            <text:p>3.0573819018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table:formula="of:=[.B33]/EXP([.$C$20])" office:value-type="float" office:value="0.281640769565884">
            <text:p>0.2816407696</text:p>
          </table:table-cell>
          <table:table-cell table:formula="of:=[.$C$19]*([.B34])^[.$C$18]" office:value-type="float" office:value="2.54317271668301">
            <text:p>2.5431727167</text:p>
          </table:table-cell>
          <table:table-cell table:formula="of:=[.D33]/EXP([.$C$20])" office:value-type="float" office:value="0.281640769565884">
            <text:p>0.2816407696</text:p>
          </table:table-cell>
          <table:table-cell table:formula="of:=[.$E$19]*([.D34])^[.$E$18]" office:value-type="float" office:value="2.43042184149383">
            <text:p>2.4304218415</text:p>
          </table:table-cell>
          <table:table-cell table:formula="of:=[.F33]/EXP([.$C$20])" office:value-type="float" office:value="0.563281539131768">
            <text:p>0.5632815391</text:p>
          </table:table-cell>
          <table:table-cell table:formula="of:=[.$G$19]*([.F34])^[.$G$18]" office:value-type="float" office:value="4.08183920568193">
            <text:p>4.0818392057</text:p>
          </table:table-cell>
          <table:table-cell table:formula="of:=[.H33]/EXP([.$C$20])" office:value-type="float" office:value="0.563281539131768">
            <text:p>0.5632815391</text:p>
          </table:table-cell>
          <table:table-cell table:formula="of:=[.$I$19]*([.H34])^[.$I$18]" office:value-type="float" office:value="2.92304116423994">
            <text:p>2.9230411642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table:formula="of:=[.B34]/EXP([.$C$20])" office:value-type="float" office:value="0.272047051030038">
            <text:p>0.272047051</text:p>
          </table:table-cell>
          <table:table-cell table:formula="of:=[.$C$19]*([.B35])^[.$C$18]" office:value-type="float" office:value="2.43401739902142">
            <text:p>2.434017399</text:p>
          </table:table-cell>
          <table:table-cell table:formula="of:=[.D34]/EXP([.$C$20])" office:value-type="float" office:value="0.272047051030038">
            <text:p>0.272047051</text:p>
          </table:table-cell>
          <table:table-cell table:formula="of:=[.$E$19]*([.D35])^[.$E$18]" office:value-type="float" office:value="2.32757129755094">
            <text:p>2.3275712976</text:p>
          </table:table-cell>
          <table:table-cell table:formula="of:=[.F34]/EXP([.$C$20])" office:value-type="float" office:value="0.544094102060077">
            <text:p>0.5440941021</text:p>
          </table:table-cell>
          <table:table-cell table:formula="of:=[.$G$19]*([.F35])^[.$G$18]" office:value-type="float" office:value="3.90637492172021">
            <text:p>3.9063749217</text:p>
          </table:table-cell>
          <table:table-cell table:formula="of:=[.H34]/EXP([.$C$20])" office:value-type="float" office:value="0.544094102060077">
            <text:p>0.5440941021</text:p>
          </table:table-cell>
          <table:table-cell table:formula="of:=[.$I$19]*([.H35])^[.$I$18]" office:value-type="float" office:value="2.7946033312989">
            <text:p>2.7946033313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table:formula="of:=[.B35]/EXP([.$C$20])" office:value-type="float" office:value="0.262780129766785">
            <text:p>0.2627801298</text:p>
          </table:table-cell>
          <table:table-cell table:formula="of:=[.$C$19]*([.B36])^[.$C$18]" office:value-type="float" office:value="2.32954712822889">
            <text:p>2.3295471282</text:p>
          </table:table-cell>
          <table:table-cell table:formula="of:=[.D35]/EXP([.$C$20])" office:value-type="float" office:value="0.262780129766785">
            <text:p>0.2627801298</text:p>
          </table:table-cell>
          <table:table-cell table:formula="of:=[.$E$19]*([.D36])^[.$E$18]" office:value-type="float" office:value="2.2290731809146">
            <text:p>2.2290731809</text:p>
          </table:table-cell>
          <table:table-cell table:formula="of:=[.F35]/EXP([.$C$20])" office:value-type="float" office:value="0.525560259533571">
            <text:p>0.5255602595</text:p>
          </table:table-cell>
          <table:table-cell table:formula="of:=[.$G$19]*([.F36])^[.$G$18]" office:value-type="float" office:value="3.73845324622365">
            <text:p>3.7384532462</text:p>
          </table:table-cell>
          <table:table-cell table:formula="of:=[.H35]/EXP([.$C$20])" office:value-type="float" office:value="0.525560259533571">
            <text:p>0.5255602595</text:p>
          </table:table-cell>
          <table:table-cell table:formula="of:=[.$I$19]*([.H36])^[.$I$18]" office:value-type="float" office:value="2.67180903055727">
            <text:p>2.6718090306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formula="of:=[.B36]/EXP([.$C$20])" office:value-type="float" office:value="0.253828873861323">
            <text:p>0.2538288739</text:p>
          </table:table-cell>
          <table:table-cell table:formula="of:=[.$C$19]*([.B37])^[.$C$18]" office:value-type="float" office:value="2.22956081777447">
            <text:p>2.2295608178</text:p>
          </table:table-cell>
          <table:table-cell table:formula="of:=[.D36]/EXP([.$C$20])" office:value-type="float" office:value="0.253828873861323">
            <text:p>0.2538288739</text:p>
          </table:table-cell>
          <table:table-cell table:formula="of:=[.$E$19]*([.D37])^[.$E$18]" office:value-type="float" office:value="2.1347433056512">
            <text:p>2.1347433057</text:p>
          </table:table-cell>
          <table:table-cell table:formula="of:=[.F36]/EXP([.$C$20])" office:value-type="float" office:value="0.507657747722647">
            <text:p>0.5076577477</text:p>
          </table:table-cell>
          <table:table-cell table:formula="of:=[.$G$19]*([.F37])^[.$G$18]" office:value-type="float" office:value="3.57774994829366">
            <text:p>3.5777499483</text:p>
          </table:table-cell>
          <table:table-cell table:formula="of:=[.H36]/EXP([.$C$20])" office:value-type="float" office:value="0.507657747722647">
            <text:p>0.5076577477</text:p>
          </table:table-cell>
          <table:table-cell table:formula="of:=[.$I$19]*([.H37])^[.$I$18]" office:value-type="float" office:value="2.55441028636055">
            <text:p>2.5544102864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table:formula="of:=[.B37]/EXP([.$C$20])" office:value-type="float" office:value="0.245182530592734">
            <text:p>0.2451825306</text:p>
          </table:table-cell>
          <table:table-cell table:formula="of:=[.$C$19]*([.B38])^[.$C$18]" office:value-type="float" office:value="2.13386601194648">
            <text:p>2.1338660119</text:p>
          </table:table-cell>
          <table:table-cell table:formula="of:=[.D37]/EXP([.$C$20])" office:value-type="float" office:value="0.245182530592734">
            <text:p>0.2451825306</text:p>
          </table:table-cell>
          <table:table-cell table:formula="of:=[.$E$19]*([.D38])^[.$E$18]" office:value-type="float" office:value="2.04440528020385">
            <text:p>2.0444052802</text:p>
          </table:table-cell>
          <table:table-cell table:formula="of:=[.F37]/EXP([.$C$20])" office:value-type="float" office:value="0.490365061185468">
            <text:p>0.4903650612</text:p>
          </table:table-cell>
          <table:table-cell table:formula="of:=[.$G$19]*([.F38])^[.$G$18]" office:value-type="float" office:value="3.42395473460724">
            <text:p>3.4239547346</text:p>
          </table:table-cell>
          <table:table-cell table:formula="of:=[.H37]/EXP([.$C$20])" office:value-type="float" office:value="0.490365061185468">
            <text:p>0.4903650612</text:p>
          </table:table-cell>
          <table:table-cell table:formula="of:=[.$I$19]*([.H38])^[.$I$18]" office:value-type="float" office:value="2.44217001905396">
            <text:p>2.4421700191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table:formula="of:=[.B38]/EXP([.$C$20])" office:value-type="float" office:value="0.236830713517249">
            <text:p>0.2368307135</text:p>
          </table:table-cell>
          <table:table-cell table:formula="of:=[.$C$19]*([.B39])^[.$C$18]" office:value-type="float" office:value="2.04227851540983">
            <text:p>2.0422785154</text:p>
          </table:table-cell>
          <table:table-cell table:formula="of:=[.D38]/EXP([.$C$20])" office:value-type="float" office:value="0.236830713517249">
            <text:p>0.2368307135</text:p>
          </table:table-cell>
          <table:table-cell table:formula="of:=[.$E$19]*([.D39])^[.$E$18]" office:value-type="float" office:value="1.95789017755013">
            <text:p>1.9578901776</text:p>
          </table:table-cell>
          <table:table-cell table:formula="of:=[.F38]/EXP([.$C$20])" office:value-type="float" office:value="0.473661427034499">
            <text:p>0.473661427</text:p>
          </table:table-cell>
          <table:table-cell table:formula="of:=[.$G$19]*([.F39])^[.$G$18]" office:value-type="float" office:value="3.27677065028836">
            <text:p>3.2767706503</text:p>
          </table:table-cell>
          <table:table-cell table:formula="of:=[.H38]/EXP([.$C$20])" office:value-type="float" office:value="0.473661427034499">
            <text:p>0.473661427</text:p>
          </table:table-cell>
          <table:table-cell table:formula="of:=[.$I$19]*([.H39])^[.$I$18]" office:value-type="float" office:value="2.33486156621442">
            <text:p>2.3348615662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table:formula="of:=[.B39]/EXP([.$C$20])" office:value-type="float" office:value="0.228763389991504">
            <text:p>0.22876339</text:p>
          </table:table-cell>
          <table:table-cell table:formula="of:=[.$C$19]*([.B40])^[.$C$18]" office:value-type="float" office:value="1.95462203866303">
            <text:p>1.9546220387</text:p>
          </table:table-cell>
          <table:table-cell table:formula="of:=[.D39]/EXP([.$C$20])" office:value-type="float" office:value="0.228763389991504">
            <text:p>0.22876339</text:p>
          </table:table-cell>
          <table:table-cell table:formula="of:=[.$E$19]*([.D40])^[.$E$18]" office:value-type="float" office:value="1.87503621931805">
            <text:p>1.8750362193</text:p>
          </table:table-cell>
          <table:table-cell table:formula="of:=[.F39]/EXP([.$C$20])" office:value-type="float" office:value="0.457526779983007">
            <text:p>0.45752678</text:p>
          </table:table-cell>
          <table:table-cell table:formula="of:=[.$G$19]*([.F40])^[.$G$18]" office:value-type="float" office:value="3.13591350553378">
            <text:p>3.1359135055</text:p>
          </table:table-cell>
          <table:table-cell table:formula="of:=[.H39]/EXP([.$C$20])" office:value-type="float" office:value="0.457526779983007">
            <text:p>0.45752678</text:p>
          </table:table-cell>
          <table:table-cell table:formula="of:=[.$I$19]*([.H40])^[.$I$18]" office:value-type="float" office:value="2.23226822491953">
            <text:p>2.2322682249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table:formula="of:=[.B40]/EXP([.$C$20])" office:value-type="float" office:value="0.220970869120796">
            <text:p>0.2209708691</text:p>
          </table:table-cell>
          <table:table-cell table:formula="of:=[.$C$19]*([.B41])^[.$C$18]" office:value-type="float" office:value="1.87072785871252">
            <text:p>1.8707278587</text:p>
          </table:table-cell>
          <table:table-cell table:formula="of:=[.D40]/EXP([.$C$20])" office:value-type="float" office:value="0.220970869120796">
            <text:p>0.2209708691</text:p>
          </table:table-cell>
          <table:table-cell table:formula="of:=[.$E$19]*([.D41])^[.$E$18]" office:value-type="float" office:value="1.7956884732696">
            <text:p>1.7956884733</text:p>
          </table:table-cell>
          <table:table-cell table:formula="of:=[.F40]/EXP([.$C$20])" office:value-type="float" office:value="0.441941738241591">
            <text:p>0.4419417382</text:p>
          </table:table-cell>
          <table:table-cell table:formula="of:=[.$G$19]*([.F41])^[.$G$18]" office:value-type="float" office:value="3.00111132688636">
            <text:p>3.0011113269</text:p>
          </table:table-cell>
          <table:table-cell table:formula="of:=[.H40]/EXP([.$C$20])" office:value-type="float" office:value="0.441941738241591">
            <text:p>0.4419417382</text:p>
          </table:table-cell>
          <table:table-cell table:formula="of:=[.$I$19]*([.H41])^[.$I$18]" office:value-type="float" office:value="2.1341828141291">
            <text:p>2.1341828141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table:formula="of:=[.B41]/EXP([.$C$20])" office:value-type="float" office:value="0.213443790117874">
            <text:p>0.2134437901</text:p>
          </table:table-cell>
          <table:table-cell table:formula="of:=[.$C$19]*([.B42])^[.$C$18]" office:value-type="float" office:value="1.79043449431119">
            <text:p>1.7904344943</text:p>
          </table:table-cell>
          <table:table-cell table:formula="of:=[.D41]/EXP([.$C$20])" office:value-type="float" office:value="0.213443790117874">
            <text:p>0.2134437901</text:p>
          </table:table-cell>
          <table:table-cell table:formula="of:=[.$E$19]*([.D42])^[.$E$18]" office:value-type="float" office:value="1.71969856358617">
            <text:p>1.7196985636</text:p>
          </table:table-cell>
          <table:table-cell table:formula="of:=[.F41]/EXP([.$C$20])" office:value-type="float" office:value="0.426887580235748">
            <text:p>0.4268875802</text:p>
          </table:table-cell>
          <table:table-cell table:formula="of:=[.$G$19]*([.F42])^[.$G$18]" office:value-type="float" office:value="2.87210383209614">
            <text:p>2.8721038321</text:p>
          </table:table-cell>
          <table:table-cell table:formula="of:=[.H41]/EXP([.$C$20])" office:value-type="float" office:value="0.426887580235748">
            <text:p>0.4268875802</text:p>
          </table:table-cell>
          <table:table-cell table:formula="of:=[.$I$19]*([.H42])^[.$I$18]" office:value-type="float" office:value="2.04040725629564">
            <text:p>2.0404072563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table:formula="of:=[.B42]/EXP([.$C$20])" office:value-type="float" office:value="0.206173111058264">
            <text:p>0.2061731111</text:p>
          </table:table-cell>
          <table:table-cell table:formula="of:=[.$C$19]*([.B43])^[.$C$18]" office:value-type="float" office:value="1.7135873951359">
            <text:p>1.7135873951</text:p>
          </table:table-cell>
          <table:table-cell table:formula="of:=[.D42]/EXP([.$C$20])" office:value-type="float" office:value="0.206173111058264">
            <text:p>0.2061731111</text:p>
          </table:table-cell>
          <table:table-cell table:formula="of:=[.$E$19]*([.D43])^[.$E$18]" office:value-type="float" office:value="1.64692439341416">
            <text:p>1.6469243934</text:p>
          </table:table-cell>
          <table:table-cell table:formula="of:=[.F42]/EXP([.$C$20])" office:value-type="float" office:value="0.412346222116529">
            <text:p>0.4123462221</text:p>
          </table:table-cell>
          <table:table-cell table:formula="of:=[.$G$19]*([.F43])^[.$G$18]" office:value-type="float" office:value="2.74864192755542">
            <text:p>2.7486419276</text:p>
          </table:table-cell>
          <table:table-cell table:formula="of:=[.H42]/EXP([.$C$20])" office:value-type="float" office:value="0.412346222116529">
            <text:p>0.4123462221</text:p>
          </table:table-cell>
          <table:table-cell table:formula="of:=[.$I$19]*([.H43])^[.$I$18]" office:value-type="float" office:value="1.95075217735873">
            <text:p>1.9507521774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table:formula="of:=[.B43]/EXP([.$C$20])" office:value-type="float" office:value="0.199150098018634">
            <text:p>0.199150098</text:p>
          </table:table-cell>
          <table:table-cell table:formula="of:=[.$C$19]*([.B44])^[.$C$18]" office:value-type="float" office:value="1.6400386443059">
            <text:p>1.6400386443</text:p>
          </table:table-cell>
          <table:table-cell table:formula="of:=[.D43]/EXP([.$C$20])" office:value-type="float" office:value="0.199150098018634">
            <text:p>0.199150098</text:p>
          </table:table-cell>
          <table:table-cell table:formula="of:=[.$E$19]*([.D44])^[.$E$18]" office:value-type="float" office:value="1.57722987915183">
            <text:p>1.5772298792</text:p>
          </table:table-cell>
          <table:table-cell table:formula="of:=[.F43]/EXP([.$C$20])" office:value-type="float" office:value="0.398300196037269">
            <text:p>0.398300196</text:p>
          </table:table-cell>
          <table:table-cell table:formula="of:=[.$G$19]*([.F44])^[.$G$18]" office:value-type="float" office:value="2.63048722733736">
            <text:p>2.6304872273</text:p>
          </table:table-cell>
          <table:table-cell table:formula="of:=[.H43]/EXP([.$C$20])" office:value-type="float" office:value="0.398300196037269">
            <text:p>0.398300196</text:p>
          </table:table-cell>
          <table:table-cell table:formula="of:=[.$I$19]*([.H44])^[.$I$18]" office:value-type="float" office:value="1.86503652431553">
            <text:p>1.8650365243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table:formula="of:=[.B44]/EXP([.$C$20])" office:value-type="float" office:value="0.192366314585143">
            <text:p>0.1923663146</text:p>
          </table:table-cell>
          <table:table-cell table:formula="of:=[.$C$19]*([.B45])^[.$C$18]" office:value-type="float" office:value="1.56964667366932">
            <text:p>1.5696466737</text:p>
          </table:table-cell>
          <table:table-cell table:formula="of:=[.D44]/EXP([.$C$20])" office:value-type="float" office:value="0.192366314585143">
            <text:p>0.1923663146</text:p>
          </table:table-cell>
          <table:table-cell table:formula="of:=[.$E$19]*([.D45])^[.$E$18]" office:value-type="float" office:value="1.51048469598065">
            <text:p>1.510484696</text:p>
          </table:table-cell>
          <table:table-cell table:formula="of:=[.F44]/EXP([.$C$20])" office:value-type="float" office:value="0.384732629170286">
            <text:p>0.3847326292</text:p>
          </table:table-cell>
          <table:table-cell table:formula="of:=[.$G$19]*([.F45])^[.$G$18]" office:value-type="float" office:value="2.51741159290945">
            <text:p>2.5174115929</text:p>
          </table:table-cell>
          <table:table-cell table:formula="of:=[.H44]/EXP([.$C$20])" office:value-type="float" office:value="0.384732629170286">
            <text:p>0.3847326292</text:p>
          </table:table-cell>
          <table:table-cell table:formula="of:=[.$I$19]*([.H45])^[.$I$18]" office:value-type="float" office:value="1.78308719959527">
            <text:p>1.7830871996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table:formula="of:=[.B45]/EXP([.$C$20])" office:value-type="float" office:value="0.185813611719175">
            <text:p>0.1858136117</text:p>
          </table:table-cell>
          <table:table-cell table:formula="of:=[.$C$19]*([.B46])^[.$C$18]" office:value-type="float" office:value="1.50227599130988">
            <text:p>1.5022759913</text:p>
          </table:table-cell>
          <table:table-cell table:formula="of:=[.D45]/EXP([.$C$20])" office:value-type="float" office:value="0.185813611719175">
            <text:p>0.1858136117</text:p>
          </table:table-cell>
          <table:table-cell table:formula="of:=[.$E$19]*([.D46])^[.$E$18]" office:value-type="float" office:value="1.4465640341652">
            <text:p>1.4465640342</text:p>
          </table:table-cell>
          <table:table-cell table:formula="of:=[.F45]/EXP([.$C$20])" office:value-type="float" office:value="0.37162722343835">
            <text:p>0.3716272234</text:p>
          </table:table-cell>
          <table:table-cell table:formula="of:=[.$G$19]*([.F46])^[.$G$18]" office:value-type="float" office:value="2.40919669263314">
            <text:p>2.4091966926</text:p>
          </table:table-cell>
          <table:table-cell table:formula="of:=[.H45]/EXP([.$C$20])" office:value-type="float" office:value="0.37162722343835">
            <text:p>0.3716272234</text:p>
          </table:table-cell>
          <table:table-cell table:formula="of:=[.$I$19]*([.H46])^[.$I$18]" office:value-type="float" office:value="1.70473871149915">
            <text:p>1.7047387115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table:formula="of:=[.B46]/EXP([.$C$20])" office:value-type="float" office:value="0.179484117968286">
            <text:p>0.179484118</text:p>
          </table:table-cell>
          <table:table-cell table:formula="of:=[.$C$19]*([.B47])^[.$C$18]" office:value-type="float" office:value="1.43779692074927">
            <text:p>1.4377969207</text:p>
          </table:table-cell>
          <table:table-cell table:formula="of:=[.D46]/EXP([.$C$20])" office:value-type="float" office:value="0.179484117968286">
            <text:p>0.179484118</text:p>
          </table:table-cell>
          <table:table-cell table:formula="of:=[.$E$19]*([.D47])^[.$E$18]" office:value-type="float" office:value="1.385348365666">
            <text:p>1.3853483657</text:p>
          </table:table-cell>
          <table:table-cell table:formula="of:=[.F46]/EXP([.$C$20])" office:value-type="float" office:value="0.358968235936573">
            <text:p>0.3589682359</text:p>
          </table:table-cell>
          <table:table-cell table:formula="of:=[.$G$19]*([.F47])^[.$G$18]" office:value-type="float" office:value="2.30563358019907">
            <text:p>2.3056335802</text:p>
          </table:table-cell>
          <table:table-cell table:formula="of:=[.H46]/EXP([.$C$20])" office:value-type="float" office:value="0.358968235936573">
            <text:p>0.3589682359</text:p>
          </table:table-cell>
          <table:table-cell table:formula="of:=[.$I$19]*([.H47])^[.$I$18]" office:value-type="float" office:value="1.62983283999987">
            <text:p>1.62983284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table:formula="of:=[.B47]/EXP([.$C$20])" office:value-type="float" office:value="0.1733702300106">
            <text:p>0.17337023</text:p>
          </table:table-cell>
          <table:table-cell table:formula="of:=[.$C$19]*([.B48])^[.$C$18]" office:value-type="float" office:value="1.37608535134318">
            <text:p>1.3760853513</text:p>
          </table:table-cell>
          <table:table-cell table:formula="of:=[.D47]/EXP([.$C$20])" office:value-type="float" office:value="0.1733702300106">
            <text:p>0.17337023</text:p>
          </table:table-cell>
          <table:table-cell table:formula="of:=[.$E$19]*([.D48])^[.$E$18]" office:value-type="float" office:value="1.32672322062881">
            <text:p>1.3267232206</text:p>
          </table:table-cell>
          <table:table-cell table:formula="of:=[.F47]/EXP([.$C$20])" office:value-type="float" office:value="0.346740460021201">
            <text:p>0.34674046</text:p>
          </table:table-cell>
          <table:table-cell table:formula="of:=[.$G$19]*([.F48])^[.$G$18]" office:value-type="float" office:value="2.20652229118391">
            <text:p>2.2065222912</text:p>
          </table:table-cell>
          <table:table-cell table:formula="of:=[.H47]/EXP([.$C$20])" office:value-type="float" office:value="0.346740460021201">
            <text:p>0.34674046</text:p>
          </table:table-cell>
          <table:table-cell table:formula="of:=[.$I$19]*([.H48])^[.$I$18]" office:value-type="float" office:value="1.5582183172259">
            <text:p>1.5582183172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table:formula="of:=[.B48]/EXP([.$C$20])" office:value-type="float" office:value="0.167464603521295">
            <text:p>0.1674646035</text:p>
          </table:table-cell>
          <table:table-cell table:formula="of:=[.$C$19]*([.B49])^[.$C$18]" office:value-type="float" office:value="1.31702249939059">
            <text:p>1.3170224994</text:p>
          </table:table-cell>
          <table:table-cell table:formula="of:=[.D48]/EXP([.$C$20])" office:value-type="float" office:value="0.167464603521295">
            <text:p>0.1674646035</text:p>
          </table:table-cell>
          <table:table-cell table:formula="of:=[.$E$19]*([.D49])^[.$E$18]" office:value-type="float" office:value="1.27057897333244">
            <text:p>1.2705789733</text:p>
          </table:table-cell>
          <table:table-cell table:formula="of:=[.F48]/EXP([.$C$20])" office:value-type="float" office:value="0.334929207042591">
            <text:p>0.334929207</text:p>
          </table:table-cell>
          <table:table-cell table:formula="of:=[.$G$19]*([.F49])^[.$G$18]" office:value-type="float" office:value="2.11167145694987">
            <text:p>2.1116714569</text:p>
          </table:table-cell>
          <table:table-cell table:formula="of:=[.H48]/EXP([.$C$20])" office:value-type="float" office:value="0.334929207042591">
            <text:p>0.334929207</text:p>
          </table:table-cell>
          <table:table-cell table:formula="of:=[.$I$19]*([.H49])^[.$I$18]" office:value-type="float" office:value="1.48975052198513">
            <text:p>1.489750522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table:formula="of:=[.B49]/EXP([.$C$20])" office:value-type="float" office:value="0.161760144350215">
            <text:p>0.1617601444</text:p>
          </table:table-cell>
          <table:table-cell table:formula="of:=[.$C$19]*([.B50])^[.$C$18]" office:value-type="float" office:value="1.26049467949641">
            <text:p>1.2604946795</text:p>
          </table:table-cell>
          <table:table-cell table:formula="of:=[.D49]/EXP([.$C$20])" office:value-type="float" office:value="0.161760144350215">
            <text:p>0.1617601444</text:p>
          </table:table-cell>
          <table:table-cell table:formula="of:=[.$E$19]*([.D50])^[.$E$18]" office:value-type="float" office:value="1.21681063719482">
            <text:p>1.2168106372</text:p>
          </table:table-cell>
          <table:table-cell table:formula="of:=[.F49]/EXP([.$C$20])" office:value-type="float" office:value="0.32352028870043">
            <text:p>0.3235202887</text:p>
          </table:table-cell>
          <table:table-cell table:formula="of:=[.$G$19]*([.F50])^[.$G$18]" office:value-type="float" office:value="2.02089793514128">
            <text:p>2.0208979351</text:p>
          </table:table-cell>
          <table:table-cell table:formula="of:=[.H49]/EXP([.$C$20])" office:value-type="float" office:value="0.32352028870043">
            <text:p>0.3235202887</text:p>
          </table:table-cell>
          <table:table-cell table:formula="of:=[.$I$19]*([.H50])^[.$I$18]" office:value-type="float" office:value="1.42429118771116">
            <text:p>1.4242911877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table:formula="of:=[.B50]/EXP([.$C$20])" office:value-type="float" office:value="0.15625">
            <text:p>0.15625</text:p>
          </table:table-cell>
          <table:table-cell table:formula="of:=[.$C$19]*([.B51])^[.$C$18]" office:value-type="float" office:value="1.20639308574754">
            <text:p>1.2063930857</text:p>
          </table:table-cell>
          <table:table-cell table:formula="of:=[.D50]/EXP([.$C$20])" office:value-type="float" office:value="0.15625">
            <text:p>0.15625</text:p>
          </table:table-cell>
          <table:table-cell table:formula="of:=[.$E$19]*([.D51])^[.$E$18]" office:value-type="float" office:value="1.16531766845403">
            <text:p>1.1653176685</text:p>
          </table:table-cell>
          <table:table-cell table:formula="of:=[.F50]/EXP([.$C$20])" office:value-type="float" office:value="0.312499999999999">
            <text:p>0.3125</text:p>
          </table:table-cell>
          <table:table-cell table:formula="of:=[.$G$19]*([.F51])^[.$G$18]" office:value-type="float" office:value="1.93402645606496">
            <text:p>1.9340264561</text:p>
          </table:table-cell>
          <table:table-cell table:formula="of:=[.H50]/EXP([.$C$20])" office:value-type="float" office:value="0.312499999999999">
            <text:p>0.3125</text:p>
          </table:table-cell>
          <table:table-cell table:formula="of:=[.$I$19]*([.H51])^[.$I$18]" office:value-type="float" office:value="1.36170812324234">
            <text:p>1.3617081232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table:formula="of:=[.B51]/EXP([.$C$20])" office:value-type="float" office:value="0.150927551394507">
            <text:p>0.1509275514</text:p>
          </table:table-cell>
          <table:table-cell table:formula="of:=[.$C$19]*([.B52])^[.$C$18]" office:value-type="float" office:value="1.15461358228099">
            <text:p>1.1546135823</text:p>
          </table:table-cell>
          <table:table-cell table:formula="of:=[.D51]/EXP([.$C$20])" office:value-type="float" office:value="0.150927551394507">
            <text:p>0.1509275514</text:p>
          </table:table-cell>
          <table:table-cell table:formula="of:=[.$E$19]*([.D52])^[.$E$18]" office:value-type="float" office:value="1.11600377815708">
            <text:p>1.1160037782</text:p>
          </table:table-cell>
          <table:table-cell table:formula="of:=[.F51]/EXP([.$C$20])" office:value-type="float" office:value="0.301855102789013">
            <text:p>0.3018551028</text:p>
          </table:table-cell>
          <table:table-cell table:formula="of:=[.$G$19]*([.F52])^[.$G$18]" office:value-type="float" office:value="1.8508892842714">
            <text:p>1.8508892843</text:p>
          </table:table-cell>
          <table:table-cell table:formula="of:=[.H51]/EXP([.$C$20])" office:value-type="float" office:value="0.301855102789013">
            <text:p>0.3018551028</text:p>
          </table:table-cell>
          <table:table-cell table:formula="of:=[.$I$19]*([.H52])^[.$I$18]" office:value-type="float" office:value="1.30187494586971">
            <text:p>1.3018749459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table:formula="of:=[.B52]/EXP([.$C$20])" office:value-type="float" office:value="0.145786404927626">
            <text:p>0.1457864049</text:p>
          </table:table-cell>
          <table:table-cell table:formula="of:=[.$C$19]*([.B53])^[.$C$18]" office:value-type="float" office:value="1.105056502841">
            <text:p>1.1050565028</text:p>
          </table:table-cell>
          <table:table-cell table:formula="of:=[.D52]/EXP([.$C$20])" office:value-type="float" office:value="0.145786404927626">
            <text:p>0.1457864049</text:p>
          </table:table-cell>
          <table:table-cell table:formula="of:=[.$E$19]*([.D53])^[.$E$18]" office:value-type="float" office:value="1.068776752105">
            <text:p>1.0687767521</text:p>
          </table:table-cell>
          <table:table-cell table:formula="of:=[.F52]/EXP([.$C$20])" office:value-type="float" office:value="0.291572809855252">
            <text:p>0.2915728099</text:p>
          </table:table-cell>
          <table:table-cell table:formula="of:=[.$G$19]*([.F53])^[.$G$18]" office:value-type="float" office:value="1.77132589468343">
            <text:p>1.7713258947</text:p>
          </table:table-cell>
          <table:table-cell table:formula="of:=[.H52]/EXP([.$C$20])" office:value-type="float" office:value="0.291572809855252">
            <text:p>0.2915728099</text:p>
          </table:table-cell>
          <table:table-cell table:formula="of:=[.$I$19]*([.H53])^[.$I$18]" office:value-type="float" office:value="1.24467082611479">
            <text:p>1.2446708261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table:formula="of:=[.B53]/EXP([.$C$20])" office:value-type="float" office:value="0.140820384782942">
            <text:p>0.1408203848</text:p>
          </table:table-cell>
          <table:table-cell table:formula="of:=[.$C$19]*([.B54])^[.$C$18]" office:value-type="float" office:value="1.0576264589394">
            <text:p>1.0576264589</text:p>
          </table:table-cell>
          <table:table-cell table:formula="of:=[.D53]/EXP([.$C$20])" office:value-type="float" office:value="0.140820384782942">
            <text:p>0.1408203848</text:p>
          </table:table-cell>
          <table:table-cell table:formula="of:=[.$E$19]*([.D54])^[.$E$18]" office:value-type="float" office:value="1.0235482784175">
            <text:p>1.0235482784</text:p>
          </table:table-cell>
          <table:table-cell table:formula="of:=[.F53]/EXP([.$C$20])" office:value-type="float" office:value="0.281640769565884">
            <text:p>0.2816407696</text:p>
          </table:table-cell>
          <table:table-cell table:formula="of:=[.$G$19]*([.F54])^[.$G$18]" office:value-type="float" office:value="1.69518266264704">
            <text:p>1.6951826626</text:p>
          </table:table-cell>
          <table:table-cell table:formula="of:=[.H53]/EXP([.$C$20])" office:value-type="float" office:value="0.281640769565884">
            <text:p>0.2816407696</text:p>
          </table:table-cell>
          <table:table-cell table:formula="of:=[.$I$19]*([.H54])^[.$I$18]" office:value-type="float" office:value="1.18998024372175">
            <text:p>1.1899802437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table:formula="of:=[.B54]/EXP([.$C$20])" office:value-type="float" office:value="0.136023525515019">
            <text:p>0.1360235255</text:p>
          </table:table-cell>
          <table:table-cell table:formula="of:=[.$C$19]*([.B55])^[.$C$18]" office:value-type="float" office:value="1.01223215624988">
            <text:p>1.0122321562</text:p>
          </table:table-cell>
          <table:table-cell table:formula="of:=[.D54]/EXP([.$C$20])" office:value-type="float" office:value="0.136023525515019">
            <text:p>0.1360235255</text:p>
          </table:table-cell>
          <table:table-cell table:formula="of:=[.$E$19]*([.D55])^[.$E$18]" office:value-type="float" office:value="0.98023378239473">
            <text:p>0.9802337824</text:p>
          </table:table-cell>
          <table:table-cell table:formula="of:=[.F54]/EXP([.$C$20])" office:value-type="float" office:value="0.272047051030038">
            <text:p>0.272047051</text:p>
          </table:table-cell>
          <table:table-cell table:formula="of:=[.$G$19]*([.F55])^[.$G$18]" office:value-type="float" office:value="1.62231256730579">
            <text:p>1.6223125673</text:p>
          </table:table-cell>
          <table:table-cell table:formula="of:=[.H54]/EXP([.$C$20])" office:value-type="float" office:value="0.272047051030038">
            <text:p>0.272047051</text:p>
          </table:table-cell>
          <table:table-cell table:formula="of:=[.$I$19]*([.H55])^[.$I$18]" office:value-type="float" office:value="1.13769275437125">
            <text:p>1.1376927544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table:formula="of:=[.B55]/EXP([.$C$20])" office:value-type="float" office:value="0.131390064883392">
            <text:p>0.1313900649</text:p>
          </table:table-cell>
          <table:table-cell table:formula="of:=[.$C$19]*([.B56])^[.$C$18]" office:value-type="float" office:value="0.968786218882773">
            <text:p>0.9687862189</text:p>
          </table:table-cell>
          <table:table-cell table:formula="of:=[.D55]/EXP([.$C$20])" office:value-type="float" office:value="0.131390064883392">
            <text:p>0.1313900649</text:p>
          </table:table-cell>
          <table:table-cell table:formula="of:=[.$E$19]*([.D56])^[.$E$18]" office:value-type="float" office:value="0.938752268367303">
            <text:p>0.9387522684</text:p>
          </table:table-cell>
          <table:table-cell table:formula="of:=[.F55]/EXP([.$C$20])" office:value-type="float" office:value="0.262780129766785">
            <text:p>0.2627801298</text:p>
          </table:table-cell>
          <table:table-cell table:formula="of:=[.$G$19]*([.F56])^[.$G$18]" office:value-type="float" office:value="1.55257490772621">
            <text:p>1.5525749077</text:p>
          </table:table-cell>
          <table:table-cell table:formula="of:=[.H55]/EXP([.$C$20])" office:value-type="float" office:value="0.262780129766785">
            <text:p>0.2627801298</text:p>
          </table:table-cell>
          <table:table-cell table:formula="of:=[.$I$19]*([.H56])^[.$I$18]" office:value-type="float" office:value="1.08770276664483">
            <text:p>1.0877027666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table:formula="of:=[.B56]/EXP([.$C$20])" office:value-type="float" office:value="0.126914436930661">
            <text:p>0.1269144369</text:p>
          </table:table-cell>
          <table:table-cell table:formula="of:=[.$C$19]*([.B57])^[.$C$18]" office:value-type="float" office:value="0.927205021202164">
            <text:p>0.9272050212</text:p>
          </table:table-cell>
          <table:table-cell table:formula="of:=[.D56]/EXP([.$C$20])" office:value-type="float" office:value="0.126914436930661">
            <text:p>0.1269144369</text:p>
          </table:table-cell>
          <table:table-cell table:formula="of:=[.$E$19]*([.D57])^[.$E$18]" office:value-type="float" office:value="0.899026168239001">
            <text:p>0.8990261682</text:p>
          </table:table-cell>
          <table:table-cell table:formula="of:=[.F56]/EXP([.$C$20])" office:value-type="float" office:value="0.253828873861323">
            <text:p>0.2538288739</text:p>
          </table:table-cell>
          <table:table-cell table:formula="of:=[.$G$19]*([.F57])^[.$G$18]" office:value-type="float" office:value="1.48583503122596">
            <text:p>1.4858350312</text:p>
          </table:table-cell>
          <table:table-cell table:formula="of:=[.H56]/EXP([.$C$20])" office:value-type="float" office:value="0.253828873861323">
            <text:p>0.2538288739</text:p>
          </table:table-cell>
          <table:table-cell table:formula="of:=[.$I$19]*([.H57])^[.$I$18]" office:value-type="float" office:value="1.03990932878944">
            <text:p>1.0399093288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table:formula="of:=[.B57]/EXP([.$C$20])" office:value-type="float" office:value="0.122591265296367">
            <text:p>0.1225912653</text:p>
          </table:table-cell>
          <table:table-cell table:formula="of:=[.$C$19]*([.B58])^[.$C$18]" office:value-type="float" office:value="0.887408526861522">
            <text:p>0.8874085269</text:p>
          </table:table-cell>
          <table:table-cell table:formula="of:=[.D57]/EXP([.$C$20])" office:value-type="float" office:value="0.122591265296367">
            <text:p>0.1225912653</text:p>
          </table:table-cell>
          <table:table-cell table:formula="of:=[.$E$19]*([.D58])^[.$E$18]" office:value-type="float" office:value="0.860981196438781">
            <text:p>0.8609811964</text:p>
          </table:table-cell>
          <table:table-cell table:formula="of:=[.F57]/EXP([.$C$20])" office:value-type="float" office:value="0.245182530592734">
            <text:p>0.2451825306</text:p>
          </table:table-cell>
          <table:table-cell table:formula="of:=[.$G$19]*([.F58])^[.$G$18]" office:value-type="float" office:value="1.42196407338019">
            <text:p>1.4219640734</text:p>
          </table:table-cell>
          <table:table-cell table:formula="of:=[.H57]/EXP([.$C$20])" office:value-type="float" office:value="0.245182530592734">
            <text:p>0.2451825306</text:p>
          </table:table-cell>
          <table:table-cell table:formula="of:=[.$I$19]*([.H58])^[.$I$18]" office:value-type="float" office:value="0.994215924851486">
            <text:p>0.9942159249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table:formula="of:=[.B58]/EXP([.$C$20])" office:value-type="float" office:value="0.118415356758624">
            <text:p>0.1184153568</text:p>
          </table:table-cell>
          <table:table-cell table:formula="of:=[.$C$19]*([.B59])^[.$C$18]" office:value-type="float" office:value="0.8493201347481">
            <text:p>0.8493201347</text:p>
          </table:table-cell>
          <table:table-cell table:formula="of:=[.D58]/EXP([.$C$20])" office:value-type="float" office:value="0.118415356758624">
            <text:p>0.1184153568</text:p>
          </table:table-cell>
          <table:table-cell table:formula="of:=[.$E$19]*([.D59])^[.$E$18]" office:value-type="float" office:value="0.824546211010943">
            <text:p>0.824546211</text:p>
          </table:table-cell>
          <table:table-cell table:formula="of:=[.F58]/EXP([.$C$20])" office:value-type="float" office:value="0.236830713517249">
            <text:p>0.2368307135</text:p>
          </table:table-cell>
          <table:table-cell table:formula="of:=[.$G$19]*([.F59])^[.$G$18]" office:value-type="float" office:value="1.36083870920425">
            <text:p>1.3608387092</text:p>
          </table:table-cell>
          <table:table-cell table:formula="of:=[.H58]/EXP([.$C$20])" office:value-type="float" office:value="0.236830713517249">
            <text:p>0.2368307135</text:p>
          </table:table-cell>
          <table:table-cell table:formula="of:=[.$I$19]*([.H59])^[.$I$18]" office:value-type="float" office:value="0.950530279768687">
            <text:p>0.9505302798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table:formula="of:=[.B59]/EXP([.$C$20])" office:value-type="float" office:value="0.114381694995752">
            <text:p>0.114381695</text:p>
          </table:table-cell>
          <table:table-cell table:formula="of:=[.$C$19]*([.B60])^[.$C$18]" office:value-type="float" office:value="0.812866531539532">
            <text:p>0.8128665315</text:p>
          </table:table-cell>
          <table:table-cell table:formula="of:=[.D59]/EXP([.$C$20])" office:value-type="float" office:value="0.114381694995752">
            <text:p>0.114381695</text:p>
          </table:table-cell>
          <table:table-cell table:formula="of:=[.$E$19]*([.D60])^[.$E$18]" office:value-type="float" office:value="0.789653080583677">
            <text:p>0.7896530806</text:p>
          </table:table-cell>
          <table:table-cell table:formula="of:=[.F59]/EXP([.$C$20])" office:value-type="float" office:value="0.228763389991503">
            <text:p>0.22876339</text:p>
          </table:table-cell>
          <table:table-cell table:formula="of:=[.$G$19]*([.F60])^[.$G$18]" office:value-type="float" office:value="1.30234091503207">
            <text:p>1.302340915</text:p>
          </table:table-cell>
          <table:table-cell table:formula="of:=[.H59]/EXP([.$C$20])" office:value-type="float" office:value="0.228763389991503">
            <text:p>0.22876339</text:p>
          </table:table-cell>
          <table:table-cell table:formula="of:=[.$I$19]*([.H60])^[.$I$18]" office:value-type="float" office:value="0.908764173026199">
            <text:p>0.908764173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table:formula="of:=[.B60]/EXP([.$C$20])" office:value-type="float" office:value="0.110485434560398">
            <text:p>0.1104854346</text:p>
          </table:table-cell>
          <table:table-cell table:formula="of:=[.$C$19]*([.B61])^[.$C$18]" office:value-type="float" office:value="0.777977550588837">
            <text:p>0.7779775506</text:p>
          </table:table-cell>
          <table:table-cell table:formula="of:=[.D60]/EXP([.$C$20])" office:value-type="float" office:value="0.110485434560398">
            <text:p>0.1104854346</text:p>
          </table:table-cell>
          <table:table-cell table:formula="of:=[.$E$19]*([.D61])^[.$E$18]" office:value-type="float" office:value="0.75623655696723">
            <text:p>0.756236557</text:p>
          </table:table-cell>
          <table:table-cell table:formula="of:=[.F60]/EXP([.$C$20])" office:value-type="float" office:value="0.220970869120795">
            <text:p>0.2209708691</text:p>
          </table:table-cell>
          <table:table-cell table:formula="of:=[.$G$19]*([.F61])^[.$G$18]" office:value-type="float" office:value="1.24635774063067">
            <text:p>1.2463577406</text:p>
          </table:table-cell>
          <table:table-cell table:formula="of:=[.H60]/EXP([.$C$20])" office:value-type="float" office:value="0.220970869120795">
            <text:p>0.2209708691</text:p>
          </table:table-cell>
          <table:table-cell table:formula="of:=[.$I$19]*([.H61])^[.$I$18]" office:value-type="float" office:value="0.868833260500617">
            <text:p>0.8688332605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table:formula="of:=[.B61]/EXP([.$C$20])" office:value-type="float" office:value="0.106721895058937">
            <text:p>0.1067218951</text:p>
          </table:table-cell>
          <table:table-cell table:formula="of:=[.$C$19]*([.B62])^[.$C$18]" office:value-type="float" office:value="0.744586036866216">
            <text:p>0.7445860369</text:p>
          </table:table-cell>
          <table:table-cell table:formula="of:=[.D61]/EXP([.$C$20])" office:value-type="float" office:value="0.106721895058937">
            <text:p>0.1067218951</text:p>
          </table:table-cell>
          <table:table-cell table:formula="of:=[.$E$19]*([.D62])^[.$E$18]" office:value-type="float" office:value="0.724234153143468">
            <text:p>0.7242341531</text:p>
          </table:table-cell>
          <table:table-cell table:formula="of:=[.F61]/EXP([.$C$20])" office:value-type="float" office:value="0.213443790117874">
            <text:p>0.2134437901</text:p>
          </table:table-cell>
          <table:table-cell table:formula="of:=[.$G$19]*([.F62])^[.$G$18]" office:value-type="float" office:value="1.19278109111064">
            <text:p>1.1927810911</text:p>
          </table:table-cell>
          <table:table-cell table:formula="of:=[.H61]/EXP([.$C$20])" office:value-type="float" office:value="0.213443790117874">
            <text:p>0.2134437901</text:p>
          </table:table-cell>
          <table:table-cell table:formula="of:=[.$I$19]*([.H62])^[.$I$18]" office:value-type="float" office:value="0.830656904132124">
            <text:p>0.8306569041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table:formula="of:=[.B62]/EXP([.$C$20])" office:value-type="float" office:value="0.103086555529132">
            <text:p>0.1030865555</text:p>
          </table:table-cell>
          <table:table-cell table:formula="of:=[.$C$19]*([.B63])^[.$C$18]" office:value-type="float" office:value="0.712627717697659">
            <text:p>0.7126277177</text:p>
          </table:table-cell>
          <table:table-cell table:formula="of:=[.D62]/EXP([.$C$20])" office:value-type="float" office:value="0.103086555529132">
            <text:p>0.1030865555</text:p>
          </table:table-cell>
          <table:table-cell table:formula="of:=[.$E$19]*([.D63])^[.$E$18]" office:value-type="float" office:value="0.69358602641867">
            <text:p>0.6935860264</text:p>
          </table:table-cell>
          <table:table-cell table:formula="of:=[.F62]/EXP([.$C$20])" office:value-type="float" office:value="0.206173111058264">
            <text:p>0.2061731111</text:p>
          </table:table-cell>
          <table:table-cell table:formula="of:=[.$G$19]*([.F63])^[.$G$18]" office:value-type="float" office:value="1.14150751821158">
            <text:p>1.1415075182</text:p>
          </table:table-cell>
          <table:table-cell table:formula="of:=[.H62]/EXP([.$C$20])" office:value-type="float" office:value="0.206173111058264">
            <text:p>0.2061731111</text:p>
          </table:table-cell>
          <table:table-cell table:formula="of:=[.$I$19]*([.H63])^[.$I$18]" office:value-type="float" office:value="0.794158009080816">
            <text:p>0.7941580091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table:formula="of:=[.B63]/EXP([.$C$20])" office:value-type="float" office:value="0.099575049009317">
            <text:p>0.099575049</text:p>
          </table:table-cell>
          <table:table-cell table:formula="of:=[.$C$19]*([.B64])^[.$C$18]" office:value-type="float" office:value="0.682041079051582">
            <text:p>0.6820410791</text:p>
          </table:table-cell>
          <table:table-cell table:formula="of:=[.D63]/EXP([.$C$20])" office:value-type="float" office:value="0.099575049009317">
            <text:p>0.099575049</text:p>
          </table:table-cell>
          <table:table-cell table:formula="of:=[.$E$19]*([.D64])^[.$E$18]" office:value-type="float" office:value="0.664234866521053">
            <text:p>0.6642348665</text:p>
          </table:table-cell>
          <table:table-cell table:formula="of:=[.F63]/EXP([.$C$20])" office:value-type="float" office:value="0.199150098018634">
            <text:p>0.199150098</text:p>
          </table:table-cell>
          <table:table-cell table:formula="of:=[.$G$19]*([.F64])^[.$G$18]" office:value-type="float" office:value="1.09243802055936">
            <text:p>1.0924380206</text:p>
          </table:table-cell>
          <table:table-cell table:formula="of:=[.H63]/EXP([.$C$20])" office:value-type="float" office:value="0.199150098018634">
            <text:p>0.199150098</text:p>
          </table:table-cell>
          <table:table-cell table:formula="of:=[.$I$19]*([.H64])^[.$I$18]" office:value-type="float" office:value="0.759262868038342">
            <text:p>0.759262868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table:formula="of:=[.B64]/EXP([.$C$20])" office:value-type="float" office:value="0.0961831572925712">
            <text:p>0.0961831573</text:p>
          </table:table-cell>
          <table:table-cell table:formula="of:=[.$C$19]*([.B65])^[.$C$18]" office:value-type="float" office:value="0.652767247135346">
            <text:p>0.6527672471</text:p>
          </table:table-cell>
          <table:table-cell table:formula="of:=[.D64]/EXP([.$C$20])" office:value-type="float" office:value="0.0961831572925712">
            <text:p>0.0961831573</text:p>
          </table:table-cell>
          <table:table-cell table:formula="of:=[.$E$19]*([.D65])^[.$E$18]" office:value-type="float" office:value="0.636125788433797">
            <text:p>0.6361257884</text:p>
          </table:table-cell>
          <table:table-cell table:formula="of:=[.F64]/EXP([.$C$20])" office:value-type="float" office:value="0.192366314585142">
            <text:p>0.1923663146</text:p>
          </table:table-cell>
          <table:table-cell table:formula="of:=[.$G$19]*([.F65])^[.$G$18]" office:value-type="float" office:value="1.04547785250983">
            <text:p>1.0454778525</text:p>
          </table:table-cell>
          <table:table-cell table:formula="of:=[.H64]/EXP([.$C$20])" office:value-type="float" office:value="0.192366314585142">
            <text:p>0.1923663146</text:p>
          </table:table-cell>
          <table:table-cell table:formula="of:=[.$I$19]*([.H65])^[.$I$18]" office:value-type="float" office:value="0.725901012380452">
            <text:p>0.7259010124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table:formula="of:=[.B65]/EXP([.$C$20])" office:value-type="float" office:value="0.0929068058595872">
            <text:p>0.0929068059</text:p>
          </table:table-cell>
          <table:table-cell table:formula="of:=[.$C$19]*([.B66])^[.$C$18]" office:value-type="float" office:value="0.624749875073775">
            <text:p>0.6247498751</text:p>
          </table:table-cell>
          <table:table-cell table:formula="of:=[.D65]/EXP([.$C$20])" office:value-type="float" office:value="0.0929068058595872">
            <text:p>0.0929068059</text:p>
          </table:table-cell>
          <table:table-cell table:formula="of:=[.$E$19]*([.D66])^[.$E$18]" office:value-type="float" office:value="0.609206229763151">
            <text:p>0.6092062298</text:p>
          </table:table-cell>
          <table:table-cell table:formula="of:=[.F65]/EXP([.$C$20])" office:value-type="float" office:value="0.185813611719174">
            <text:p>0.1858136117</text:p>
          </table:table-cell>
          <table:table-cell table:formula="of:=[.$G$19]*([.F66])^[.$G$18]" office:value-type="float" office:value="1.00053634120945">
            <text:p>1.0005363412</text:p>
          </table:table-cell>
          <table:table-cell table:formula="of:=[.H65]/EXP([.$C$20])" office:value-type="float" office:value="0.185813611719174">
            <text:p>0.1858136117</text:p>
          </table:table-cell>
          <table:table-cell table:formula="of:=[.$I$19]*([.H66])^[.$I$18]" office:value-type="float" office:value="0.694005069859883">
            <text:p>0.6940050699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table:formula="of:=[.B66]/EXP([.$C$20])" office:value-type="float" office:value="0.089742058984143">
            <text:p>0.089742059</text:p>
          </table:table-cell>
          <table:table-cell table:formula="of:=[.$C$19]*([.B67])^[.$C$18]" office:value-type="float" office:value="0.59793503445152">
            <text:p>0.5979350345</text:p>
          </table:table-cell>
          <table:table-cell table:formula="of:=[.D66]/EXP([.$C$20])" office:value-type="float" office:value="0.089742058984143">
            <text:p>0.089742059</text:p>
          </table:table-cell>
          <table:table-cell table:formula="of:=[.$E$19]*([.D67])^[.$E$18]" office:value-type="float" office:value="0.583425852449711">
            <text:p>0.5834258524</text:p>
          </table:table-cell>
          <table:table-cell table:formula="of:=[.F66]/EXP([.$C$20])" office:value-type="float" office:value="0.179484117968286">
            <text:p>0.179484118</text:p>
          </table:table-cell>
          <table:table-cell table:formula="of:=[.$G$19]*([.F67])^[.$G$18]" office:value-type="float" office:value="0.957526711520062">
            <text:p>0.9575267115</text:p>
          </table:table-cell>
          <table:table-cell table:formula="of:=[.H66]/EXP([.$C$20])" office:value-type="float" office:value="0.179484117968286">
            <text:p>0.179484118</text:p>
          </table:table-cell>
          <table:table-cell table:formula="of:=[.$I$19]*([.H67])^[.$I$18]" office:value-type="float" office:value="0.663510628552185">
            <text:p>0.6635106286</text:p>
          </table:table-cell>
          <table:table-cell table:number-columns-repeated="11"/>
        </table:table-row>
        <table:table-row table:style-name="ro2">
          <table:table-cell office:value-type="float" office:value="47">
            <text:p>47</text:p>
          </table:table-cell>
          <table:table-cell table:formula="of:=[.B67]/EXP([.$C$20])" office:value-type="float" office:value="0.0866851150053">
            <text:p>0.086685115</text:p>
          </table:table-cell>
          <table:table-cell table:formula="of:=[.$C$19]*([.B68])^[.$C$18]" office:value-type="float" office:value="0.572271111510541">
            <text:p>0.5722711115</text:p>
          </table:table-cell>
          <table:table-cell table:formula="of:=[.D67]/EXP([.$C$20])" office:value-type="float" office:value="0.0866851150053">
            <text:p>0.086685115</text:p>
          </table:table-cell>
          <table:table-cell table:formula="of:=[.$E$19]*([.D68])^[.$E$18]" office:value-type="float" office:value="0.55873644863909">
            <text:p>0.5587364486</text:p>
          </table:table-cell>
          <table:table-cell table:formula="of:=[.F67]/EXP([.$C$20])" office:value-type="float" office:value="0.1733702300106">
            <text:p>0.17337023</text:p>
          </table:table-cell>
          <table:table-cell table:formula="of:=[.$G$19]*([.F68])^[.$G$18]" office:value-type="float" office:value="0.916365918469415">
            <text:p>0.9163659185</text:p>
          </table:table-cell>
          <table:table-cell table:formula="of:=[.H67]/EXP([.$C$20])" office:value-type="float" office:value="0.1733702300106">
            <text:p>0.17337023</text:p>
          </table:table-cell>
          <table:table-cell table:formula="of:=[.$I$19]*([.H68])^[.$I$18]" office:value-type="float" office:value="0.634356106779739">
            <text:p>0.6343561068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table:formula="of:=[.B68]/EXP([.$C$20])" office:value-type="float" office:value="0.0837323017606476">
            <text:p>0.0837323018</text:p>
          </table:table-cell>
          <table:table-cell table:formula="of:=[.$C$19]*([.B69])^[.$C$18]" office:value-type="float" office:value="0.547708707802875">
            <text:p>0.5477087078</text:p>
          </table:table-cell>
          <table:table-cell table:formula="of:=[.D68]/EXP([.$C$20])" office:value-type="float" office:value="0.0837323017606476">
            <text:p>0.0837323018</text:p>
          </table:table-cell>
          <table:table-cell table:formula="of:=[.$E$19]*([.D69])^[.$E$18]" office:value-type="float" office:value="0.535091850535937">
            <text:p>0.5350918505</text:p>
          </table:table-cell>
          <table:table-cell table:formula="of:=[.F68]/EXP([.$C$20])" office:value-type="float" office:value="0.167464603521295">
            <text:p>0.1674646035</text:p>
          </table:table-cell>
          <table:table-cell table:formula="of:=[.$G$19]*([.F69])^[.$G$18]" office:value-type="float" office:value="0.876974486904119">
            <text:p>0.8769744869</text:p>
          </table:table-cell>
          <table:table-cell table:formula="of:=[.H68]/EXP([.$C$20])" office:value-type="float" office:value="0.167464603521295">
            <text:p>0.1674646035</text:p>
          </table:table-cell>
          <table:table-cell table:formula="of:=[.$I$19]*([.H69])^[.$I$18]" office:value-type="float" office:value="0.606482628751286">
            <text:p>0.6064826288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table:formula="of:=[.B69]/EXP([.$C$20])" office:value-type="float" office:value="0.0808800721751073">
            <text:p>0.0808800722</text:p>
          </table:table-cell>
          <table:table-cell table:formula="of:=[.$C$19]*([.B70])^[.$C$18]" office:value-type="float" office:value="0.524200545107491">
            <text:p>0.5242005451</text:p>
          </table:table-cell>
          <table:table-cell table:formula="of:=[.D69]/EXP([.$C$20])" office:value-type="float" office:value="0.0808800721751073">
            <text:p>0.0808800722</text:p>
          </table:table-cell>
          <table:table-cell table:formula="of:=[.$E$19]*([.D70])^[.$E$18]" office:value-type="float" office:value="0.512447844072762">
            <text:p>0.5124478441</text:p>
          </table:table-cell>
          <table:table-cell table:formula="of:=[.F69]/EXP([.$C$20])" office:value-type="float" office:value="0.161760144350215">
            <text:p>0.1617601444</text:p>
          </table:table-cell>
          <table:table-cell table:formula="of:=[.$G$19]*([.F70])^[.$G$18]" office:value-type="float" office:value="0.839276358035365">
            <text:p>0.839276358</text:p>
          </table:table-cell>
          <table:table-cell table:formula="of:=[.H69]/EXP([.$C$20])" office:value-type="float" office:value="0.161760144350215">
            <text:p>0.1617601444</text:p>
          </table:table-cell>
          <table:table-cell table:formula="of:=[.$I$19]*([.H70])^[.$I$18]" office:value-type="float" office:value="0.579833905665836">
            <text:p>0.5798339057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formula="of:=[.B70]/EXP([.$C$20])" office:value-type="float" office:value="0.0781249999999997">
            <text:p>0.078125</text:p>
          </table:table-cell>
          <table:table-cell table:formula="of:=[.$C$19]*([.B71])^[.$C$18]" office:value-type="float" office:value="0.501701374428191">
            <text:p>0.5017013744</text:p>
          </table:table-cell>
          <table:table-cell table:formula="of:=[.D70]/EXP([.$C$20])" office:value-type="float" office:value="0.0781249999999997">
            <text:p>0.078125</text:p>
          </table:table-cell>
          <table:table-cell table:formula="of:=[.$E$19]*([.D71])^[.$E$18]" office:value-type="float" office:value="0.49076208623212">
            <text:p>0.4907620862</text:p>
          </table:table-cell>
          <table:table-cell table:formula="of:=[.F70]/EXP([.$C$20])" office:value-type="float" office:value="0.156249999999999">
            <text:p>0.15625</text:p>
          </table:table-cell>
          <table:table-cell table:formula="of:=[.$G$19]*([.F71])^[.$G$18]" office:value-type="float" office:value="0.803198742581114">
            <text:p>0.8031987426</text:p>
          </table:table-cell>
          <table:table-cell table:formula="of:=[.H70]/EXP([.$C$20])" office:value-type="float" office:value="0.156249999999999">
            <text:p>0.15625</text:p>
          </table:table-cell>
          <table:table-cell table:formula="of:=[.$I$19]*([.H71])^[.$I$18]" office:value-type="float" office:value="0.554356122040841">
            <text:p>0.554356122</text:p>
          </table:table-cell>
          <table:table-cell table:number-columns-repeated="11"/>
        </table:table-row>
        <table:table-row table:style-name="ro2">
          <table:table-cell office:value-type="float" office:value="51">
            <text:p>51</text:p>
          </table:table-cell>
          <table:table-cell table:formula="of:=[.B71]/EXP([.$C$20])" office:value-type="float" office:value="0.0754637756972532">
            <text:p>0.0754637757</text:p>
          </table:table-cell>
          <table:table-cell table:formula="of:=[.$C$19]*([.B72])^[.$C$18]" office:value-type="float" office:value="0.480167888897411">
            <text:p>0.4801678889</text:p>
          </table:table-cell>
          <table:table-cell table:formula="of:=[.D71]/EXP([.$C$20])" office:value-type="float" office:value="0.0754637756972532">
            <text:p>0.0754637757</text:p>
          </table:table-cell>
          <table:table-cell table:formula="of:=[.$E$19]*([.D72])^[.$E$18]" office:value-type="float" office:value="0.469994025867547">
            <text:p>0.4699940259</text:p>
          </table:table-cell>
          <table:table-cell table:formula="of:=[.F71]/EXP([.$C$20])" office:value-type="float" office:value="0.150927551394506">
            <text:p>0.1509275514</text:p>
          </table:table-cell>
          <table:table-cell table:formula="of:=[.$G$19]*([.F72])^[.$G$18]" office:value-type="float" office:value="0.768671980221202">
            <text:p>0.7686719802</text:p>
          </table:table-cell>
          <table:table-cell table:formula="of:=[.H71]/EXP([.$C$20])" office:value-type="float" office:value="0.150927551394506">
            <text:p>0.1509275514</text:p>
          </table:table-cell>
          <table:table-cell table:formula="of:=[.$I$19]*([.H72])^[.$I$18]" office:value-type="float" office:value="0.529997827035085">
            <text:p>0.529997827</text:p>
          </table:table-cell>
          <table:table-cell table:number-columns-repeated="11"/>
        </table:table-row>
        <table:table-row table:style-name="ro2">
          <table:table-cell office:value-type="float" office:value="52">
            <text:p>52</text:p>
          </table:table-cell>
          <table:table-cell table:formula="of:=[.B72]/EXP([.$C$20])" office:value-type="float" office:value="0.0728932024638128">
            <text:p>0.0728932025</text:p>
          </table:table-cell>
          <table:table-cell table:formula="of:=[.$C$19]*([.B73])^[.$C$18]" office:value-type="float" office:value="0.459558640418268">
            <text:p>0.4595586404</text:p>
          </table:table-cell>
          <table:table-cell table:formula="of:=[.D72]/EXP([.$C$20])" office:value-type="float" office:value="0.0728932024638128">
            <text:p>0.0728932025</text:p>
          </table:table-cell>
          <table:table-cell table:formula="of:=[.$E$19]*([.D73])^[.$E$18]" office:value-type="float" office:value="0.450104827875205">
            <text:p>0.4501048279</text:p>
          </table:table-cell>
          <table:table-cell table:formula="of:=[.F72]/EXP([.$C$20])" office:value-type="float" office:value="0.145786404927626">
            <text:p>0.1457864049</text:p>
          </table:table-cell>
          <table:table-cell table:formula="of:=[.$G$19]*([.F73])^[.$G$18]" office:value-type="float" office:value="0.735629405093988">
            <text:p>0.7356294051</text:p>
          </table:table-cell>
          <table:table-cell table:formula="of:=[.H72]/EXP([.$C$20])" office:value-type="float" office:value="0.145786404927626">
            <text:p>0.1457864049</text:p>
          </table:table-cell>
          <table:table-cell table:formula="of:=[.$I$19]*([.H73])^[.$I$18]" office:value-type="float" office:value="0.506709830546829">
            <text:p>0.5067098305</text:p>
          </table:table-cell>
          <table:table-cell table:number-columns-repeated="11"/>
        </table:table-row>
        <table:table-row table:style-name="ro2">
          <table:table-cell office:value-type="float" office:value="53">
            <text:p>53</text:p>
          </table:table-cell>
          <table:table-cell table:formula="of:=[.B73]/EXP([.$C$20])" office:value-type="float" office:value="0.0704101923914708">
            <text:p>0.0704101924</text:p>
          </table:table-cell>
          <table:table-cell table:formula="of:=[.$C$19]*([.B74])^[.$C$18]" office:value-type="float" office:value="0.439833959884414">
            <text:p>0.4398339599</text:p>
          </table:table-cell>
          <table:table-cell table:formula="of:=[.D73]/EXP([.$C$20])" office:value-type="float" office:value="0.0704101923914708">
            <text:p>0.0704101924</text:p>
          </table:table-cell>
          <table:table-cell table:formula="of:=[.$E$19]*([.D74])^[.$E$18]" office:value-type="float" office:value="0.431057300574417">
            <text:p>0.4310573006</text:p>
          </table:table-cell>
          <table:table-cell table:formula="of:=[.F73]/EXP([.$C$20])" office:value-type="float" office:value="0.140820384782942">
            <text:p>0.1408203848</text:p>
          </table:table-cell>
          <table:table-cell table:formula="of:=[.$G$19]*([.F74])^[.$G$18]" office:value-type="float" office:value="0.704007217074839">
            <text:p>0.7040072171</text:p>
          </table:table-cell>
          <table:table-cell table:formula="of:=[.H73]/EXP([.$C$20])" office:value-type="float" office:value="0.140820384782942">
            <text:p>0.1408203848</text:p>
          </table:table-cell>
          <table:table-cell table:formula="of:=[.$I$19]*([.H74])^[.$I$18]" office:value-type="float" office:value="0.484445103877378">
            <text:p>0.4844451039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table:formula="of:=[.B74]/EXP([.$C$20])" office:value-type="float" office:value="0.0680117627575094">
            <text:p>0.0680117628</text:p>
          </table:table-cell>
          <table:table-cell table:formula="of:=[.$C$19]*([.B75])^[.$C$18]" office:value-type="float" office:value="0.420955880824113">
            <text:p>0.4209558808</text:p>
          </table:table-cell>
          <table:table-cell table:formula="of:=[.D74]/EXP([.$C$20])" office:value-type="float" office:value="0.0680117627575094">
            <text:p>0.0680117628</text:p>
          </table:table-cell>
          <table:table-cell table:formula="of:=[.$E$19]*([.D75])^[.$E$18]" office:value-type="float" office:value="0.412815826161325">
            <text:p>0.4128158262</text:p>
          </table:table-cell>
          <table:table-cell table:formula="of:=[.F74]/EXP([.$C$20])" office:value-type="float" office:value="0.136023525515019">
            <text:p>0.1360235255</text:p>
          </table:table-cell>
          <table:table-cell table:formula="of:=[.$G$19]*([.F75])^[.$G$18]" office:value-type="float" office:value="0.673744358587917">
            <text:p>0.6737443586</text:p>
          </table:table-cell>
          <table:table-cell table:formula="of:=[.H74]/EXP([.$C$20])" office:value-type="float" office:value="0.136023525515019">
            <text:p>0.1360235255</text:p>
          </table:table-cell>
          <table:table-cell table:formula="of:=[.$I$19]*([.H75])^[.$I$18]" office:value-type="float" office:value="0.46315868475947">
            <text:p>0.4631586848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table:formula="of:=[.B75]/EXP([.$C$20])" office:value-type="float" office:value="0.0656950324416962">
            <text:p>0.0656950324</text:p>
          </table:table-cell>
          <table:table-cell table:formula="of:=[.$C$19]*([.B76])^[.$C$18]" office:value-type="float" office:value="0.402888066321603">
            <text:p>0.4028880663</text:p>
          </table:table-cell>
          <table:table-cell table:formula="of:=[.D75]/EXP([.$C$20])" office:value-type="float" office:value="0.0656950324416962">
            <text:p>0.0656950324</text:p>
          </table:table-cell>
          <table:table-cell table:formula="of:=[.$E$19]*([.D76])^[.$E$18]" office:value-type="float" office:value="0.395346294105594">
            <text:p>0.3953462941</text:p>
          </table:table-cell>
          <table:table-cell table:formula="of:=[.F75]/EXP([.$C$20])" office:value-type="float" office:value="0.131390064883392">
            <text:p>0.1313900649</text:p>
          </table:table-cell>
          <table:table-cell table:formula="of:=[.$G$19]*([.F76])^[.$G$18]" office:value-type="float" office:value="0.644782396713398">
            <text:p>0.6447823967</text:p>
          </table:table-cell>
          <table:table-cell table:formula="of:=[.H75]/EXP([.$C$20])" office:value-type="float" office:value="0.131390064883392">
            <text:p>0.1313900649</text:p>
          </table:table-cell>
          <table:table-cell table:formula="of:=[.$I$19]*([.H76])^[.$I$18]" office:value-type="float" office:value="0.442807586558704">
            <text:p>0.4428075866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table:formula="of:=[.B76]/EXP([.$C$20])" office:value-type="float" office:value="0.0634572184653306">
            <text:p>0.0634572185</text:p>
          </table:table-cell>
          <table:table-cell table:formula="of:=[.$C$19]*([.B77])^[.$C$18]" office:value-type="float" office:value="0.385595739075044">
            <text:p>0.3855957391</text:p>
          </table:table-cell>
          <table:table-cell table:formula="of:=[.D76]/EXP([.$C$20])" office:value-type="float" office:value="0.0634572184653306">
            <text:p>0.0634572185</text:p>
          </table:table-cell>
          <table:table-cell table:formula="of:=[.$E$19]*([.D77])^[.$E$18]" office:value-type="float" office:value="0.378616037365648">
            <text:p>0.3786160374</text:p>
          </table:table-cell>
          <table:table-cell table:formula="of:=[.F76]/EXP([.$C$20])" office:value-type="float" office:value="0.126914436930661">
            <text:p>0.1269144369</text:p>
          </table:table-cell>
          <table:table-cell table:formula="of:=[.$G$19]*([.F77])^[.$G$18]" office:value-type="float" office:value="0.617065410362501">
            <text:p>0.6170654104</text:p>
          </table:table-cell>
          <table:table-cell table:formula="of:=[.H76]/EXP([.$C$20])" office:value-type="float" office:value="0.126914436930661">
            <text:p>0.1269144369</text:p>
          </table:table-cell>
          <table:table-cell table:formula="of:=[.$I$19]*([.H77])^[.$I$18]" office:value-type="float" office:value="0.42335071146463">
            <text:p>0.4233507115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table:formula="of:=[.B77]/EXP([.$C$20])" office:value-type="float" office:value="0.0612956326481834">
            <text:p>0.0612956326</text:p>
          </table:table-cell>
          <table:table-cell table:formula="of:=[.$C$19]*([.B78])^[.$C$18]" office:value-type="float" office:value="0.369045614456457">
            <text:p>0.3690456145</text:p>
          </table:table-cell>
          <table:table-cell table:formula="of:=[.D77]/EXP([.$C$20])" office:value-type="float" office:value="0.0612956326481834">
            <text:p>0.0612956326</text:p>
          </table:table-cell>
          <table:table-cell table:formula="of:=[.$E$19]*([.D78])^[.$E$18]" office:value-type="float" office:value="0.362593771303135">
            <text:p>0.3625937713</text:p>
          </table:table-cell>
          <table:table-cell table:formula="of:=[.F77]/EXP([.$C$20])" office:value-type="float" office:value="0.122591265296367">
            <text:p>0.1225912653</text:p>
          </table:table-cell>
          <table:table-cell table:formula="of:=[.$G$19]*([.F78])^[.$G$18]" office:value-type="float" office:value="0.590539882302482">
            <text:p>0.5905398823</text:p>
          </table:table-cell>
          <table:table-cell table:formula="of:=[.H77]/EXP([.$C$20])" office:value-type="float" office:value="0.122591265296367">
            <text:p>0.1225912653</text:p>
          </table:table-cell>
          <table:table-cell table:formula="of:=[.$I$19]*([.H78])^[.$I$18]" office:value-type="float" office:value="0.404748767496214">
            <text:p>0.4047487675</text:p>
          </table:table-cell>
          <table:table-cell table:number-columns-repeated="11"/>
        </table:table-row>
        <table:table-row table:style-name="ro2">
          <table:table-cell office:value-type="float" office:value="58">
            <text:p>58</text:p>
          </table:table-cell>
          <table:table-cell table:formula="of:=[.B78]/EXP([.$C$20])" office:value-type="float" office:value="0.0592076783793122">
            <text:p>0.0592076784</text:p>
          </table:table-cell>
          <table:table-cell table:formula="of:=[.$C$19]*([.B79])^[.$C$18]" office:value-type="float" office:value="0.35320583644478">
            <text:p>0.3532058364</text:p>
          </table:table-cell>
          <table:table-cell table:formula="of:=[.D78]/EXP([.$C$20])" office:value-type="float" office:value="0.0592076783793122">
            <text:p>0.0592076784</text:p>
          </table:table-cell>
          <table:table-cell table:formula="of:=[.$E$19]*([.D79])^[.$E$18]" office:value-type="float" office:value="0.347249535182417">
            <text:p>0.3472495352</text:p>
          </table:table-cell>
          <table:table-cell table:formula="of:=[.F78]/EXP([.$C$20])" office:value-type="float" office:value="0.118415356758624">
            <text:p>0.1184153568</text:p>
          </table:table-cell>
          <table:table-cell table:formula="of:=[.$G$19]*([.F79])^[.$G$18]" office:value-type="float" office:value="0.565154595823091">
            <text:p>0.5651545958</text:p>
          </table:table-cell>
          <table:table-cell table:formula="of:=[.H78]/EXP([.$C$20])" office:value-type="float" office:value="0.118415356758624">
            <text:p>0.1184153568</text:p>
          </table:table-cell>
          <table:table-cell table:formula="of:=[.$I$19]*([.H79])^[.$I$18]" office:value-type="float" office:value="0.386964189154058">
            <text:p>0.3869641892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table:formula="of:=[.B79]/EXP([.$C$20])" office:value-type="float" office:value="0.0571908474978757">
            <text:p>0.0571908475</text:p>
          </table:table-cell>
          <table:table-cell table:formula="of:=[.$C$19]*([.B80])^[.$C$18]" office:value-type="float" office:value="0.338045916308744">
            <text:p>0.3380459163</text:p>
          </table:table-cell>
          <table:table-cell table:formula="of:=[.D79]/EXP([.$C$20])" office:value-type="float" office:value="0.0571908474978757">
            <text:p>0.0571908475</text:p>
          </table:table-cell>
          <table:table-cell table:formula="of:=[.$E$19]*([.D80])^[.$E$18]" office:value-type="float" office:value="0.332554636145683">
            <text:p>0.3325546361</text:p>
          </table:table-cell>
          <table:table-cell table:formula="of:=[.F79]/EXP([.$C$20])" office:value-type="float" office:value="0.114381694995751">
            <text:p>0.114381695</text:p>
          </table:table-cell>
          <table:table-cell table:formula="of:=[.$G$19]*([.F80])^[.$G$18]" office:value-type="float" office:value="0.540860535844996">
            <text:p>0.5408605358</text:p>
          </table:table-cell>
          <table:table-cell table:formula="of:=[.H79]/EXP([.$C$20])" office:value-type="float" office:value="0.114381694995751">
            <text:p>0.114381695</text:p>
          </table:table-cell>
          <table:table-cell table:formula="of:=[.$I$19]*([.H80])^[.$I$18]" office:value-type="float" office:value="0.369961061559152">
            <text:p>0.3699610616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formula="of:=[.B80]/EXP([.$C$20])" office:value-type="float" office:value="0.0552427172801988">
            <text:p>0.0552427173</text:p>
          </table:table-cell>
          <table:table-cell table:formula="of:=[.$C$19]*([.B81])^[.$C$18]" office:value-type="float" office:value="0.323536673921536">
            <text:p>0.3235366739</text:p>
          </table:table-cell>
          <table:table-cell table:formula="of:=[.D80]/EXP([.$C$20])" office:value-type="float" office:value="0.0552427172801988">
            <text:p>0.0552427173</text:p>
          </table:table-cell>
          <table:table-cell table:formula="of:=[.$E$19]*([.D81])^[.$E$18]" office:value-type="float" office:value="0.318481595558914">
            <text:p>0.3184815956</text:p>
          </table:table-cell>
          <table:table-cell table:formula="of:=[.F80]/EXP([.$C$20])" office:value-type="float" office:value="0.110485434560398">
            <text:p>0.1104854346</text:p>
          </table:table-cell>
          <table:table-cell table:formula="of:=[.$G$19]*([.F81])^[.$G$18]" office:value-type="float" office:value="0.51761079427921">
            <text:p>0.5176107943</text:p>
          </table:table-cell>
          <table:table-cell table:formula="of:=[.H80]/EXP([.$C$20])" office:value-type="float" office:value="0.110485434560398">
            <text:p>0.1104854346</text:p>
          </table:table-cell>
          <table:table-cell table:formula="of:=[.$I$19]*([.H81])^[.$I$18]" office:value-type="float" office:value="0.353705047924948">
            <text:p>0.3537050479</text:p>
          </table:table-cell>
          <table:table-cell table:number-columns-repeated="11"/>
        </table:table-row>
        <table:table-row table:style-name="ro2">
          <table:table-cell office:value-type="float" office:value="61">
            <text:p>61</text:p>
          </table:table-cell>
          <table:table-cell table:formula="of:=[.B81]/EXP([.$C$20])" office:value-type="float" office:value="0.0533609475294683">
            <text:p>0.0533609475</text:p>
          </table:table-cell>
          <table:table-cell table:formula="of:=[.$C$19]*([.B82])^[.$C$18]" office:value-type="float" office:value="0.309650181594289">
            <text:p>0.3096501816</text:p>
          </table:table-cell>
          <table:table-cell table:formula="of:=[.D81]/EXP([.$C$20])" office:value-type="float" office:value="0.0533609475294683">
            <text:p>0.0533609475</text:p>
          </table:table-cell>
          <table:table-cell table:formula="of:=[.$E$19]*([.D82])^[.$E$18]" office:value-type="float" office:value="0.30500409762839">
            <text:p>0.3050040976</text:p>
          </table:table-cell>
          <table:table-cell table:formula="of:=[.F81]/EXP([.$C$20])" office:value-type="float" office:value="0.106721895058937">
            <text:p>0.1067218951</text:p>
          </table:table-cell>
          <table:table-cell table:formula="of:=[.$G$19]*([.F82])^[.$G$18]" office:value-type="float" office:value="0.495360479454796">
            <text:p>0.4953604795</text:p>
          </table:table-cell>
          <table:table-cell table:formula="of:=[.H81]/EXP([.$C$20])" office:value-type="float" office:value="0.106721895058937">
            <text:p>0.1067218951</text:p>
          </table:table-cell>
          <table:table-cell table:formula="of:=[.$I$19]*([.H82])^[.$I$18]" office:value-type="float" office:value="0.3381633202163">
            <text:p>0.3381633202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table:formula="of:=[.B82]/EXP([.$C$20])" office:value-type="float" office:value="0.0515432777645659">
            <text:p>0.0515432778</text:p>
          </table:table-cell>
          <table:table-cell table:formula="of:=[.$C$19]*([.B83])^[.$C$18]" office:value-type="float" office:value="0.296359710320289">
            <text:p>0.2963597103</text:p>
          </table:table-cell>
          <table:table-cell table:formula="of:=[.D82]/EXP([.$C$20])" office:value-type="float" office:value="0.0515432777645659">
            <text:p>0.0515432778</text:p>
          </table:table-cell>
          <table:table-cell table:formula="of:=[.$E$19]*([.D83])^[.$E$18]" office:value-type="float" office:value="0.292096940191635">
            <text:p>0.2920969402</text:p>
          </table:table-cell>
          <table:table-cell table:formula="of:=[.F82]/EXP([.$C$20])" office:value-type="float" office:value="0.103086555529132">
            <text:p>0.1030865555</text:p>
          </table:table-cell>
          <table:table-cell table:formula="of:=[.$G$19]*([.F83])^[.$G$18]" office:value-type="float" office:value="0.474066629439959">
            <text:p>0.4740666294</text:p>
          </table:table-cell>
          <table:table-cell table:formula="of:=[.H82]/EXP([.$C$20])" office:value-type="float" office:value="0.103086555529132">
            <text:p>0.1030865555</text:p>
          </table:table-cell>
          <table:table-cell table:formula="of:=[.$I$19]*([.H83])^[.$I$18]" office:value-type="float" office:value="0.323304492855234">
            <text:p>0.3233044929</text:p>
          </table:table-cell>
          <table:table-cell table:number-columns-repeated="11"/>
        </table:table-row>
        <table:table-row table:style-name="ro2">
          <table:table-cell office:value-type="float" office:value="63">
            <text:p>63</text:p>
          </table:table-cell>
          <table:table-cell table:formula="of:=[.B83]/EXP([.$C$20])" office:value-type="float" office:value="0.0497875245046584">
            <text:p>0.0497875245</text:p>
          </table:table-cell>
          <table:table-cell table:formula="of:=[.$C$19]*([.B84])^[.$C$18]" office:value-type="float" office:value="0.283639678326433">
            <text:p>0.2836396783</text:p>
          </table:table-cell>
          <table:table-cell table:formula="of:=[.D83]/EXP([.$C$20])" office:value-type="float" office:value="0.0497875245046584">
            <text:p>0.0497875245</text:p>
          </table:table-cell>
          <table:table-cell table:formula="of:=[.$E$19]*([.D84])^[.$E$18]" office:value-type="float" office:value="0.27973598759079">
            <text:p>0.2797359876</text:p>
          </table:table-cell>
          <table:table-cell table:formula="of:=[.F83]/EXP([.$C$20])" office:value-type="float" office:value="0.0995750490093169">
            <text:p>0.099575049</text:p>
          </table:table-cell>
          <table:table-cell table:formula="of:=[.$G$19]*([.F84])^[.$G$18]" office:value-type="float" office:value="0.453688129089176">
            <text:p>0.4536881291</text:p>
          </table:table-cell>
          <table:table-cell table:formula="of:=[.H83]/EXP([.$C$20])" office:value-type="float" office:value="0.0995750490093169">
            <text:p>0.099575049</text:p>
          </table:table-cell>
          <table:table-cell table:formula="of:=[.$I$19]*([.H84])^[.$I$18]" office:value-type="float" office:value="0.309098559339677">
            <text:p>0.3090985593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table:formula="of:=[.B84]/EXP([.$C$20])" office:value-type="float" office:value="0.0480915786462855">
            <text:p>0.0480915786</text:p>
          </table:table-cell>
          <table:table-cell table:formula="of:=[.$C$19]*([.B85])^[.$C$18]" office:value-type="float" office:value="0.271465601832904">
            <text:p>0.2714656018</text:p>
          </table:table-cell>
          <table:table-cell table:formula="of:=[.D84]/EXP([.$C$20])" office:value-type="float" office:value="0.0480915786462855">
            <text:p>0.0480915786</text:p>
          </table:table-cell>
          <table:table-cell table:formula="of:=[.$E$19]*([.D85])^[.$E$18]" office:value-type="float" office:value="0.267898125540296">
            <text:p>0.2678981255</text:p>
          </table:table-cell>
          <table:table-cell table:formula="of:=[.F84]/EXP([.$C$20])" office:value-type="float" office:value="0.0961831572925711">
            <text:p>0.0961831573</text:p>
          </table:table-cell>
          <table:table-cell table:formula="of:=[.$G$19]*([.F85])^[.$G$18]" office:value-type="float" office:value="0.434185630656177">
            <text:p>0.4341856307</text:p>
          </table:table-cell>
          <table:table-cell table:formula="of:=[.H84]/EXP([.$C$20])" office:value-type="float" office:value="0.0961831572925711">
            <text:p>0.0961831573</text:p>
          </table:table-cell>
          <table:table-cell table:formula="of:=[.$I$19]*([.H85])^[.$I$18]" office:value-type="float" office:value="0.295516831647139">
            <text:p>0.2955168316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table:formula="of:=[.B85]/EXP([.$C$20])" office:value-type="float" office:value="0.0464534029297936">
            <text:p>0.0464534029</text:p>
          </table:table-cell>
          <table:table-cell table:formula="of:=[.$C$19]*([.B86])^[.$C$18]" office:value-type="float" office:value="0.259814047926288">
            <text:p>0.2598140479</text:p>
          </table:table-cell>
          <table:table-cell table:formula="of:=[.D85]/EXP([.$C$20])" office:value-type="float" office:value="0.0464534029297936">
            <text:p>0.0464534029</text:p>
          </table:table-cell>
          <table:table-cell table:formula="of:=[.$E$19]*([.D86])^[.$E$18]" office:value-type="float" office:value="0.256561217904474">
            <text:p>0.2565612179</text:p>
          </table:table-cell>
          <table:table-cell table:formula="of:=[.F85]/EXP([.$C$20])" office:value-type="float" office:value="0.0929068058595871">
            <text:p>0.0929068059</text:p>
          </table:table-cell>
          <table:table-cell table:formula="of:=[.$G$19]*([.F86])^[.$G$18]" office:value-type="float" office:value="0.415521477819507">
            <text:p>0.4155214778</text:p>
          </table:table-cell>
          <table:table-cell table:formula="of:=[.H85]/EXP([.$C$20])" office:value-type="float" office:value="0.0929068058595871">
            <text:p>0.0929068059</text:p>
          </table:table-cell>
          <table:table-cell table:formula="of:=[.$I$19]*([.H86])^[.$I$18]" office:value-type="float" office:value="0.282531882300991">
            <text:p>0.2825318823</text:p>
          </table:table-cell>
          <table:table-cell table:number-columns-repeated="11"/>
        </table:table-row>
        <table:table-row table:style-name="ro2">
          <table:table-cell office:value-type="float" office:value="66">
            <text:p>66</text:p>
          </table:table-cell>
          <table:table-cell table:formula="of:=[.B86]/EXP([.$C$20])" office:value-type="float" office:value="0.0448710294920714">
            <text:p>0.0448710295</text:p>
          </table:table-cell>
          <table:table-cell table:formula="of:=[.$C$19]*([.B87])^[.$C$18]" office:value-type="float" office:value="0.248662589455418">
            <text:p>0.2486625895</text:p>
          </table:table-cell>
          <table:table-cell table:formula="of:=[.D86]/EXP([.$C$20])" office:value-type="float" office:value="0.0448710294920714">
            <text:p>0.0448710295</text:p>
          </table:table-cell>
          <table:table-cell table:formula="of:=[.$E$19]*([.D87])^[.$E$18]" office:value-type="float" office:value="0.245704065304205">
            <text:p>0.2457040653</text:p>
          </table:table-cell>
          <table:table-cell table:formula="of:=[.F86]/EXP([.$C$20])" office:value-type="float" office:value="0.0897420589841429">
            <text:p>0.089742059</text:p>
          </table:table-cell>
          <table:table-cell table:formula="of:=[.$G$19]*([.F87])^[.$G$18]" office:value-type="float" office:value="0.397659632973971">
            <text:p>0.397659633</text:p>
          </table:table-cell>
          <table:table-cell table:formula="of:=[.H86]/EXP([.$C$20])" office:value-type="float" office:value="0.0897420589841429">
            <text:p>0.089742059</text:p>
          </table:table-cell>
          <table:table-cell table:formula="of:=[.$I$19]*([.H87])^[.$I$18]" office:value-type="float" office:value="0.270117488982337">
            <text:p>0.270117489</text:p>
          </table:table-cell>
          <table:table-cell table:number-columns-repeated="11"/>
        </table:table-row>
        <table:table-row table:style-name="ro2">
          <table:table-cell office:value-type="float" office:value="67">
            <text:p>67</text:p>
          </table:table-cell>
          <table:table-cell table:formula="of:=[.B87]/EXP([.$C$20])" office:value-type="float" office:value="0.04334255750265">
            <text:p>0.0433425575</text:p>
          </table:table-cell>
          <table:table-cell table:formula="of:=[.$C$19]*([.B88])^[.$C$18]" office:value-type="float" office:value="0.237989761863133">
            <text:p>0.2379897619</text:p>
          </table:table-cell>
          <table:table-cell table:formula="of:=[.D87]/EXP([.$C$20])" office:value-type="float" office:value="0.04334255750265">
            <text:p>0.0433425575</text:p>
          </table:table-cell>
          <table:table-cell table:formula="of:=[.$E$19]*([.D88])^[.$E$18]" office:value-type="float" office:value="0.23530636547528">
            <text:p>0.2353063655</text:p>
          </table:table-cell>
          <table:table-cell table:formula="of:=[.F87]/EXP([.$C$20])" office:value-type="float" office:value="0.0866851150052999">
            <text:p>0.086685115</text:p>
          </table:table-cell>
          <table:table-cell table:formula="of:=[.$G$19]*([.F88])^[.$G$18]" office:value-type="float" office:value="0.380565607647561">
            <text:p>0.3805656076</text:p>
          </table:table-cell>
          <table:table-cell table:formula="of:=[.H87]/EXP([.$C$20])" office:value-type="float" office:value="0.0866851150052999">
            <text:p>0.086685115</text:p>
          </table:table-cell>
          <table:table-cell table:formula="of:=[.$I$19]*([.H88])^[.$I$18]" office:value-type="float" office:value="0.258248581575626">
            <text:p>0.2582485816</text:p>
          </table:table-cell>
          <table:table-cell table:number-columns-repeated="11"/>
        </table:table-row>
        <table:table-row table:style-name="ro2">
          <table:table-cell office:value-type="float" office:value="68">
            <text:p>68</text:p>
          </table:table-cell>
          <table:table-cell table:formula="of:=[.B88]/EXP([.$C$20])" office:value-type="float" office:value="0.0418661508803237">
            <text:p>0.0418661509</text:p>
          </table:table-cell>
          <table:table-cell table:formula="of:=[.$C$19]*([.B89])^[.$C$18]" office:value-type="float" office:value="0.227775021870853">
            <text:p>0.2277750219</text:p>
          </table:table-cell>
          <table:table-cell table:formula="of:=[.D88]/EXP([.$C$20])" office:value-type="float" office:value="0.0418661508803237">
            <text:p>0.0418661509</text:p>
          </table:table-cell>
          <table:table-cell table:formula="of:=[.$E$19]*([.D89])^[.$E$18]" office:value-type="float" office:value="0.225348675304309">
            <text:p>0.2253486753</text:p>
          </table:table-cell>
          <table:table-cell table:formula="of:=[.F88]/EXP([.$C$20])" office:value-type="float" office:value="0.0837323017606475">
            <text:p>0.0837323018</text:p>
          </table:table-cell>
          <table:table-cell table:formula="of:=[.$G$19]*([.F89])^[.$G$18]" office:value-type="float" office:value="0.364206395909533">
            <text:p>0.3642063959</text:p>
          </table:table-cell>
          <table:table-cell table:formula="of:=[.H88]/EXP([.$C$20])" office:value-type="float" office:value="0.0837323017606475">
            <text:p>0.0837323018</text:p>
          </table:table-cell>
          <table:table-cell table:formula="of:=[.$I$19]*([.H89])^[.$I$18]" office:value-type="float" office:value="0.246901191541078">
            <text:p>0.2469011915</text:p>
          </table:table-cell>
          <table:table-cell table:number-columns-repeated="11"/>
        </table:table-row>
        <table:table-row table:style-name="ro2">
          <table:table-cell office:value-type="float" office:value="69">
            <text:p>69</text:p>
          </table:table-cell>
          <table:table-cell table:formula="of:=[.B89]/EXP([.$C$20])" office:value-type="float" office:value="0.0404400360875536">
            <text:p>0.0404400361</text:p>
          </table:table-cell>
          <table:table-cell table:formula="of:=[.$C$19]*([.B90])^[.$C$18]" office:value-type="float" office:value="0.217998707936454">
            <text:p>0.2179987079</text:p>
          </table:table-cell>
          <table:table-cell table:formula="of:=[.D89]/EXP([.$C$20])" office:value-type="float" office:value="0.0404400360875536">
            <text:p>0.0404400361</text:p>
          </table:table-cell>
          <table:table-cell table:formula="of:=[.$E$19]*([.D90])^[.$E$18]" office:value-type="float" office:value="0.215812374471195">
            <text:p>0.2158123745</text:p>
          </table:table-cell>
          <table:table-cell table:formula="of:=[.F89]/EXP([.$C$20])" office:value-type="float" office:value="0.0808800721751072">
            <text:p>0.0808800722</text:p>
          </table:table-cell>
          <table:table-cell table:formula="of:=[.$G$19]*([.F90])^[.$G$18]" office:value-type="float" office:value="0.348550410641032">
            <text:p>0.3485504106</text:p>
          </table:table-cell>
          <table:table-cell table:formula="of:=[.H89]/EXP([.$C$20])" office:value-type="float" office:value="0.0808800721751072">
            <text:p>0.0808800722</text:p>
          </table:table-cell>
          <table:table-cell table:formula="of:=[.$I$19]*([.H90])^[.$I$18]" office:value-type="float" office:value="0.236052403511662">
            <text:p>0.2360524035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formula="of:=[.B90]/EXP([.$C$20])" office:value-type="float" office:value="0.0390624999999998">
            <text:p>0.0390625</text:p>
          </table:table-cell>
          <table:table-cell table:formula="of:=[.$C$19]*([.B91])^[.$C$18]" office:value-type="float" office:value="0.208642002409329">
            <text:p>0.2086420024</text:p>
          </table:table-cell>
          <table:table-cell table:formula="of:=[.D90]/EXP([.$C$20])" office:value-type="float" office:value="0.0390624999999998">
            <text:p>0.0390625</text:p>
          </table:table-cell>
          <table:table-cell table:formula="of:=[.$E$19]*([.D91])^[.$E$18]" office:value-type="float" office:value="0.206679630630181">
            <text:p>0.2066796306</text:p>
          </table:table-cell>
          <table:table-cell table:formula="of:=[.F90]/EXP([.$C$20])" office:value-type="float" office:value="0.0781249999999996">
            <text:p>0.078125</text:p>
          </table:table-cell>
          <table:table-cell table:formula="of:=[.$G$19]*([.F91])^[.$G$18]" office:value-type="float" office:value="0.333567422545234">
            <text:p>0.3335674225</text:p>
          </table:table-cell>
          <table:table-cell table:formula="of:=[.H90]/EXP([.$C$20])" office:value-type="float" office:value="0.0781249999999996">
            <text:p>0.078125</text:p>
          </table:table-cell>
          <table:table-cell table:formula="of:=[.$I$19]*([.H91])^[.$I$18]" office:value-type="float" office:value="0.225680309016905">
            <text:p>0.225680309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table:formula="of:=[.B91]/EXP([.$C$20])" office:value-type="float" office:value="0.0377318878486266">
            <text:p>0.0377318878</text:p>
          </table:table-cell>
          <table:table-cell table:formula="of:=[.$C$19]*([.B92])^[.$C$18]" office:value-type="float" office:value="0.199686895309782">
            <text:p>0.1996868953</text:p>
          </table:table-cell>
          <table:table-cell table:formula="of:=[.D91]/EXP([.$C$20])" office:value-type="float" office:value="0.0377318878486266">
            <text:p>0.0377318878</text:p>
          </table:table-cell>
          <table:table-cell table:formula="of:=[.$E$19]*([.D92])^[.$E$18]" office:value-type="float" office:value="0.197933366064371">
            <text:p>0.1979333661</text:p>
          </table:table-cell>
          <table:table-cell table:formula="of:=[.F91]/EXP([.$C$20])" office:value-type="float" office:value="0.0754637756972531">
            <text:p>0.0754637757</text:p>
          </table:table-cell>
          <table:table-cell table:formula="of:=[.$G$19]*([.F92])^[.$G$18]" office:value-type="float" office:value="0.319228501779226">
            <text:p>0.3192285018</text:p>
          </table:table-cell>
          <table:table-cell table:formula="of:=[.H91]/EXP([.$C$20])" office:value-type="float" office:value="0.0754637756972531">
            <text:p>0.0754637757</text:p>
          </table:table-cell>
          <table:table-cell table:formula="of:=[.$I$19]*([.H92])^[.$I$18]" office:value-type="float" office:value="0.21576396224006">
            <text:p>0.2157639622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table:formula="of:=[.B92]/EXP([.$C$20])" office:value-type="float" office:value="0.0364466012319063">
            <text:p>0.0364466012</text:p>
          </table:table-cell>
          <table:table-cell table:formula="of:=[.$C$19]*([.B93])^[.$C$18]" office:value-type="float" office:value="0.191116149663051">
            <text:p>0.1911161497</text:p>
          </table:table-cell>
          <table:table-cell table:formula="of:=[.D92]/EXP([.$C$20])" office:value-type="float" office:value="0.0364466012319063">
            <text:p>0.0364466012</text:p>
          </table:table-cell>
          <table:table-cell table:formula="of:=[.$E$19]*([.D93])^[.$E$18]" office:value-type="float" office:value="0.189557225751356">
            <text:p>0.1895572258</text:p>
          </table:table-cell>
          <table:table-cell table:formula="of:=[.F92]/EXP([.$C$20])" office:value-type="float" office:value="0.0728932024638127">
            <text:p>0.0728932025</text:p>
          </table:table-cell>
          <table:table-cell table:formula="of:=[.$G$19]*([.F93])^[.$G$18]" office:value-type="float" office:value="0.305505962094935">
            <text:p>0.3055059621</text:p>
          </table:table-cell>
          <table:table-cell table:formula="of:=[.H92]/EXP([.$C$20])" office:value-type="float" office:value="0.0728932024638127">
            <text:p>0.0728932025</text:p>
          </table:table-cell>
          <table:table-cell table:formula="of:=[.$I$19]*([.H93])^[.$I$18]" office:value-type="float" office:value="0.206283337719299">
            <text:p>0.2062833377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table:formula="of:=[.B93]/EXP([.$C$20])" office:value-type="float" office:value="0.0352050961957354">
            <text:p>0.0352050962</text:p>
          </table:table-cell>
          <table:table-cell table:formula="of:=[.$C$19]*([.B94])^[.$C$18]" office:value-type="float" office:value="0.18291326832122">
            <text:p>0.1829132683</text:p>
          </table:table-cell>
          <table:table-cell table:formula="of:=[.D93]/EXP([.$C$20])" office:value-type="float" office:value="0.0352050961957354">
            <text:p>0.0352050962</text:p>
          </table:table-cell>
          <table:table-cell table:formula="of:=[.$E$19]*([.D94])^[.$E$18]" office:value-type="float" office:value="0.181535546780249">
            <text:p>0.1815355468</text:p>
          </table:table-cell>
          <table:table-cell table:formula="of:=[.F93]/EXP([.$C$20])" office:value-type="float" office:value="0.0704101923914707">
            <text:p>0.0704101924</text:p>
          </table:table-cell>
          <table:table-cell table:formula="of:=[.$G$19]*([.F94])^[.$G$18]" office:value-type="float" office:value="0.292373307381245">
            <text:p>0.2923733074</text:p>
          </table:table-cell>
          <table:table-cell table:formula="of:=[.H93]/EXP([.$C$20])" office:value-type="float" office:value="0.0704101923914707">
            <text:p>0.0704101924</text:p>
          </table:table-cell>
          <table:table-cell table:formula="of:=[.$I$19]*([.H94])^[.$I$18]" office:value-type="float" office:value="0.197219289907505">
            <text:p>0.1972192899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table:formula="of:=[.B94]/EXP([.$C$20])" office:value-type="float" office:value="0.0340058813787547">
            <text:p>0.0340058814</text:p>
          </table:table-cell>
          <table:table-cell table:formula="of:=[.$C$19]*([.B95])^[.$C$18]" office:value-type="float" office:value="0.175062462209174">
            <text:p>0.1750624622</text:p>
          </table:table-cell>
          <table:table-cell table:formula="of:=[.D94]/EXP([.$C$20])" office:value-type="float" office:value="0.0340058813787547">
            <text:p>0.0340058814</text:p>
          </table:table-cell>
          <table:table-cell table:formula="of:=[.$E$19]*([.D95])^[.$E$18]" office:value-type="float" office:value="0.173853329062915">
            <text:p>0.1738533291</text:p>
          </table:table-cell>
          <table:table-cell table:formula="of:=[.F94]/EXP([.$C$20])" office:value-type="float" office:value="0.0680117627575093">
            <text:p>0.0680117628</text:p>
          </table:table-cell>
          <table:table-cell table:formula="of:=[.$G$19]*([.F95])^[.$G$18]" office:value-type="float" office:value="0.279805180504086">
            <text:p>0.2798051805</text:p>
          </table:table-cell>
          <table:table-cell table:formula="of:=[.H94]/EXP([.$C$20])" office:value-type="float" office:value="0.0680117627575093">
            <text:p>0.0680117628</text:p>
          </table:table-cell>
          <table:table-cell table:formula="of:=[.$I$19]*([.H95])^[.$I$18]" office:value-type="float" office:value="0.188553514508999">
            <text:p>0.1885535145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table:formula="of:=[.B95]/EXP([.$C$20])" office:value-type="float" office:value="0.032847516220848">
            <text:p>0.0328475162</text:p>
          </table:table-cell>
          <table:table-cell table:formula="of:=[.$C$19]*([.B96])^[.$C$18]" office:value-type="float" office:value="0.167548619933457">
            <text:p>0.1675486199</text:p>
          </table:table-cell>
          <table:table-cell table:formula="of:=[.D95]/EXP([.$C$20])" office:value-type="float" office:value="0.032847516220848">
            <text:p>0.0328475162</text:p>
          </table:table-cell>
          <table:table-cell table:formula="of:=[.$E$19]*([.D96])^[.$E$18]" office:value-type="float" office:value="0.16649620728466">
            <text:p>0.1664962073</text:p>
          </table:table-cell>
          <table:table-cell table:formula="of:=[.F95]/EXP([.$C$20])" office:value-type="float" office:value="0.0656950324416961">
            <text:p>0.0656950324</text:p>
          </table:table-cell>
          <table:table-cell table:formula="of:=[.$G$19]*([.F96])^[.$G$18]" office:value-type="float" office:value="0.267777314345716">
            <text:p>0.2677773143</text:p>
          </table:table-cell>
          <table:table-cell table:formula="of:=[.H95]/EXP([.$C$20])" office:value-type="float" office:value="0.0656950324416961">
            <text:p>0.0656950324</text:p>
          </table:table-cell>
          <table:table-cell table:formula="of:=[.$I$19]*([.H96])^[.$I$18]" office:value-type="float" office:value="0.180268511515123">
            <text:p>0.1802685115</text:p>
          </table:table-cell>
          <table:table-cell table:number-columns-repeated="11"/>
        </table:table-row>
        <table:table-row table:style-name="ro2">
          <table:table-cell office:value-type="float" office:value="76">
            <text:p>76</text:p>
          </table:table-cell>
          <table:table-cell table:formula="of:=[.B96]/EXP([.$C$20])" office:value-type="float" office:value="0.0317286092326653">
            <text:p>0.0317286092</text:p>
          </table:table-cell>
          <table:table-cell table:formula="of:=[.$C$19]*([.B97])^[.$C$18]" office:value-type="float" office:value="0.160357278695551">
            <text:p>0.1603572787</text:p>
          </table:table-cell>
          <table:table-cell table:formula="of:=[.D96]/EXP([.$C$20])" office:value-type="float" office:value="0.0317286092326653">
            <text:p>0.0317286092</text:p>
          </table:table-cell>
          <table:table-cell table:formula="of:=[.$E$19]*([.D97])^[.$E$18]" office:value-type="float" office:value="0.159450424041891">
            <text:p>0.159450424</text:p>
          </table:table-cell>
          <table:table-cell table:formula="of:=[.F96]/EXP([.$C$20])" office:value-type="float" office:value="0.0634572184653305">
            <text:p>0.0634572185</text:p>
          </table:table-cell>
          <table:table-cell table:formula="of:=[.$G$19]*([.F97])^[.$G$18]" office:value-type="float" office:value="0.256266484948649">
            <text:p>0.2562664849</text:p>
          </table:table-cell>
          <table:table-cell table:formula="of:=[.H96]/EXP([.$C$20])" office:value-type="float" office:value="0.0634572184653305">
            <text:p>0.0634572185</text:p>
          </table:table-cell>
          <table:table-cell table:formula="of:=[.$I$19]*([.H97])^[.$I$18]" office:value-type="float" office:value="0.17234754986403">
            <text:p>0.1723475499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table:formula="of:=[.B97]/EXP([.$C$20])" office:value-type="float" office:value="0.0306478163240916">
            <text:p>0.0306478163</text:p>
          </table:table-cell>
          <table:table-cell table:formula="of:=[.$C$19]*([.B98])^[.$C$18]" office:value-type="float" office:value="0.153474596453587">
            <text:p>0.1534745965</text:p>
          </table:table-cell>
          <table:table-cell table:formula="of:=[.D97]/EXP([.$C$20])" office:value-type="float" office:value="0.0306478163240916">
            <text:p>0.0306478163</text:p>
          </table:table-cell>
          <table:table-cell table:formula="of:=[.$E$19]*([.D98])^[.$E$18]" office:value-type="float" office:value="0.152702804116557">
            <text:p>0.1527028041</text:p>
          </table:table-cell>
          <table:table-cell table:formula="of:=[.F97]/EXP([.$C$20])" office:value-type="float" office:value="0.0612956326481833">
            <text:p>0.0612956326</text:p>
          </table:table-cell>
          <table:table-cell table:formula="of:=[.$G$19]*([.F98])^[.$G$18]" office:value-type="float" office:value="0.245250466673771">
            <text:p>0.2452504667</text:p>
          </table:table-cell>
          <table:table-cell table:formula="of:=[.H97]/EXP([.$C$20])" office:value-type="float" office:value="0.0612956326481833">
            <text:p>0.0612956326</text:p>
          </table:table-cell>
          <table:table-cell table:formula="of:=[.$I$19]*([.H98])^[.$I$18]" office:value-type="float" office:value="0.164774633653324">
            <text:p>0.1647746337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table:formula="of:=[.B98]/EXP([.$C$20])" office:value-type="float" office:value="0.029603839189656">
            <text:p>0.0296038392</text:p>
          </table:table-cell>
          <table:table-cell table:formula="of:=[.$C$19]*([.B99])^[.$C$18]" office:value-type="float" office:value="0.146887325278892">
            <text:p>0.1468873253</text:p>
          </table:table-cell>
          <table:table-cell table:formula="of:=[.D98]/EXP([.$C$20])" office:value-type="float" office:value="0.029603839189656">
            <text:p>0.0296038392</text:p>
          </table:table-cell>
          <table:table-cell table:formula="of:=[.$E$19]*([.D99])^[.$E$18]" office:value-type="float" office:value="0.146240729839221">
            <text:p>0.1462407298</text:p>
          </table:table-cell>
          <table:table-cell table:formula="of:=[.F98]/EXP([.$C$20])" office:value-type="float" office:value="0.0592076783793121">
            <text:p>0.0592076784</text:p>
          </table:table-cell>
          <table:table-cell table:formula="of:=[.$G$19]*([.F99])^[.$G$18]" office:value-type="float" office:value="0.234707989286056">
            <text:p>0.2347079893</text:p>
          </table:table-cell>
          <table:table-cell table:formula="of:=[.H98]/EXP([.$C$20])" office:value-type="float" office:value="0.0592076783793121">
            <text:p>0.0592076784</text:p>
          </table:table-cell>
          <table:table-cell table:formula="of:=[.$I$19]*([.H99])^[.$I$18]" office:value-type="float" office:value="0.157534469837297">
            <text:p>0.1575344698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table:formula="of:=[.B99]/EXP([.$C$20])" office:value-type="float" office:value="0.0285954237489378">
            <text:p>0.0285954237</text:p>
          </table:table-cell>
          <table:table-cell table:formula="of:=[.$C$19]*([.B100])^[.$C$18]" office:value-type="float" office:value="0.140582785856107">
            <text:p>0.1405827859</text:p>
          </table:table-cell>
          <table:table-cell table:formula="of:=[.D99]/EXP([.$C$20])" office:value-type="float" office:value="0.0285954237489378">
            <text:p>0.0285954237</text:p>
          </table:table-cell>
          <table:table-cell table:formula="of:=[.$E$19]*([.D100])^[.$E$18]" office:value-type="float" office:value="0.140052117494739">
            <text:p>0.1400521175</text:p>
          </table:table-cell>
          <table:table-cell table:formula="of:=[.F99]/EXP([.$C$20])" office:value-type="float" office:value="0.0571908474978757">
            <text:p>0.0571908475</text:p>
          </table:table-cell>
          <table:table-cell table:formula="of:=[.$G$19]*([.F100])^[.$G$18]" office:value-type="float" office:value="0.224618696885011">
            <text:p>0.2246186969</text:p>
          </table:table-cell>
          <table:table-cell table:formula="of:=[.H99]/EXP([.$C$20])" office:value-type="float" office:value="0.0571908474978757">
            <text:p>0.0571908475</text:p>
          </table:table-cell>
          <table:table-cell table:formula="of:=[.$I$19]*([.H100])^[.$I$18]" office:value-type="float" office:value="0.150612437343554">
            <text:p>0.1506124373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table:formula="of:=[.B100]/EXP([.$C$20])" office:value-type="float" office:value="0.0276213586400993">
            <text:p>0.0276213586</text:p>
          </table:table-cell>
          <table:table-cell table:formula="of:=[.$C$19]*([.B101])^[.$C$18]" office:value-type="float" office:value="0.134548843077776">
            <text:p>0.1345488431</text:p>
          </table:table-cell>
          <table:table-cell table:formula="of:=[.D100]/EXP([.$C$20])" office:value-type="float" office:value="0.0276213586400993">
            <text:p>0.0276213586</text:p>
          </table:table-cell>
          <table:table-cell table:formula="of:=[.$E$19]*([.D101])^[.$E$18]" office:value-type="float" office:value="0.134125394726384">
            <text:p>0.1341253947</text:p>
          </table:table-cell>
          <table:table-cell table:formula="of:=[.F100]/EXP([.$C$20])" office:value-type="float" office:value="0.0552427172801987">
            <text:p>0.0552427173</text:p>
          </table:table-cell>
          <table:table-cell table:formula="of:=[.$G$19]*([.F101])^[.$G$18]" office:value-type="float" office:value="0.214963108600573">
            <text:p>0.2149631086</text:p>
          </table:table-cell>
          <table:table-cell table:formula="of:=[.H100]/EXP([.$C$20])" office:value-type="float" office:value="0.0552427172801987">
            <text:p>0.0552427173</text:p>
          </table:table-cell>
          <table:table-cell table:formula="of:=[.$I$19]*([.H101])^[.$I$18]" office:value-type="float" office:value="0.143994557546639">
            <text:p>0.1439945575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table:formula="of:=[.B101]/EXP([.$C$20])" office:value-type="float" office:value="0.0266804737647341">
            <text:p>0.0266804738</text:p>
          </table:table-cell>
          <table:table-cell table:formula="of:=[.$C$19]*([.B102])^[.$C$18]" office:value-type="float" office:value="0.128773882686447">
            <text:p>0.1287738827</text:p>
          </table:table-cell>
          <table:table-cell table:formula="of:=[.D101]/EXP([.$C$20])" office:value-type="float" office:value="0.0266804737647341">
            <text:p>0.0266804738</text:p>
          </table:table-cell>
          <table:table-cell table:formula="of:=[.$E$19]*([.D102])^[.$E$18]" office:value-type="float" office:value="0.128449478896199">
            <text:p>0.1284494789</text:p>
          </table:table-cell>
          <table:table-cell table:formula="of:=[.F101]/EXP([.$C$20])" office:value-type="float" office:value="0.0533609475294683">
            <text:p>0.0533609475</text:p>
          </table:table-cell>
          <table:table-cell table:formula="of:=[.$G$19]*([.F102])^[.$G$18]" office:value-type="float" office:value="0.205722580978544">
            <text:p>0.205722581</text:p>
          </table:table-cell>
          <table:table-cell table:formula="of:=[.H101]/EXP([.$C$20])" office:value-type="float" office:value="0.0533609475294683">
            <text:p>0.0533609475</text:p>
          </table:table-cell>
          <table:table-cell table:formula="of:=[.$I$19]*([.H102])^[.$I$18]" office:value-type="float" office:value="0.13766746603905">
            <text:p>0.137667466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table:formula="of:=[.B102]/EXP([.$C$20])" office:value-type="float" office:value="0.0257716388822829">
            <text:p>0.0257716389</text:p>
          </table:table-cell>
          <table:table-cell table:formula="of:=[.$C$19]*([.B103])^[.$C$18]" office:value-type="float" office:value="0.1232467889193">
            <text:p>0.1232467889</text:p>
          </table:table-cell>
          <table:table-cell table:formula="of:=[.D102]/EXP([.$C$20])" office:value-type="float" office:value="0.0257716388822829">
            <text:p>0.0257716389</text:p>
          </table:table-cell>
          <table:table-cell table:formula="of:=[.$E$19]*([.D103])^[.$E$18]" office:value-type="float" office:value="0.12301375636108">
            <text:p>0.1230137564</text:p>
          </table:table-cell>
          <table:table-cell table:formula="of:=[.F102]/EXP([.$C$20])" office:value-type="float" office:value="0.0515432777645659">
            <text:p>0.0515432778</text:p>
          </table:table-cell>
          <table:table-cell table:formula="of:=[.$G$19]*([.F103])^[.$G$18]" office:value-type="float" office:value="0.196879271982954">
            <text:p>0.196879272</text:p>
          </table:table-cell>
          <table:table-cell table:formula="of:=[.H102]/EXP([.$C$20])" office:value-type="float" office:value="0.0515432777645659">
            <text:p>0.0515432778</text:p>
          </table:table-cell>
          <table:table-cell table:formula="of:=[.$I$19]*([.H103])^[.$I$18]" office:value-type="float" office:value="0.131618385642628">
            <text:p>0.1316183856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table:formula="of:=[.B103]/EXP([.$C$20])" office:value-type="float" office:value="0.0248937622523292">
            <text:p>0.0248937623</text:p>
          </table:table-cell>
          <table:table-cell table:formula="of:=[.$C$19]*([.B104])^[.$C$18]" office:value-type="float" office:value="0.117956923112307">
            <text:p>0.1179569231</text:p>
          </table:table-cell>
          <table:table-cell table:formula="of:=[.D103]/EXP([.$C$20])" office:value-type="float" office:value="0.0248937622523292">
            <text:p>0.0248937623</text:p>
          </table:table-cell>
          <table:table-cell table:formula="of:=[.$E$19]*([.D104])^[.$E$18]" office:value-type="float" office:value="0.117808062625864">
            <text:p>0.1178080626</text:p>
          </table:table-cell>
          <table:table-cell table:formula="of:=[.F103]/EXP([.$C$20])" office:value-type="float" office:value="0.0497875245046584">
            <text:p>0.0497875245</text:p>
          </table:table-cell>
          <table:table-cell table:formula="of:=[.$G$19]*([.F104])^[.$G$18]" office:value-type="float" office:value="0.188416106545837">
            <text:p>0.1884161065</text:p>
          </table:table-cell>
          <table:table-cell table:formula="of:=[.H103]/EXP([.$C$20])" office:value-type="float" office:value="0.0497875245046584">
            <text:p>0.0497875245</text:p>
          </table:table-cell>
          <table:table-cell table:formula="of:=[.$I$19]*([.H104])^[.$I$18]" office:value-type="float" office:value="0.125835100605815">
            <text:p>0.1258351006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table:formula="of:=[.B104]/EXP([.$C$20])" office:value-type="float" office:value="0.0240457893231427">
            <text:p>0.0240457893</text:p>
          </table:table-cell>
          <table:table-cell table:formula="of:=[.$C$19]*([.B105])^[.$C$18]" office:value-type="float" office:value="0.112894103222708">
            <text:p>0.1128941032</text:p>
          </table:table-cell>
          <table:table-cell table:formula="of:=[.D104]/EXP([.$C$20])" office:value-type="float" office:value="0.0240457893231427">
            <text:p>0.0240457893</text:p>
          </table:table-cell>
          <table:table-cell table:formula="of:=[.$E$19]*([.D105])^[.$E$18]" office:value-type="float" office:value="0.112822663336299">
            <text:p>0.1128226633</text:p>
          </table:table-cell>
          <table:table-cell table:formula="of:=[.F104]/EXP([.$C$20])" office:value-type="float" office:value="0.0480915786462855">
            <text:p>0.0480915786</text:p>
          </table:table-cell>
          <table:table-cell table:formula="of:=[.$G$19]*([.F105])^[.$G$18]" office:value-type="float" office:value="0.180316743597904">
            <text:p>0.1803167436</text:p>
          </table:table-cell>
          <table:table-cell table:formula="of:=[.H104]/EXP([.$C$20])" office:value-type="float" office:value="0.0480915786462855">
            <text:p>0.0480915786</text:p>
          </table:table-cell>
          <table:table-cell table:formula="of:=[.$I$19]*([.H105])^[.$I$18]" office:value-type="float" office:value="0.120305931934688">
            <text:p>0.1203059319</text:p>
          </table:table-cell>
          <table:table-cell table:number-columns-repeated="11"/>
        </table:table-row>
        <table:table-row table:style-name="ro2">
          <table:table-cell office:value-type="float" office:value="85">
            <text:p>85</text:p>
          </table:table-cell>
          <table:table-cell table:formula="of:=[.B105]/EXP([.$C$20])" office:value-type="float" office:value="0.0232267014648967">
            <text:p>0.0232267015</text:p>
          </table:table-cell>
          <table:table-cell table:formula="of:=[.$C$19]*([.B106])^[.$C$18]" office:value-type="float" office:value="0.108048584230404">
            <text:p>0.1080485842</text:p>
          </table:table-cell>
          <table:table-cell table:formula="of:=[.D105]/EXP([.$C$20])" office:value-type="float" office:value="0.0232267014648967">
            <text:p>0.0232267015</text:p>
          </table:table-cell>
          <table:table-cell table:formula="of:=[.$E$19]*([.D106])^[.$E$18]" office:value-type="float" office:value="0.108048236076342">
            <text:p>0.1080482361</text:p>
          </table:table-cell>
          <table:table-cell table:formula="of:=[.F105]/EXP([.$C$20])" office:value-type="float" office:value="0.0464534029297935">
            <text:p>0.0464534029</text:p>
          </table:table-cell>
          <table:table-cell table:formula="of:=[.$G$19]*([.F106])^[.$G$18]" office:value-type="float" office:value="0.172565544516452">
            <text:p>0.1725655445</text:p>
          </table:table-cell>
          <table:table-cell table:formula="of:=[.H105]/EXP([.$C$20])" office:value-type="float" office:value="0.0464534029297935">
            <text:p>0.0464534029</text:p>
          </table:table-cell>
          <table:table-cell table:formula="of:=[.$I$19]*([.H106])^[.$I$18]" office:value-type="float" office:value="0.115019713807937">
            <text:p>0.1150197138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table:formula="of:=[.B106]/EXP([.$C$20])" office:value-type="float" office:value="0.0224355147460357">
            <text:p>0.0224355147</text:p>
          </table:table-cell>
          <table:table-cell table:formula="of:=[.$C$19]*([.B107])^[.$C$18]" office:value-type="float" office:value="0.103411039380545">
            <text:p>0.1034110394</text:p>
          </table:table-cell>
          <table:table-cell table:formula="of:=[.D106]/EXP([.$C$20])" office:value-type="float" office:value="0.0224355147460357">
            <text:p>0.0224355147</text:p>
          </table:table-cell>
          <table:table-cell table:formula="of:=[.$E$19]*([.D107])^[.$E$18]" office:value-type="float" office:value="0.103475852935771">
            <text:p>0.1034758529</text:p>
          </table:table-cell>
          <table:table-cell table:formula="of:=[.F106]/EXP([.$C$20])" office:value-type="float" office:value="0.0448710294920714">
            <text:p>0.0448710295</text:p>
          </table:table-cell>
          <table:table-cell table:formula="of:=[.$G$19]*([.F107])^[.$G$18]" office:value-type="float" office:value="0.165147542929595">
            <text:p>0.1651475429</text:p>
          </table:table-cell>
          <table:table-cell table:formula="of:=[.H106]/EXP([.$C$20])" office:value-type="float" office:value="0.0448710294920714">
            <text:p>0.0448710295</text:p>
          </table:table-cell>
          <table:table-cell table:formula="of:=[.$I$19]*([.H107])^[.$I$18]" office:value-type="float" office:value="0.109965771028164">
            <text:p>0.109965771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table:formula="of:=[.B107]/EXP([.$C$20])" office:value-type="float" office:value="0.021671278751325">
            <text:p>0.0216712788</text:p>
          </table:table-cell>
          <table:table-cell table:formula="of:=[.$C$19]*([.B108])^[.$C$18]" office:value-type="float" office:value="0.0989725422311964">
            <text:p>0.0989725422</text:p>
          </table:table-cell>
          <table:table-cell table:formula="of:=[.D107]/EXP([.$C$20])" office:value-type="float" office:value="0.021671278751325">
            <text:p>0.0216712788</text:p>
          </table:table-cell>
          <table:table-cell table:formula="of:=[.$E$19]*([.D108])^[.$E$18]" office:value-type="float" office:value="0.0990969638154951">
            <text:p>0.0990969638</text:p>
          </table:table-cell>
          <table:table-cell table:formula="of:=[.F107]/EXP([.$C$20])" office:value-type="float" office:value="0.0433425575026499">
            <text:p>0.0433425575</text:p>
          </table:table-cell>
          <table:table-cell table:formula="of:=[.$G$19]*([.F108])^[.$G$18]" office:value-type="float" office:value="0.158048415818502">
            <text:p>0.1580484158</text:p>
          </table:table-cell>
          <table:table-cell table:formula="of:=[.H107]/EXP([.$C$20])" office:value-type="float" office:value="0.0433425575026499">
            <text:p>0.0433425575</text:p>
          </table:table-cell>
          <table:table-cell table:formula="of:=[.$I$19]*([.H108])^[.$I$18]" office:value-type="float" office:value="0.105133897463968">
            <text:p>0.1051338975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table:formula="of:=[.B108]/EXP([.$C$20])" office:value-type="float" office:value="0.0209330754401618">
            <text:p>0.0209330754</text:p>
          </table:table-cell>
          <table:table-cell table:formula="of:=[.$C$19]*([.B109])^[.$C$18]" office:value-type="float" office:value="0.0947245494715412">
            <text:p>0.0947245495</text:p>
          </table:table-cell>
          <table:table-cell table:formula="of:=[.D108]/EXP([.$C$20])" office:value-type="float" office:value="0.0209330754401618">
            <text:p>0.0209330754</text:p>
          </table:table-cell>
          <table:table-cell table:formula="of:=[.$E$19]*([.D109])^[.$E$18]" office:value-type="float" office:value="0.0949033804393484">
            <text:p>0.0949033804</text:p>
          </table:table-cell>
          <table:table-cell table:formula="of:=[.F108]/EXP([.$C$20])" office:value-type="float" office:value="0.0418661508803237">
            <text:p>0.0418661509</text:p>
          </table:table-cell>
          <table:table-cell table:formula="of:=[.$G$19]*([.F109])^[.$G$18]" office:value-type="float" office:value="0.151254455861854">
            <text:p>0.1512544559</text:p>
          </table:table-cell>
          <table:table-cell table:formula="of:=[.H108]/EXP([.$C$20])" office:value-type="float" office:value="0.0418661508803237">
            <text:p>0.0418661509</text:p>
          </table:table-cell>
          <table:table-cell table:formula="of:=[.$I$19]*([.H109])^[.$I$18]" office:value-type="float" office:value="0.100514335439282">
            <text:p>0.1005143354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table:formula="of:=[.B109]/EXP([.$C$20])" office:value-type="float" office:value="0.0202200180437768">
            <text:p>0.020220018</text:p>
          </table:table-cell>
          <table:table-cell table:formula="of:=[.$C$19]*([.B110])^[.$C$18]" office:value-type="float" office:value="0.0906588844775397">
            <text:p>0.0906588845</text:p>
          </table:table-cell>
          <table:table-cell table:formula="of:=[.D109]/EXP([.$C$20])" office:value-type="float" office:value="0.0202200180437768">
            <text:p>0.020220018</text:p>
          </table:table-cell>
          <table:table-cell table:formula="of:=[.$E$19]*([.D110])^[.$E$18]" office:value-type="float" office:value="0.090887261042476">
            <text:p>0.090887261</text:p>
          </table:table-cell>
          <table:table-cell table:formula="of:=[.F109]/EXP([.$C$20])" office:value-type="float" office:value="0.0404400360875535">
            <text:p>0.0404400361</text:p>
          </table:table-cell>
          <table:table-cell table:formula="of:=[.$G$19]*([.F110])^[.$G$18]" office:value-type="float" office:value="0.144752544969118">
            <text:p>0.144752545</text:p>
          </table:table-cell>
          <table:table-cell table:formula="of:=[.H109]/EXP([.$C$20])" office:value-type="float" office:value="0.0404400360875535">
            <text:p>0.0404400361</text:p>
          </table:table-cell>
          <table:table-cell table:formula="of:=[.$I$19]*([.H110])^[.$I$18]" office:value-type="float" office:value="0.0960977560283355">
            <text:p>0.096097756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table:formula="of:=[.B110]/EXP([.$C$20])" office:value-type="float" office:value="0.0195312499999999">
            <text:p>0.01953125</text:p>
          </table:table-cell>
          <table:table-cell table:formula="of:=[.$C$19]*([.B111])^[.$C$18]" office:value-type="float" office:value="0.0867677215733942">
            <text:p>0.0867677216</text:p>
          </table:table-cell>
          <table:table-cell table:formula="of:=[.D110]/EXP([.$C$20])" office:value-type="float" office:value="0.0195312499999999">
            <text:p>0.01953125</text:p>
          </table:table-cell>
          <table:table-cell table:formula="of:=[.$E$19]*([.D111])^[.$E$18]" office:value-type="float" office:value="0.0870410957076746">
            <text:p>0.0870410957</text:p>
          </table:table-cell>
          <table:table-cell table:formula="of:=[.F110]/EXP([.$C$20])" office:value-type="float" office:value="0.0390624999999997">
            <text:p>0.0390625</text:p>
          </table:table-cell>
          <table:table-cell table:formula="of:=[.$G$19]*([.F111])^[.$G$18]" office:value-type="float" office:value="0.138530128951533">
            <text:p>0.138530129</text:p>
          </table:table-cell>
          <table:table-cell table:formula="of:=[.H110]/EXP([.$C$20])" office:value-type="float" office:value="0.0390624999999997">
            <text:p>0.0390625</text:p>
          </table:table-cell>
          <table:table-cell table:formula="of:=[.$I$19]*([.H111])^[.$I$18]" office:value-type="float" office:value="0.0918752402164566">
            <text:p>0.0918752402</text:p>
          </table:table-cell>
          <table:table-cell table:number-columns-repeated="11"/>
        </table:table-row>
        <table:table-row table:style-name="ro2">
          <table:table-cell office:value-type="float" office:value="91">
            <text:p>91</text:p>
          </table:table-cell>
          <table:table-cell table:formula="of:=[.B111]/EXP([.$C$20])" office:value-type="float" office:value="0.0188659439243133">
            <text:p>0.0188659439</text:p>
          </table:table-cell>
          <table:table-cell table:formula="of:=[.$C$19]*([.B112])^[.$C$18]" office:value-type="float" office:value="0.0830435709685269">
            <text:p>0.083043571</text:p>
          </table:table-cell>
          <table:table-cell table:formula="of:=[.D111]/EXP([.$C$20])" office:value-type="float" office:value="0.0188659439243133">
            <text:p>0.0188659439</text:p>
          </table:table-cell>
          <table:table-cell table:formula="of:=[.$E$19]*([.D112])^[.$E$18]" office:value-type="float" office:value="0.0833576923222702">
            <text:p>0.0833576923</text:p>
          </table:table-cell>
          <table:table-cell table:formula="of:=[.F111]/EXP([.$C$20])" office:value-type="float" office:value="0.0377318878486265">
            <text:p>0.0377318878</text:p>
          </table:table-cell>
          <table:table-cell table:formula="of:=[.$G$19]*([.F112])^[.$G$18]" office:value-type="float" office:value="0.132575193281904">
            <text:p>0.1325751933</text:p>
          </table:table-cell>
          <table:table-cell table:formula="of:=[.H111]/EXP([.$C$20])" office:value-type="float" office:value="0.0377318878486265">
            <text:p>0.0377318878</text:p>
          </table:table-cell>
          <table:table-cell table:formula="of:=[.$I$19]*([.H112])^[.$I$18]" office:value-type="float" office:value="0.0878382608886585">
            <text:p>0.0878382609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table:formula="of:=[.B112]/EXP([.$C$20])" office:value-type="float" office:value="0.0182233006159531">
            <text:p>0.0182233006</text:p>
          </table:table-cell>
          <table:table-cell table:formula="of:=[.$C$19]*([.B113])^[.$C$18]" office:value-type="float" office:value="0.0794792643410771">
            <text:p>0.0794792643</text:p>
          </table:table-cell>
          <table:table-cell table:formula="of:=[.D112]/EXP([.$C$20])" office:value-type="float" office:value="0.0182233006159531">
            <text:p>0.0182233006</text:p>
          </table:table-cell>
          <table:table-cell table:formula="of:=[.$E$19]*([.D113])^[.$E$18]" office:value-type="float" office:value="0.0798301631292723">
            <text:p>0.0798301631</text:p>
          </table:table-cell>
          <table:table-cell table:formula="of:=[.F112]/EXP([.$C$20])" office:value-type="float" office:value="0.0364466012319063">
            <text:p>0.0364466012</text:p>
          </table:table-cell>
          <table:table-cell table:formula="of:=[.$G$19]*([.F113])^[.$G$18]" office:value-type="float" office:value="0.126876239896401">
            <text:p>0.1268762399</text:p>
          </table:table-cell>
          <table:table-cell table:formula="of:=[.H112]/EXP([.$C$20])" office:value-type="float" office:value="0.0364466012319063">
            <text:p>0.0364466012</text:p>
          </table:table-cell>
          <table:table-cell table:formula="of:=[.$I$19]*([.H113])^[.$I$18]" office:value-type="float" office:value="0.0839786656096497">
            <text:p>0.0839786656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table:formula="of:=[.B113]/EXP([.$C$20])" office:value-type="float" office:value="0.0176025480978677">
            <text:p>0.0176025481</text:p>
          </table:table-cell>
          <table:table-cell table:formula="of:=[.$C$19]*([.B114])^[.$C$18]" office:value-type="float" office:value="0.0760679410401667">
            <text:p>0.076067941</text:p>
          </table:table-cell>
          <table:table-cell table:formula="of:=[.D113]/EXP([.$C$20])" office:value-type="float" office:value="0.0176025480978677">
            <text:p>0.0176025481</text:p>
          </table:table-cell>
          <table:table-cell table:formula="of:=[.$E$19]*([.D114])^[.$E$18]" office:value-type="float" office:value="0.0764519118476559">
            <text:p>0.0764519118</text:p>
          </table:table-cell>
          <table:table-cell table:formula="of:=[.F113]/EXP([.$C$20])" office:value-type="float" office:value="0.0352050961957353">
            <text:p>0.0352050962</text:p>
          </table:table-cell>
          <table:table-cell table:formula="of:=[.$G$19]*([.F114])^[.$G$18]" office:value-type="float" office:value="0.121422264993571">
            <text:p>0.121422265</text:p>
          </table:table-cell>
          <table:table-cell table:formula="of:=[.H113]/EXP([.$C$20])" office:value-type="float" office:value="0.0352050961957353">
            <text:p>0.0352050962</text:p>
          </table:table-cell>
          <table:table-cell table:formula="of:=[.$I$19]*([.H114])^[.$I$18]" office:value-type="float" office:value="0.080288660160483">
            <text:p>0.0802886602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table:formula="of:=[.B114]/EXP([.$C$20])" office:value-type="float" office:value="0.0170029406893773">
            <text:p>0.0170029407</text:p>
          </table:table-cell>
          <table:table-cell table:formula="of:=[.$C$19]*([.B115])^[.$C$18]" office:value-type="float" office:value="0.0728030348803787">
            <text:p>0.0728030349</text:p>
          </table:table-cell>
          <table:table-cell table:formula="of:=[.D114]/EXP([.$C$20])" office:value-type="float" office:value="0.0170029406893773">
            <text:p>0.0170029407</text:p>
          </table:table-cell>
          <table:table-cell table:formula="of:=[.$E$19]*([.D115])^[.$E$18]" office:value-type="float" office:value="0.0732166213376874">
            <text:p>0.0732166213</text:p>
          </table:table-cell>
          <table:table-cell table:formula="of:=[.F114]/EXP([.$C$20])" office:value-type="float" office:value="0.0340058813787546">
            <text:p>0.0340058814</text:p>
          </table:table-cell>
          <table:table-cell table:formula="of:=[.$G$19]*([.F115])^[.$G$18]" office:value-type="float" office:value="0.116202737787686">
            <text:p>0.1162027378</text:p>
          </table:table-cell>
          <table:table-cell table:formula="of:=[.H114]/EXP([.$C$20])" office:value-type="float" office:value="0.0340058813787546">
            <text:p>0.0340058814</text:p>
          </table:table-cell>
          <table:table-cell table:formula="of:=[.$I$19]*([.H115])^[.$I$18]" office:value-type="float" office:value="0.0767607927986036">
            <text:p>0.0767607928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table:formula="of:=[.B115]/EXP([.$C$20])" office:value-type="float" office:value="0.016423758110424">
            <text:p>0.0164237581</text:p>
          </table:table-cell>
          <table:table-cell table:formula="of:=[.$C$19]*([.B116])^[.$C$18]" office:value-type="float" office:value="0.0696782615030279">
            <text:p>0.0696782615</text:p>
          </table:table-cell>
          <table:table-cell table:formula="of:=[.D115]/EXP([.$C$20])" office:value-type="float" office:value="0.016423758110424">
            <text:p>0.0164237581</text:p>
          </table:table-cell>
          <table:table-cell table:formula="of:=[.$E$19]*([.D116])^[.$E$18]" office:value-type="float" office:value="0.070118241788229">
            <text:p>0.0701182418</text:p>
          </table:table-cell>
          <table:table-cell table:formula="of:=[.F115]/EXP([.$C$20])" office:value-type="float" office:value="0.032847516220848">
            <text:p>0.0328475162</text:p>
          </table:table-cell>
          <table:table-cell table:formula="of:=[.$G$19]*([.F116])^[.$G$18]" office:value-type="float" office:value="0.111207580175419">
            <text:p>0.1112075802</text:p>
          </table:table-cell>
          <table:table-cell table:formula="of:=[.H115]/EXP([.$C$20])" office:value-type="float" office:value="0.032847516220848">
            <text:p>0.0328475162</text:p>
          </table:table-cell>
          <table:table-cell table:formula="of:=[.$I$19]*([.H116])^[.$I$18]" office:value-type="float" office:value="0.0733879392095052">
            <text:p>0.0733879392</text:p>
          </table:table-cell>
          <table:table-cell table:number-columns-repeated="11"/>
        </table:table-row>
        <table:table-row table:style-name="ro2">
          <table:table-cell office:value-type="float" office:value="96">
            <text:p>96</text:p>
          </table:table-cell>
          <table:table-cell table:formula="of:=[.B116]/EXP([.$C$20])" office:value-type="float" office:value="0.0158643046163326">
            <text:p>0.0158643046</text:p>
          </table:table-cell>
          <table:table-cell table:formula="of:=[.$C$19]*([.B117])^[.$C$18]" office:value-type="float" office:value="0.0666876062798974">
            <text:p>0.0666876063</text:p>
          </table:table-cell>
          <table:table-cell table:formula="of:=[.D116]/EXP([.$C$20])" office:value-type="float" office:value="0.0158643046163326">
            <text:p>0.0158643046</text:p>
          </table:table-cell>
          <table:table-cell table:formula="of:=[.$E$19]*([.D117])^[.$E$18]" office:value-type="float" office:value="0.0671509794039321">
            <text:p>0.0671509794</text:p>
          </table:table-cell>
          <table:table-cell table:formula="of:=[.F116]/EXP([.$C$20])" office:value-type="float" office:value="0.0317286092326652">
            <text:p>0.0317286092</text:p>
          </table:table-cell>
          <table:table-cell table:formula="of:=[.$G$19]*([.F117])^[.$G$18]" office:value-type="float" office:value="0.106427147276585">
            <text:p>0.1064271473</text:p>
          </table:table-cell>
          <table:table-cell table:formula="of:=[.H116]/EXP([.$C$20])" office:value-type="float" office:value="0.0317286092326652">
            <text:p>0.0317286092</text:p>
          </table:table-cell>
          <table:table-cell table:formula="of:=[.$I$19]*([.H117])^[.$I$18]" office:value-type="float" office:value="0.070163288119609">
            <text:p>0.0701632881</text:p>
          </table:table-cell>
          <table:table-cell table:number-columns-repeated="11"/>
        </table:table-row>
        <table:table-row table:style-name="ro2">
          <table:table-cell office:value-type="float" office:value="97">
            <text:p>97</text:p>
          </table:table-cell>
          <table:table-cell table:formula="of:=[.B117]/EXP([.$C$20])" office:value-type="float" office:value="0.0153239081620458">
            <text:p>0.0153239082</text:p>
          </table:table-cell>
          <table:table-cell table:formula="of:=[.$C$19]*([.B118])^[.$C$18]" office:value-type="float" office:value="0.0638253127361589">
            <text:p>0.0638253127</text:p>
          </table:table-cell>
          <table:table-cell table:formula="of:=[.D117]/EXP([.$C$20])" office:value-type="float" office:value="0.0153239081620458">
            <text:p>0.0153239082</text:p>
          </table:table-cell>
          <table:table-cell table:formula="of:=[.$E$19]*([.D118])^[.$E$18]" office:value-type="float" office:value="0.0643092855711664">
            <text:p>0.0643092856</text:p>
          </table:table-cell>
          <table:table-cell table:formula="of:=[.F117]/EXP([.$C$20])" office:value-type="float" office:value="0.0306478163240916">
            <text:p>0.0306478163</text:p>
          </table:table-cell>
          <table:table-cell table:formula="of:=[.$G$19]*([.F118])^[.$G$18]" office:value-type="float" office:value="0.10185220881135">
            <text:p>0.1018522088</text:p>
          </table:table-cell>
          <table:table-cell table:formula="of:=[.H117]/EXP([.$C$20])" office:value-type="float" office:value="0.0306478163240916">
            <text:p>0.0306478163</text:p>
          </table:table-cell>
          <table:table-cell table:formula="of:=[.$I$19]*([.H118])^[.$I$18]" office:value-type="float" office:value="0.0670803275413088">
            <text:p>0.0670803275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table:formula="of:=[.B118]/EXP([.$C$20])" office:value-type="float" office:value="0.014801919594828">
            <text:p>0.0148019196</text:p>
          </table:table-cell>
          <table:table-cell table:formula="of:=[.$C$19]*([.B119])^[.$C$18]" office:value-type="float" office:value="0.0610858714701906">
            <text:p>0.0610858715</text:p>
          </table:table-cell>
          <table:table-cell table:formula="of:=[.D118]/EXP([.$C$20])" office:value-type="float" office:value="0.014801919594828">
            <text:p>0.0148019196</text:p>
          </table:table-cell>
          <table:table-cell table:formula="of:=[.$E$19]*([.D119])^[.$E$18]" office:value-type="float" office:value="0.0615878464824247">
            <text:p>0.0615878465</text:p>
          </table:table-cell>
          <table:table-cell table:formula="of:=[.F118]/EXP([.$C$20])" office:value-type="float" office:value="0.029603839189656">
            <text:p>0.0296038392</text:p>
          </table:table-cell>
          <table:table-cell table:formula="of:=[.$G$19]*([.F119])^[.$G$18]" office:value-type="float" office:value="0.0974739312779958">
            <text:p>0.0974739313</text:p>
          </table:table-cell>
          <table:table-cell table:formula="of:=[.H118]/EXP([.$C$20])" office:value-type="float" office:value="0.029603839189656">
            <text:p>0.0296038392</text:p>
          </table:table-cell>
          <table:table-cell table:formula="of:=[.$I$19]*([.H119])^[.$I$18]" office:value-type="float" office:value="0.0641328316224064">
            <text:p>0.0641328316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table:formula="of:=[.B119]/EXP([.$C$20])" office:value-type="float" office:value="0.0142977118744689">
            <text:p>0.0142977119</text:p>
          </table:table-cell>
          <table:table-cell table:formula="of:=[.$C$19]*([.B120])^[.$C$18]" office:value-type="float" office:value="0.0584640095489677">
            <text:p>0.0584640095</text:p>
          </table:table-cell>
          <table:table-cell table:formula="of:=[.D119]/EXP([.$C$20])" office:value-type="float" office:value="0.0142977118744689">
            <text:p>0.0142977119</text:p>
          </table:table-cell>
          <table:table-cell table:formula="of:=[.$E$19]*([.D120])^[.$E$18]" office:value-type="float" office:value="0.0589815731998019">
            <text:p>0.0589815732</text:p>
          </table:table-cell>
          <table:table-cell table:formula="of:=[.F119]/EXP([.$C$20])" office:value-type="float" office:value="0.0285954237489378">
            <text:p>0.0285954237</text:p>
          </table:table-cell>
          <table:table-cell table:formula="of:=[.$G$19]*([.F120])^[.$G$18]" office:value-type="float" office:value="0.0932838608967764">
            <text:p>0.0932838609</text:p>
          </table:table-cell>
          <table:table-cell table:formula="of:=[.H119]/EXP([.$C$20])" office:value-type="float" office:value="0.0285954237489378">
            <text:p>0.0285954237</text:p>
          </table:table-cell>
          <table:table-cell table:formula="of:=[.$I$19]*([.H120])^[.$I$18]" office:value-type="float" office:value="0.0613148480733802">
            <text:p>0.061314848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[.B120]/EXP([.$C$20])" office:value-type="float" office:value="0.0138106793200497">
            <text:p>0.0138106793</text:p>
          </table:table-cell>
          <table:table-cell table:formula="of:=[.$C$19]*([.B121])^[.$C$18]" office:value-type="float" office:value="0.0559546803586122">
            <text:p>0.0559546804</text:p>
          </table:table-cell>
          <table:table-cell table:formula="of:=[.D120]/EXP([.$C$20])" office:value-type="float" office:value="0.0138106793200497">
            <text:p>0.0138106793</text:p>
          </table:table-cell>
          <table:table-cell table:formula="of:=[.$E$19]*([.D121])^[.$E$18]" office:value-type="float" office:value="0.0564855921389675">
            <text:p>0.0564855921</text:p>
          </table:table-cell>
          <table:table-cell table:formula="of:=[.F120]/EXP([.$C$20])" office:value-type="float" office:value="0.0276213586400993">
            <text:p>0.0276213586</text:p>
          </table:table-cell>
          <table:table-cell table:formula="of:=[.$G$19]*([.F121])^[.$G$18]" office:value-type="float" office:value="0.0892739072869788">
            <text:p>0.0892739073</text:p>
          </table:table-cell>
          <table:table-cell table:formula="of:=[.H120]/EXP([.$C$20])" office:value-type="float" office:value="0.0276213586400993">
            <text:p>0.0276213586</text:p>
          </table:table-cell>
          <table:table-cell table:formula="of:=[.$I$19]*([.H121])^[.$I$18]" office:value-type="float" office:value="0.0586206861470969">
            <text:p>0.0586206861</text:p>
          </table:table-cell>
          <table:table-cell table:number-columns-repeated="11"/>
        </table:table-row>
        <table:table-row table:style-name="ro2" table:number-rows-repeated="104845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000-00-00T10:02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Exner</meta:initial-creator>
    <meta:creation-date>2014-09-05T14:33:53</meta:creation-date>
    <dc:date>2014-09-16T10:04:25</dc:date>
    <dc:creator>Pavel Exner</dc:creator>
    <meta:editing-duration>PT3H33M26S</meta:editing-duration>
    <meta:editing-cycles>5</meta:editing-cycles>
    <meta:generator>LibreOffice/4.0.2.2$Linux_X86_64 LibreOffice_project/400m0$Build-2</meta:generator>
    <meta:document-statistic meta:table-count="1" meta:cell-count="10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2">
      <style:graphic-properties draw:stroke="solid" svg:stroke-color="#004586"/>
    </style:style>
    <style:style style:name="ch10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>
      <style:graphic-properties draw:stroke="solid" svg:stroke-color="#ff420e"/>
    </style:style>
    <style:style style:name="ch13" style:family="chart" style:data-style-name="N6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2">
      <style:graphic-properties draw:stroke="solid" svg:stroke-color="#ffd320"/>
    </style:style>
    <style:style style:name="ch16" style:family="chart" style:data-style-name="N6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 style:data-style-name="N2">
      <style:graphic-properties draw:stroke="solid"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926cm" svg:height="13.203cm" xlink:href=".." xlink:type="simple" chart:class="chart:scatter" chart:style-name="ch1">
        <chart:legend chart:legend-position="end" svg:x="14.756cm" svg:y="4.559cm" style:legend-expansion="high" chart:style-name="ch2"/>
        <chart:plot-area chart:style-name="ch3" table:cell-range-address="Sheet1.A4:Sheet1.A9 Sheet1.C2:Sheet1.C2 Sheet1.C4:Sheet1.C9 Sheet1.F2:Sheet1.F9 Sheet1.I2:Sheet1.I8 Sheet1.L2:Sheet1.L7" chart:data-source-has-labels="row" svg:x="0.808cm" svg:y="1.191cm" svg:width="13.232cm" svg:height="11.328cm">
          <chartooo:coordinate-region svg:x="2.726cm" svg:y="1.39cm" svg:width="11.22cm" svg:height="10.4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9" chart:label-cell-address="Sheet1.C2:Sheet1.C2" chart:class="chart:scatter">
            <chart:domain table:cell-range-address="Sheet1.A4:Sheet1.A9"/>
            <chart:regression-curve chart:style-name="ch8">
              <chart:equation svg:x="2.032cm" svg:y="1.945cm" chart:style-name="ch9"/>
            </chart:regression-curve>
            <chart:data-point chart:repeated="6"/>
          </chart:series>
          <chart:series chart:style-name="ch10" chart:values-cell-range-address="Sheet1.F3:Sheet1.F9" chart:label-cell-address="Sheet1.F2:Sheet1.F2" chart:class="chart:scatter">
            <chart:domain table:cell-range-address="Sheet1.A3:Sheet1.A9"/>
            <chart:regression-curve chart:style-name="ch11">
              <chart:equation svg:x="2.069cm" svg:y="2.529cm" chart:style-name="ch12"/>
            </chart:regression-curve>
            <chart:data-point chart:repeated="7"/>
          </chart:series>
          <chart:series chart:style-name="ch13" chart:values-cell-range-address="Sheet1.I3:Sheet1.I8" chart:label-cell-address="Sheet1.I2:Sheet1.I2" chart:class="chart:scatter">
            <chart:domain table:cell-range-address="Sheet1.A3:Sheet1.A9"/>
            <chart:regression-curve chart:style-name="ch14">
              <chart:equation svg:x="2.039cm" svg:y="3.108cm" chart:style-name="ch15"/>
            </chart:regression-curve>
            <chart:data-point chart:repeated="7"/>
          </chart:series>
          <chart:series chart:style-name="ch16" chart:values-cell-range-address="Sheet1.L3:Sheet1.L7" chart:label-cell-address="Sheet1.L2:Sheet1.L2" chart:class="chart:scatter">
            <chart:domain table:cell-range-address="Sheet1.A3:Sheet1.A9"/>
            <chart:regression-curve chart:style-name="ch17">
              <chart:equation svg:x="2.015cm" svg:y="3.656cm" chart:style-name="ch18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1</text:p>
                <draw:g>
                  <svg:desc>Sheet1.C2:Sheet1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4</text:p>
                <draw:g>
                  <svg:desc>Sheet1.F2:Sheet1.F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9</text:p>
                <draw:g>
                  <svg:desc>Sheet1.I2:Sheet1.I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6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1941738241592">
                <text:p>0.441941738241592</text:p>
                <draw:g>
                  <svg:desc>Sheet1.A4:Sheet1.A9</svg:desc>
                </draw:g>
              </table:table-cell>
              <table:table-cell office:value-type="float" office:value="4.248">
                <text:p>4.248</text:p>
                <draw:g>
                  <svg:desc>Sheet1.C4:Sheet1.C9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F3:Sheet1.F9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6.811">
                <text:p>6.811</text:p>
                <draw:g>
                  <svg:desc>Sheet1.I3:Sheet1.I8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5.019">
                <text:p>5.019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12">
                <text:p>1.812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4.09">
                <text:p>4.0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3.002">
                <text:p>3.002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285">
                <text:p>0.8285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39">
                <text:p>1.739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273">
                <text:p>1.273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631">
                <text:p>0.3631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076">
                <text:p>0.8076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63">
                <text:p>0.56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38">
                <text:p>0.1338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391">
                <text:p>0.3391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229">
                <text:p>0.229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147">
                <text:p>0.05147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6">
                <text:p>0.136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08001">
                <text:p>0.08001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274">
                <text:p>0.05274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4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E000000DD000000DF8AEB08F0.svm" xlink:type="simple" xlink:actuate="onLoad"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75cm" svg:height="12.83cm" xlink:href=".." xlink:type="simple" chart:class="chart:scatter" chart:style-name="ch1">
        <chart:legend svg:x="3.077cm" svg:y="2.699cm" style:legend-expansion="custom" chartooo:width="3.221cm" chartooo:height="3.66cm" style:legend-expansion-aspect-ratio="0.880054644808743" chart:style-name="ch2"/>
        <chart:plot-area chart:style-name="ch3" table:cell-range-address="Sheet1.A4:Sheet1.A9 Sheet1.C2:Sheet1.C2 Sheet1.C4:Sheet1.C9 Sheet1.C17:Sheet1.C17 Sheet1.C21:Sheet1.C121 Sheet1.F2:Sheet1.F9 Sheet1.E17:Sheet1.E17 Sheet1.E21:Sheet1.E121 Sheet1.I2:Sheet1.I8 Sheet1.G17:Sheet1.G17 Sheet1.G21:Sheet1.G121 Sheet1.L2:Sheet1.L7 Sheet1.I17:Sheet1.I17 Sheet1.I21:Sheet1.I121" chart:data-source-has-labels="row" svg:x="0.993cm" svg:y="0.474cm" svg:width="19.819cm" svg:height="11.784cm">
          <chartooo:coordinate-region svg:x="1.905cm" svg:y="0.474cm" svg:width="18.813cm" svg:height="11.137cm"/>
          <chart:axis chart:dimension="x" chart:name="primary-x" chart:style-name="ch4">
            <chart:title svg:x="10.21cm" svg:y="12.27cm" chart:style-name="ch5">
              <text:p>log(step)</text:p>
            </chart:title>
          </chart:axis>
          <chart:axis chart:dimension="y" chart:name="primary-y" chart:style-name="ch6">
            <chart:title svg:x="0.433cm" svg:y="7.097cm" chart:style-name="ch7">
              <text:p>log(error)</text:p>
            </chart:title>
            <chart:grid chart:style-name="ch8" chart:class="major"/>
          </chart:axis>
          <chart:series chart:style-name="ch9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0" chart:values-cell-range-address="Sheet1.C21:Sheet1.C121" chart:label-cell-address="Sheet1.C17:Sheet1.C17" chart:class="chart:scatter">
            <chart:domain table:cell-range-address="Sheet1.B21:Sheet1.B121"/>
            <chart:data-point chart:repeated="101"/>
          </chart:series>
          <chart:series chart:style-name="ch11" chart:values-cell-range-address="Sheet1.F3:Sheet1.F9" chart:label-cell-address="Sheet1.F2:Sheet1.F2" chart:class="chart:scatter">
            <chart:domain table:cell-range-address="Sheet1.A3:Sheet1.A9"/>
            <chart:data-point chart:repeated="7"/>
          </chart:series>
          <chart:series chart:style-name="ch12" chart:values-cell-range-address="Sheet1.E21:Sheet1.E121" chart:label-cell-address="Sheet1.E17:Sheet1.E17" chart:class="chart:scatter">
            <chart:domain table:cell-range-address="Sheet1.D21:Sheet1.D121"/>
            <chart:data-point chart:repeated="101"/>
          </chart:series>
          <chart:series chart:style-name="ch13" chart:values-cell-range-address="Sheet1.I3:Sheet1.I8" chart:label-cell-address="Sheet1.I2:Sheet1.I2" chart:class="chart:scatter">
            <chart:domain table:cell-range-address="Sheet1.A3:Sheet1.A9"/>
            <chart:data-point chart:repeated="7"/>
          </chart:series>
          <chart:series chart:style-name="ch14" chart:values-cell-range-address="Sheet1.G21:Sheet1.G121" chart:label-cell-address="Sheet1.G17:Sheet1.G17" chart:class="chart:scatter">
            <chart:domain table:cell-range-address="Sheet1.F21:Sheet1.F121"/>
            <chart:data-point chart:repeated="101"/>
          </chart:series>
          <chart:series chart:style-name="ch15" chart:values-cell-range-address="Sheet1.L3:Sheet1.L7" chart:label-cell-address="Sheet1.L2:Sheet1.L2" chart:class="chart:scatter">
            <chart:domain table:cell-range-address="Sheet1.A3:Sheet1.A9"/>
            <chart:data-point chart:repeated="7"/>
          </chart:series>
          <chart:series chart:style-name="ch16" chart:values-cell-range-address="Sheet1.I21:Sheet1.I121" chart:label-cell-address="Sheet1.I17:Sheet1.I17" chart:class="chart:scatter">
            <chart:domain table:cell-range-address="Sheet1.H21:Sheet1.H121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1</text:p>
                <draw:g>
                  <svg:desc>Sheet1.C2:Sheet1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end q1</text:p>
                <draw:g>
                  <svg:desc>Sheet1.C17:Sheet1.C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4</text:p>
                <draw:g>
                  <svg:desc>Sheet1.F2:Sheet1.F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rend q4</text:p>
                <draw:g>
                  <svg:desc>Sheet1.E17:Sheet1.E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9</text:p>
                <draw:g>
                  <svg:desc>Sheet1.I2:Sheet1.I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rend q9</text:p>
                <draw:g>
                  <svg:desc>Sheet1.G17:Sheet1.G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6</text:p>
                <draw:g>
                  <svg:desc>Sheet1.L2:Sheet1.L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rend q16</text:p>
                <draw:g>
                  <svg:desc>Sheet1.I17:Sheet1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1941738241592">
                <text:p>0.441941738241592</text:p>
                <draw:g>
                  <svg:desc>Sheet1.A4:Sheet1.A9</svg:desc>
                </draw:g>
              </table:table-cell>
              <table:table-cell office:value-type="float" office:value="4.248">
                <text:p>4.248</text:p>
                <draw:g>
                  <svg:desc>Sheet1.C4:Sheet1.C9</svg:desc>
                </draw:g>
              </table:table-cell>
              <table:table-cell office:value-type="float" office:value="0.441941738241592">
                <text:p>0.441941738241592</text:p>
                <draw:g>
                  <svg:desc>Sheet1.B21:Sheet1.B121</svg:desc>
                </draw:g>
              </table:table-cell>
              <table:table-cell office:value-type="float" office:value="4.49835952041848">
                <text:p>4.49835952041848</text:p>
                <draw:g>
                  <svg:desc>Sheet1.C21:Sheet1.C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F3:Sheet1.F9</svg:desc>
                </draw:g>
              </table:table-cell>
              <table:table-cell office:value-type="float" office:value="0.441941738241592">
                <text:p>0.441941738241592</text:p>
                <draw:g>
                  <svg:desc>Sheet1.D21:Sheet1.D121</svg:desc>
                </draw:g>
              </table:table-cell>
              <table:table-cell office:value-type="float" office:value="4.26387360320776">
                <text:p>4.26387360320776</text:p>
                <draw:g>
                  <svg:desc>Sheet1.E21:Sheet1.E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6.811">
                <text:p>6.811</text:p>
                <draw:g>
                  <svg:desc>Sheet1.I3:Sheet1.I8</svg:desc>
                </draw:g>
              </table:table-cell>
              <table:table-cell office:value-type="float" office:value="0.883883476483184">
                <text:p>0.883883476483184</text:p>
                <draw:g>
                  <svg:desc>Sheet1.F21:Sheet1.F121</svg:desc>
                </draw:g>
              </table:table-cell>
              <table:table-cell office:value-type="float" office:value="7.22639167130953">
                <text:p>7.22639167130953</text:p>
                <draw:g>
                  <svg:desc>Sheet1.G21:Sheet1.G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5.019">
                <text:p>5.019</text:p>
                <draw:g>
                  <svg:desc>Sheet1.L3:Sheet1.L7</svg:desc>
                </draw:g>
              </table:table-cell>
              <table:table-cell office:value-type="float" office:value="0.883883476483184">
                <text:p>0.883883476483184</text:p>
                <draw:g>
                  <svg:desc>Sheet1.H21:Sheet1.H121</svg:desc>
                </draw:g>
              </table:table-cell>
              <table:table-cell office:value-type="float" office:value="5.24235948506343">
                <text:p>5.24235948506343</text:p>
                <draw:g>
                  <svg:desc>Sheet1.I21:Sheet1.I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12">
                <text:p>1.812</text:p>
              </table:table-cell>
              <table:table-cell office:value-type="float" office:value="0.426887580235749">
                <text:p>0.426887580235749</text:p>
              </table:table-cell>
              <table:table-cell office:value-type="float" office:value="4.30528578256879">
                <text:p>4.3052857825687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4.09">
                <text:p>4.09</text:p>
              </table:table-cell>
              <table:table-cell office:value-type="float" office:value="0.426887580235749">
                <text:p>0.426887580235749</text:p>
              </table:table-cell>
              <table:table-cell office:value-type="float" office:value="4.0834350834798">
                <text:p>4.0834350834798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3.002">
                <text:p>3.002</text:p>
              </table:table-cell>
              <table:table-cell office:value-type="float" office:value="0.853775160471497">
                <text:p>0.853775160471497</text:p>
              </table:table-cell>
              <table:table-cell office:value-type="float" office:value="6.91575384940114">
                <text:p>6.91575384940114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2.195">
                <text:p>2.195</text:p>
              </table:table-cell>
              <table:table-cell office:value-type="float" office:value="0.853775160471497">
                <text:p>0.853775160471497</text:p>
              </table:table-cell>
              <table:table-cell office:value-type="float" office:value="5.01201127786172">
                <text:p>5.01201127786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285">
                <text:p>0.8285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4.12049894755068">
                <text:p>4.12049894755068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39">
                <text:p>1.739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3.91063235749984">
                <text:p>3.91063235749984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273">
                <text:p>1.273</text:p>
              </table:table-cell>
              <table:table-cell office:value-type="float" office:value="0.824692444233059">
                <text:p>0.824692444233059</text:p>
              </table:table-cell>
              <table:table-cell office:value-type="float" office:value="6.6184692832792">
                <text:p>6.618469283279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0.884">
                <text:p>0.884</text:p>
              </table:table-cell>
              <table:table-cell office:value-type="float" office:value="0.824692444233059">
                <text:p>0.824692444233059</text:p>
              </table:table-cell>
              <table:table-cell office:value-type="float" office:value="4.79178452393162">
                <text:p>4.79178452393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631">
                <text:p>0.3631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3.94364333385457">
                <text:p>3.94364333385457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076">
                <text:p>0.8076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3.74514229389743">
                <text:p>3.7451422938974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63">
                <text:p>0.563</text:p>
              </table:table-cell>
              <table:table-cell office:value-type="float" office:value="0.796600392074539">
                <text:p>0.796600392074539</text:p>
              </table:table-cell>
              <table:table-cell office:value-type="float" office:value="6.33396396222277">
                <text:p>6.33396396222277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738">
                <text:p>0.3738</text:p>
              </table:table-cell>
              <table:table-cell office:value-type="float" office:value="0.796600392074539">
                <text:p>0.796600392074539</text:p>
              </table:table-cell>
              <table:table-cell office:value-type="float" office:value="4.58123448867948">
                <text:p>4.58123448867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38">
                <text:p>0.1338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3.77437852614918">
                <text:p>3.77437852614918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391">
                <text:p>0.3391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3.58665543556912">
                <text:p>3.58665543556912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229">
                <text:p>0.229</text:p>
              </table:table-cell>
              <table:table-cell office:value-type="float" office:value="0.769465258340572">
                <text:p>0.769465258340572</text:p>
              </table:table-cell>
              <table:table-cell office:value-type="float" office:value="6.0616885502654">
                <text:p>6.061688550265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136">
                <text:p>0.136</text:p>
              </table:table-cell>
              <table:table-cell office:value-type="float" office:value="0.769465258340572">
                <text:p>0.769465258340572</text:p>
              </table:table-cell>
              <table:table-cell office:value-type="float" office:value="4.37993597905902">
                <text:p>4.3799359790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147">
                <text:p>0.05147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3.6123787200431">
                <text:p>3.6123787200431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6">
                <text:p>0.136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3.43487542101113">
                <text:p>3.43487542101113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08001">
                <text:p>0.08001</text:p>
              </table:table-cell>
              <table:table-cell office:value-type="float" office:value="0.7432544468767">
                <text:p>0.7432544468767</text:p>
              </table:table-cell>
              <table:table-cell office:value-type="float" office:value="5.80111732551193">
                <text:p>5.80111732551193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NaN">
                <text:p>NaN</text:p>
              </table:table-cell>
              <table:table-cell office:value-type="float" office:value="0.7432544468767">
                <text:p>0.7432544468767</text:p>
              </table:table-cell>
              <table:table-cell office:value-type="float" office:value="4.18748248491977">
                <text:p>4.18748248491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3.45733209496976">
                <text:p>3.4573320949697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274">
                <text:p>0.05274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3.28951843013998">
                <text:p>3.28951843013998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717936471873146">
                <text:p>0.717936471873146</text:p>
              </table:table-cell>
              <table:table-cell office:value-type="float" office:value="5.55174716505044">
                <text:p>5.55174716505044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717936471873146">
                <text:p>0.717936471873146</text:p>
              </table:table-cell>
              <table:table-cell office:value-type="float" office:value="4.0034853580844">
                <text:p>4.0034853580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3.3089402139888">
                <text:p>3.308940213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3.15031265356496">
                <text:p>3.1503126535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480920042403">
                <text:p>0.693480920042403</text:p>
              </table:table-cell>
              <table:table-cell office:value-type="float" office:value="5.31309657349943">
                <text:p>5.3130965734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480920042403">
                <text:p>0.693480920042403</text:p>
              </table:table-cell>
              <table:table-cell office:value-type="float" office:value="3.82757302749727">
                <text:p>3.8275730274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3.16691744934847">
                <text:p>3.1669174493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3.0169977843198">
                <text:p>3.016997784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858414085183">
                <text:p>0.669858414085183</text:p>
              </table:table-cell>
              <table:table-cell office:value-type="float" office:value="5.08470475331433">
                <text:p>5.0847047533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858414085183">
                <text:p>0.669858414085183</text:p>
              </table:table-cell>
              <table:table-cell office:value-type="float" office:value="3.6593902488592">
                <text:p>3.659390248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3.03099043270346">
                <text:p>3.0309904327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2.88932453110338">
                <text:p>2.88932453110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4057740086">
                <text:p>0.64704057740086</text:p>
              </table:table-cell>
              <table:table-cell office:value-type="float" office:value="4.86613071505845">
                <text:p>4.8661307150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4057740086">
                <text:p>0.64704057740086</text:p>
              </table:table-cell>
              <table:table-cell office:value-type="float" office:value="3.49859738723309">
                <text:p>3.4985973872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2.90089752892989">
                <text:p>2.9008975289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2.76705415211894">
                <text:p>2.7670541521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.65695242592023">
                <text:p>4.6569524259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3.34486973117176">
                <text:p>3.34486973117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4">
                <text:p>0.301855102789014</text:p>
              </table:table-cell>
              <table:table-cell office:value-type="float" office:value="2.77638833252459">
                <text:p>2.7763883325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4">
                <text:p>0.301855102789014</text:p>
              </table:table-cell>
              <table:table-cell office:value-type="float" office:value="2.64995800864043">
                <text:p>2.6499580086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10205578028">
                <text:p>0.603710205578028</text:p>
              </table:table-cell>
              <table:table-cell office:value-type="float" office:value="4.45676599483287">
                <text:p>4.4567659948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10205578028">
                <text:p>0.603710205578028</text:p>
              </table:table-cell>
              <table:table-cell office:value-type="float" office:value="3.19789683698281">
                <text:p>3.19789683698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2.65722318561945">
                <text:p>2.6572231856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2.53781713747094">
                <text:p>2.5378171374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45619710504">
                <text:p>0.583145619710504</text:p>
              </table:table-cell>
              <table:table-cell office:value-type="float" office:value="4.26518489262293">
                <text:p>4.2651848926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45619710504">
                <text:p>0.583145619710504</text:p>
              </table:table-cell>
              <table:table-cell office:value-type="float" office:value="3.05738190180642">
                <text:p>3.0573819018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2.54317271668301">
                <text:p>2.5431727166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2.43042184149383">
                <text:p>2.4304218414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81539131768">
                <text:p>0.563281539131768</text:p>
              </table:table-cell>
              <table:table-cell office:value-type="float" office:value="4.08183920568193">
                <text:p>4.0818392056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81539131768">
                <text:p>0.563281539131768</text:p>
              </table:table-cell>
              <table:table-cell office:value-type="float" office:value="2.92304116423994">
                <text:p>2.92304116423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2.43401739902142">
                <text:p>2.4340173990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2.32757129755094">
                <text:p>2.3275712975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094102060077">
                <text:p>0.544094102060077</text:p>
              </table:table-cell>
              <table:table-cell office:value-type="float" office:value="3.90637492172021">
                <text:p>3.9063749217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094102060077">
                <text:p>0.544094102060077</text:p>
              </table:table-cell>
              <table:table-cell office:value-type="float" office:value="2.7946033312989">
                <text:p>2.7946033312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2.32954712822889">
                <text:p>2.3295471282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2.2290731809146">
                <text:p>2.229073180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560259533571">
                <text:p>0.525560259533571</text:p>
              </table:table-cell>
              <table:table-cell office:value-type="float" office:value="3.73845324622365">
                <text:p>3.7384532462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560259533571">
                <text:p>0.525560259533571</text:p>
              </table:table-cell>
              <table:table-cell office:value-type="float" office:value="2.67180903055727">
                <text:p>2.67180903055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2.22956081777447">
                <text:p>2.2295608177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2.1347433056512">
                <text:p>2.134743305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657747722647">
                <text:p>0.507657747722647</text:p>
              </table:table-cell>
              <table:table-cell office:value-type="float" office:value="3.57774994829366">
                <text:p>3.5777499482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657747722647">
                <text:p>0.507657747722647</text:p>
              </table:table-cell>
              <table:table-cell office:value-type="float" office:value="2.55441028636055">
                <text:p>2.5544102863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2.13386601194648">
                <text:p>2.1338660119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2.04440528020385">
                <text:p>2.0444052802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65061185468">
                <text:p>0.490365061185468</text:p>
              </table:table-cell>
              <table:table-cell office:value-type="float" office:value="3.42395473460724">
                <text:p>3.4239547346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65061185468">
                <text:p>0.490365061185468</text:p>
              </table:table-cell>
              <table:table-cell office:value-type="float" office:value="2.44217001905396">
                <text:p>2.44217001905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2.04227851540983">
                <text:p>2.0422785154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1.95789017755013">
                <text:p>1.9578901775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661427034499">
                <text:p>0.473661427034499</text:p>
              </table:table-cell>
              <table:table-cell office:value-type="float" office:value="3.27677065028836">
                <text:p>3.2767706502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661427034499">
                <text:p>0.473661427034499</text:p>
              </table:table-cell>
              <table:table-cell office:value-type="float" office:value="2.33486156621442">
                <text:p>2.3348615662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4">
                <text:p>0.228763389991504</text:p>
              </table:table-cell>
              <table:table-cell office:value-type="float" office:value="1.95462203866303">
                <text:p>1.9546220386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4">
                <text:p>0.228763389991504</text:p>
              </table:table-cell>
              <table:table-cell office:value-type="float" office:value="1.87503621931805">
                <text:p>1.8750362193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526779983007">
                <text:p>0.457526779983007</text:p>
              </table:table-cell>
              <table:table-cell office:value-type="float" office:value="3.13591350553378">
                <text:p>3.135913505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526779983007">
                <text:p>0.457526779983007</text:p>
              </table:table-cell>
              <table:table-cell office:value-type="float" office:value="2.23226822491953">
                <text:p>2.23226822491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7072785871252">
                <text:p>1.8707278587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956884732696">
                <text:p>1.795688473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941738241591">
                <text:p>0.441941738241591</text:p>
              </table:table-cell>
              <table:table-cell office:value-type="float" office:value="3.00111132688636">
                <text:p>3.0011113268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941738241591">
                <text:p>0.441941738241591</text:p>
              </table:table-cell>
              <table:table-cell office:value-type="float" office:value="2.1341828141291">
                <text:p>2.1341828141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79043449431119">
                <text:p>1.7904344943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71969856358617">
                <text:p>1.71969856358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87580235748">
                <text:p>0.426887580235748</text:p>
              </table:table-cell>
              <table:table-cell office:value-type="float" office:value="2.87210383209614">
                <text:p>2.8721038320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87580235748">
                <text:p>0.426887580235748</text:p>
              </table:table-cell>
              <table:table-cell office:value-type="float" office:value="2.04040725629564">
                <text:p>2.04040725629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7135873951359">
                <text:p>1.713587395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64692439341416">
                <text:p>1.6469243934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2.74864192755542">
                <text:p>2.7486419275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1.95075217735873">
                <text:p>1.95075217735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6400386443059">
                <text:p>1.640038644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57722987915183">
                <text:p>1.5772298791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2.63048722733736">
                <text:p>2.6304872273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1.86503652431553">
                <text:p>1.8650365243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3">
                <text:p>0.192366314585143</text:p>
              </table:table-cell>
              <table:table-cell office:value-type="float" office:value="1.56964667366932">
                <text:p>1.5696466736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3">
                <text:p>0.192366314585143</text:p>
              </table:table-cell>
              <table:table-cell office:value-type="float" office:value="1.51048469598065">
                <text:p>1.5104846959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2.51741159290945">
                <text:p>2.5174115929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1.78308719959527">
                <text:p>1.78308719959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5">
                <text:p>0.185813611719175</text:p>
              </table:table-cell>
              <table:table-cell office:value-type="float" office:value="1.50227599130988">
                <text:p>1.5022759913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5">
                <text:p>0.185813611719175</text:p>
              </table:table-cell>
              <table:table-cell office:value-type="float" office:value="1.4465640341652">
                <text:p>1.446564034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2.40919669263314">
                <text:p>2.4091966926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1.70473871149915">
                <text:p>1.7047387114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1.43779692074927">
                <text:p>1.437796920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1.385348365666">
                <text:p>1.38534836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2.30563358019907">
                <text:p>2.3056335801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1.62983283999987">
                <text:p>1.62983283999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1.37608535134318">
                <text:p>1.3760853513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1.32672322062881">
                <text:p>1.3267232206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2.20652229118391">
                <text:p>2.2065222911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1.5582183172259">
                <text:p>1.558218317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1.31702249939059">
                <text:p>1.3170224993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1.27057897333244">
                <text:p>1.2705789733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2.11167145694987">
                <text:p>2.1116714569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1.48975052198513">
                <text:p>1.48975052198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1.26049467949641">
                <text:p>1.2604946794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1.21681063719482">
                <text:p>1.2168106371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2.02089793514128">
                <text:p>2.02089793514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1.42429118771116">
                <text:p>1.42429118771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1.20639308574754">
                <text:p>1.2063930857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1.16531766845403">
                <text:p>1.1653176684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1.93402645606496">
                <text:p>1.9340264560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1.36170812324234">
                <text:p>1.36170812324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7">
                <text:p>0.150927551394507</text:p>
              </table:table-cell>
              <table:table-cell office:value-type="float" office:value="1.15461358228099">
                <text:p>1.1546135822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7">
                <text:p>0.150927551394507</text:p>
              </table:table-cell>
              <table:table-cell office:value-type="float" office:value="1.11600377815708">
                <text:p>1.1160037781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3">
                <text:p>0.301855102789013</text:p>
              </table:table-cell>
              <table:table-cell office:value-type="float" office:value="1.8508892842714">
                <text:p>1.850889284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3">
                <text:p>0.301855102789013</text:p>
              </table:table-cell>
              <table:table-cell office:value-type="float" office:value="1.30187494586971">
                <text:p>1.30187494586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1.105056502841">
                <text:p>1.10505650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1.068776752105">
                <text:p>1.06877675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1.77132589468343">
                <text:p>1.7713258946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1.24467082611479">
                <text:p>1.2446708261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1.0576264589394">
                <text:p>1.05762645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1.0235482784175">
                <text:p>1.023548278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1.69518266264704">
                <text:p>1.695182662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1.18998024372175">
                <text:p>1.18998024372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1.01223215624988">
                <text:p>1.0122321562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98023378239473">
                <text:p>0.9802337823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1.62231256730579">
                <text:p>1.6223125673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1.13769275437125">
                <text:p>1.13769275437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968786218882773">
                <text:p>0.96878621888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938752268367303">
                <text:p>0.93875226836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1.55257490772621">
                <text:p>1.5525749077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1.08770276664483">
                <text:p>1.08770276664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927205021202164">
                <text:p>0.92720502120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899026168239001">
                <text:p>0.89902616823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1.48583503122596">
                <text:p>1.4858350312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1.03990932878944">
                <text:p>1.03990932878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887408526861522">
                <text:p>0.88740852686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860981196438781">
                <text:p>0.86098119643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1.42196407338019">
                <text:p>1.4219640733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0.994215924851486">
                <text:p>0.994215924851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8493201347481">
                <text:p>0.849320134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824546211010943">
                <text:p>0.82454621101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1.36083870920425">
                <text:p>1.36083870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0.950530279768687">
                <text:p>0.950530279768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2">
                <text:p>0.114381694995752</text:p>
              </table:table-cell>
              <table:table-cell office:value-type="float" office:value="0.812866531539532">
                <text:p>0.81286653153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2">
                <text:p>0.114381694995752</text:p>
              </table:table-cell>
              <table:table-cell office:value-type="float" office:value="0.789653080583677">
                <text:p>0.78965308058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3">
                <text:p>0.228763389991503</text:p>
              </table:table-cell>
              <table:table-cell office:value-type="float" office:value="1.30234091503207">
                <text:p>1.3023409150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3">
                <text:p>0.228763389991503</text:p>
              </table:table-cell>
              <table:table-cell office:value-type="float" office:value="0.908764173026199">
                <text:p>0.90876417302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777977550588837">
                <text:p>0.77797755058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75623655696723">
                <text:p>0.7562365569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5">
                <text:p>0.220970869120795</text:p>
              </table:table-cell>
              <table:table-cell office:value-type="float" office:value="1.24635774063067">
                <text:p>1.2463577406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5">
                <text:p>0.220970869120795</text:p>
              </table:table-cell>
              <table:table-cell office:value-type="float" office:value="0.868833260500617">
                <text:p>0.868833260500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744586036866216">
                <text:p>0.74458603686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724234153143468">
                <text:p>0.72423415314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19278109111064">
                <text:p>1.1927810911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0.830656904132124">
                <text:p>0.830656904132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712627717697659">
                <text:p>0.712627717697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69358602641867">
                <text:p>0.6935860264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14150751821158">
                <text:p>1.1415075182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0.794158009080816">
                <text:p>0.79415800908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7">
                <text:p>0.099575049009317</text:p>
              </table:table-cell>
              <table:table-cell office:value-type="float" office:value="0.682041079051582">
                <text:p>0.68204107905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7">
                <text:p>0.099575049009317</text:p>
              </table:table-cell>
              <table:table-cell office:value-type="float" office:value="0.664234866521053">
                <text:p>0.66423486652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09243802055936">
                <text:p>1.0924380205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0.759262868038342">
                <text:p>0.759262868038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2">
                <text:p>0.0961831572925712</text:p>
              </table:table-cell>
              <table:table-cell office:value-type="float" office:value="0.652767247135346">
                <text:p>0.65276724713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2">
                <text:p>0.0961831572925712</text:p>
              </table:table-cell>
              <table:table-cell office:value-type="float" office:value="0.636125788433797">
                <text:p>0.63612578843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2">
                <text:p>0.192366314585142</text:p>
              </table:table-cell>
              <table:table-cell office:value-type="float" office:value="1.04547785250983">
                <text:p>1.0454778525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2">
                <text:p>0.192366314585142</text:p>
              </table:table-cell>
              <table:table-cell office:value-type="float" office:value="0.725901012380452">
                <text:p>0.725901012380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2">
                <text:p>0.0929068058595872</text:p>
              </table:table-cell>
              <table:table-cell office:value-type="float" office:value="0.624749875073775">
                <text:p>0.62474987507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2">
                <text:p>0.0929068058595872</text:p>
              </table:table-cell>
              <table:table-cell office:value-type="float" office:value="0.609206229763151">
                <text:p>0.60920622976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4">
                <text:p>0.185813611719174</text:p>
              </table:table-cell>
              <table:table-cell office:value-type="float" office:value="1.00053634120945">
                <text:p>1.0005363412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4">
                <text:p>0.185813611719174</text:p>
              </table:table-cell>
              <table:table-cell office:value-type="float" office:value="0.694005069859883">
                <text:p>0.694005069859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3">
                <text:p>0.089742058984143</text:p>
              </table:table-cell>
              <table:table-cell office:value-type="float" office:value="0.59793503445152">
                <text:p>0.5979350344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3">
                <text:p>0.089742058984143</text:p>
              </table:table-cell>
              <table:table-cell office:value-type="float" office:value="0.583425852449711">
                <text:p>0.58342585244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0.957526711520062">
                <text:p>0.95752671152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0.663510628552185">
                <text:p>0.663510628552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3">
                <text:p>0.0866851150053</text:p>
              </table:table-cell>
              <table:table-cell office:value-type="float" office:value="0.572271111510541">
                <text:p>0.57227111151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3">
                <text:p>0.0866851150053</text:p>
              </table:table-cell>
              <table:table-cell office:value-type="float" office:value="0.55873644863909">
                <text:p>0.5587364486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0.916365918469415">
                <text:p>0.91636591846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0.634356106779739">
                <text:p>0.63435610677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6">
                <text:p>0.0837323017606476</text:p>
              </table:table-cell>
              <table:table-cell office:value-type="float" office:value="0.547708707802875">
                <text:p>0.54770870780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6">
                <text:p>0.0837323017606476</text:p>
              </table:table-cell>
              <table:table-cell office:value-type="float" office:value="0.535091850535937">
                <text:p>0.53509185053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0.876974486904119">
                <text:p>0.87697448690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0.606482628751286">
                <text:p>0.606482628751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3">
                <text:p>0.0808800721751073</text:p>
              </table:table-cell>
              <table:table-cell office:value-type="float" office:value="0.524200545107491">
                <text:p>0.52420054510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3">
                <text:p>0.0808800721751073</text:p>
              </table:table-cell>
              <table:table-cell office:value-type="float" office:value="0.512447844072762">
                <text:p>0.51244784407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0.839276358035365">
                <text:p>0.83927635803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0.579833905665836">
                <text:p>0.579833905665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7">
                <text:p>0.0781249999999997</text:p>
              </table:table-cell>
              <table:table-cell office:value-type="float" office:value="0.501701374428191">
                <text:p>0.50170137442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7">
                <text:p>0.0781249999999997</text:p>
              </table:table-cell>
              <table:table-cell office:value-type="float" office:value="0.49076208623212">
                <text:p>0.4907620862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49999999999">
                <text:p>0.156249999999999</text:p>
              </table:table-cell>
              <table:table-cell office:value-type="float" office:value="0.803198742581114">
                <text:p>0.80319874258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49999999999">
                <text:p>0.156249999999999</text:p>
              </table:table-cell>
              <table:table-cell office:value-type="float" office:value="0.554356122040841">
                <text:p>0.554356122040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2">
                <text:p>0.0754637756972532</text:p>
              </table:table-cell>
              <table:table-cell office:value-type="float" office:value="0.480167888897411">
                <text:p>0.48016788889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2">
                <text:p>0.0754637756972532</text:p>
              </table:table-cell>
              <table:table-cell office:value-type="float" office:value="0.469994025867547">
                <text:p>0.46999402586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6">
                <text:p>0.150927551394506</text:p>
              </table:table-cell>
              <table:table-cell office:value-type="float" office:value="0.768671980221202">
                <text:p>0.76867198022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6">
                <text:p>0.150927551394506</text:p>
              </table:table-cell>
              <table:table-cell office:value-type="float" office:value="0.529997827035085">
                <text:p>0.529997827035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8">
                <text:p>0.0728932024638128</text:p>
              </table:table-cell>
              <table:table-cell office:value-type="float" office:value="0.459558640418268">
                <text:p>0.459558640418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8">
                <text:p>0.0728932024638128</text:p>
              </table:table-cell>
              <table:table-cell office:value-type="float" office:value="0.450104827875205">
                <text:p>0.45010482787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0.735629405093988">
                <text:p>0.73562940509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0.506709830546829">
                <text:p>0.506709830546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8">
                <text:p>0.0704101923914708</text:p>
              </table:table-cell>
              <table:table-cell office:value-type="float" office:value="0.439833959884414">
                <text:p>0.43983395988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8">
                <text:p>0.0704101923914708</text:p>
              </table:table-cell>
              <table:table-cell office:value-type="float" office:value="0.431057300574417">
                <text:p>0.43105730057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0.704007217074839">
                <text:p>0.70400721707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0.484445103877378">
                <text:p>0.484445103877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4">
                <text:p>0.0680117627575094</text:p>
              </table:table-cell>
              <table:table-cell office:value-type="float" office:value="0.420955880824113">
                <text:p>0.42095588082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4">
                <text:p>0.0680117627575094</text:p>
              </table:table-cell>
              <table:table-cell office:value-type="float" office:value="0.412815826161325">
                <text:p>0.41281582616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673744358587917">
                <text:p>0.67374435858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46315868475947">
                <text:p>0.46315868475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2">
                <text:p>0.0656950324416962</text:p>
              </table:table-cell>
              <table:table-cell office:value-type="float" office:value="0.402888066321603">
                <text:p>0.40288806632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2">
                <text:p>0.0656950324416962</text:p>
              </table:table-cell>
              <table:table-cell office:value-type="float" office:value="0.395346294105594">
                <text:p>0.39534629410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644782396713398">
                <text:p>0.64478239671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442807586558704">
                <text:p>0.442807586558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6">
                <text:p>0.0634572184653306</text:p>
              </table:table-cell>
              <table:table-cell office:value-type="float" office:value="0.385595739075044">
                <text:p>0.3855957390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6">
                <text:p>0.0634572184653306</text:p>
              </table:table-cell>
              <table:table-cell office:value-type="float" office:value="0.378616037365648">
                <text:p>0.37861603736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617065410362501">
                <text:p>0.61706541036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42335071146463">
                <text:p>0.42335071146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4">
                <text:p>0.0612956326481834</text:p>
              </table:table-cell>
              <table:table-cell office:value-type="float" office:value="0.369045614456457">
                <text:p>0.36904561445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4">
                <text:p>0.0612956326481834</text:p>
              </table:table-cell>
              <table:table-cell office:value-type="float" office:value="0.362593771303135">
                <text:p>0.36259377130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590539882302482">
                <text:p>0.59053988230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404748767496214">
                <text:p>0.40474876749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2">
                <text:p>0.0592076783793122</text:p>
              </table:table-cell>
              <table:table-cell office:value-type="float" office:value="0.35320583644478">
                <text:p>0.3532058364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2">
                <text:p>0.0592076783793122</text:p>
              </table:table-cell>
              <table:table-cell office:value-type="float" office:value="0.347249535182417">
                <text:p>0.34724953518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565154595823091">
                <text:p>0.565154595823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386964189154058">
                <text:p>0.386964189154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338045916308744">
                <text:p>0.33804591630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332554636145683">
                <text:p>0.33255463614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1">
                <text:p>0.114381694995751</text:p>
              </table:table-cell>
              <table:table-cell office:value-type="float" office:value="0.540860535844996">
                <text:p>0.54086053584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1">
                <text:p>0.114381694995751</text:p>
              </table:table-cell>
              <table:table-cell office:value-type="float" office:value="0.369961061559152">
                <text:p>0.369961061559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8">
                <text:p>0.0552427172801988</text:p>
              </table:table-cell>
              <table:table-cell office:value-type="float" office:value="0.323536673921536">
                <text:p>0.32353667392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8">
                <text:p>0.0552427172801988</text:p>
              </table:table-cell>
              <table:table-cell office:value-type="float" office:value="0.318481595558914">
                <text:p>0.31848159555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1761079427921">
                <text:p>0.5176107942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53705047924948">
                <text:p>0.353705047924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309650181594289">
                <text:p>0.3096501815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30500409762839">
                <text:p>0.3050040976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495360479454796">
                <text:p>0.49536047945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3381633202163">
                <text:p>0.338163320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296359710320289">
                <text:p>0.29635971032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292096940191635">
                <text:p>0.29209694019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474066629439959">
                <text:p>0.47406662943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323304492855234">
                <text:p>0.323304492855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283639678326433">
                <text:p>0.28363967832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27973598759079">
                <text:p>0.2797359875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69">
                <text:p>0.0995750490093169</text:p>
              </table:table-cell>
              <table:table-cell office:value-type="float" office:value="0.453688129089176">
                <text:p>0.45368812908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69">
                <text:p>0.0995750490093169</text:p>
              </table:table-cell>
              <table:table-cell office:value-type="float" office:value="0.309098559339677">
                <text:p>0.309098559339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271465601832904">
                <text:p>0.27146560183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267898125540296">
                <text:p>0.26789812554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1">
                <text:p>0.0961831572925711</text:p>
              </table:table-cell>
              <table:table-cell office:value-type="float" office:value="0.434185630656177">
                <text:p>0.43418563065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1">
                <text:p>0.0961831572925711</text:p>
              </table:table-cell>
              <table:table-cell office:value-type="float" office:value="0.295516831647139">
                <text:p>0.29551683164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6">
                <text:p>0.0464534029297936</text:p>
              </table:table-cell>
              <table:table-cell office:value-type="float" office:value="0.259814047926288">
                <text:p>0.25981404792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6">
                <text:p>0.0464534029297936</text:p>
              </table:table-cell>
              <table:table-cell office:value-type="float" office:value="0.256561217904474">
                <text:p>0.25656121790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1">
                <text:p>0.0929068058595871</text:p>
              </table:table-cell>
              <table:table-cell office:value-type="float" office:value="0.415521477819507">
                <text:p>0.415521477819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1">
                <text:p>0.0929068058595871</text:p>
              </table:table-cell>
              <table:table-cell office:value-type="float" office:value="0.282531882300991">
                <text:p>0.282531882300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248662589455418">
                <text:p>0.24866258945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245704065304205">
                <text:p>0.24570406530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29">
                <text:p>0.0897420589841429</text:p>
              </table:table-cell>
              <table:table-cell office:value-type="float" office:value="0.397659632973971">
                <text:p>0.39765963297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29">
                <text:p>0.0897420589841429</text:p>
              </table:table-cell>
              <table:table-cell office:value-type="float" office:value="0.270117488982337">
                <text:p>0.270117488982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5">
                <text:p>0.04334255750265</text:p>
              </table:table-cell>
              <table:table-cell office:value-type="float" office:value="0.237989761863133">
                <text:p>0.23798976186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5">
                <text:p>0.04334255750265</text:p>
              </table:table-cell>
              <table:table-cell office:value-type="float" office:value="0.23530636547528">
                <text:p>0.2353063654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2999">
                <text:p>0.0866851150052999</text:p>
              </table:table-cell>
              <table:table-cell office:value-type="float" office:value="0.380565607647561">
                <text:p>0.38056560764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2999">
                <text:p>0.0866851150052999</text:p>
              </table:table-cell>
              <table:table-cell office:value-type="float" office:value="0.258248581575626">
                <text:p>0.258248581575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227775021870853">
                <text:p>0.22777502187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225348675304309">
                <text:p>0.22534867530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5">
                <text:p>0.0837323017606475</text:p>
              </table:table-cell>
              <table:table-cell office:value-type="float" office:value="0.364206395909533">
                <text:p>0.36420639590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5">
                <text:p>0.0837323017606475</text:p>
              </table:table-cell>
              <table:table-cell office:value-type="float" office:value="0.246901191541078">
                <text:p>0.246901191541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6">
                <text:p>0.0404400360875536</text:p>
              </table:table-cell>
              <table:table-cell office:value-type="float" office:value="0.217998707936454">
                <text:p>0.21799870793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6">
                <text:p>0.0404400360875536</text:p>
              </table:table-cell>
              <table:table-cell office:value-type="float" office:value="0.215812374471195">
                <text:p>0.21581237447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2">
                <text:p>0.0808800721751072</text:p>
              </table:table-cell>
              <table:table-cell office:value-type="float" office:value="0.348550410641032">
                <text:p>0.34855041064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2">
                <text:p>0.0808800721751072</text:p>
              </table:table-cell>
              <table:table-cell office:value-type="float" office:value="0.236052403511662">
                <text:p>0.236052403511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0.208642002409329">
                <text:p>0.20864200240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0.206679630630181">
                <text:p>0.20667963063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6">
                <text:p>0.0781249999999996</text:p>
              </table:table-cell>
              <table:table-cell office:value-type="float" office:value="0.333567422545234">
                <text:p>0.33356742254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6">
                <text:p>0.0781249999999996</text:p>
              </table:table-cell>
              <table:table-cell office:value-type="float" office:value="0.225680309016905">
                <text:p>0.225680309016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6">
                <text:p>0.0377318878486266</text:p>
              </table:table-cell>
              <table:table-cell office:value-type="float" office:value="0.199686895309782">
                <text:p>0.19968689530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6">
                <text:p>0.0377318878486266</text:p>
              </table:table-cell>
              <table:table-cell office:value-type="float" office:value="0.197933366064371">
                <text:p>0.19793336606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1">
                <text:p>0.0754637756972531</text:p>
              </table:table-cell>
              <table:table-cell office:value-type="float" office:value="0.319228501779226">
                <text:p>0.31922850177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1">
                <text:p>0.0754637756972531</text:p>
              </table:table-cell>
              <table:table-cell office:value-type="float" office:value="0.21576396224006">
                <text:p>0.21576396224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91116149663051">
                <text:p>0.19111614966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89557225751356">
                <text:p>0.18955722575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7">
                <text:p>0.0728932024638127</text:p>
              </table:table-cell>
              <table:table-cell office:value-type="float" office:value="0.305505962094935">
                <text:p>0.305505962094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7">
                <text:p>0.0728932024638127</text:p>
              </table:table-cell>
              <table:table-cell office:value-type="float" office:value="0.206283337719299">
                <text:p>0.20628333771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4">
                <text:p>0.0352050961957354</text:p>
              </table:table-cell>
              <table:table-cell office:value-type="float" office:value="0.18291326832122">
                <text:p>0.182913268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4">
                <text:p>0.0352050961957354</text:p>
              </table:table-cell>
              <table:table-cell office:value-type="float" office:value="0.181535546780249">
                <text:p>0.18153554678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7">
                <text:p>0.0704101923914707</text:p>
              </table:table-cell>
              <table:table-cell office:value-type="float" office:value="0.292373307381245">
                <text:p>0.29237330738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7">
                <text:p>0.0704101923914707</text:p>
              </table:table-cell>
              <table:table-cell office:value-type="float" office:value="0.197219289907505">
                <text:p>0.197219289907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7">
                <text:p>0.0340058813787547</text:p>
              </table:table-cell>
              <table:table-cell office:value-type="float" office:value="0.175062462209174">
                <text:p>0.17506246220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7">
                <text:p>0.0340058813787547</text:p>
              </table:table-cell>
              <table:table-cell office:value-type="float" office:value="0.173853329062915">
                <text:p>0.17385332906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3">
                <text:p>0.0680117627575093</text:p>
              </table:table-cell>
              <table:table-cell office:value-type="float" office:value="0.279805180504086">
                <text:p>0.27980518050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3">
                <text:p>0.0680117627575093</text:p>
              </table:table-cell>
              <table:table-cell office:value-type="float" office:value="0.188553514508999">
                <text:p>0.188553514508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67548619933457">
                <text:p>0.16754861993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6649620728466">
                <text:p>0.1664962072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1">
                <text:p>0.0656950324416961</text:p>
              </table:table-cell>
              <table:table-cell office:value-type="float" office:value="0.267777314345716">
                <text:p>0.26777731434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1">
                <text:p>0.0656950324416961</text:p>
              </table:table-cell>
              <table:table-cell office:value-type="float" office:value="0.180268511515123">
                <text:p>0.18026851151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3">
                <text:p>0.0317286092326653</text:p>
              </table:table-cell>
              <table:table-cell office:value-type="float" office:value="0.160357278695551">
                <text:p>0.16035727869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3">
                <text:p>0.0317286092326653</text:p>
              </table:table-cell>
              <table:table-cell office:value-type="float" office:value="0.159450424041891">
                <text:p>0.1594504240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5">
                <text:p>0.0634572184653305</text:p>
              </table:table-cell>
              <table:table-cell office:value-type="float" office:value="0.256266484948649">
                <text:p>0.25626648494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5">
                <text:p>0.0634572184653305</text:p>
              </table:table-cell>
              <table:table-cell office:value-type="float" office:value="0.17234754986403">
                <text:p>0.17234754986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53474596453587">
                <text:p>0.15347459645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52702804116557">
                <text:p>0.15270280411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3">
                <text:p>0.0612956326481833</text:p>
              </table:table-cell>
              <table:table-cell office:value-type="float" office:value="0.245250466673771">
                <text:p>0.24525046667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3">
                <text:p>0.0612956326481833</text:p>
              </table:table-cell>
              <table:table-cell office:value-type="float" office:value="0.164774633653324">
                <text:p>0.164774633653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146887325278892">
                <text:p>0.14688732527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146240729839221">
                <text:p>0.14624072983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1">
                <text:p>0.0592076783793121</text:p>
              </table:table-cell>
              <table:table-cell office:value-type="float" office:value="0.234707989286056">
                <text:p>0.2347079892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1">
                <text:p>0.0592076783793121</text:p>
              </table:table-cell>
              <table:table-cell office:value-type="float" office:value="0.157534469837297">
                <text:p>0.157534469837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140582785856107">
                <text:p>0.14058278585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140052117494739">
                <text:p>0.14005211749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224618696885011">
                <text:p>0.22461869688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150612437343554">
                <text:p>0.150612437343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134548843077776">
                <text:p>0.13454884307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134125394726384">
                <text:p>0.13412539472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7">
                <text:p>0.0552427172801987</text:p>
              </table:table-cell>
              <table:table-cell office:value-type="float" office:value="0.214963108600573">
                <text:p>0.21496310860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7">
                <text:p>0.0552427172801987</text:p>
              </table:table-cell>
              <table:table-cell office:value-type="float" office:value="0.143994557546639">
                <text:p>0.143994557546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804737647341">
                <text:p>0.0266804737647341</text:p>
              </table:table-cell>
              <table:table-cell office:value-type="float" office:value="0.128773882686447">
                <text:p>0.12877388268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804737647341">
                <text:p>0.0266804737647341</text:p>
              </table:table-cell>
              <table:table-cell office:value-type="float" office:value="0.128449478896199">
                <text:p>0.12844947889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205722580978544">
                <text:p>0.20572258097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13766746603905">
                <text:p>0.13766746603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716388822829">
                <text:p>0.0257716388822829</text:p>
              </table:table-cell>
              <table:table-cell office:value-type="float" office:value="0.1232467889193">
                <text:p>0.1232467889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716388822829">
                <text:p>0.0257716388822829</text:p>
              </table:table-cell>
              <table:table-cell office:value-type="float" office:value="0.12301375636108">
                <text:p>0.1230137563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196879271982954">
                <text:p>0.1968792719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131618385642628">
                <text:p>0.131618385642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937622523292">
                <text:p>0.0248937622523292</text:p>
              </table:table-cell>
              <table:table-cell office:value-type="float" office:value="0.117956923112307">
                <text:p>0.11795692311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937622523292">
                <text:p>0.0248937622523292</text:p>
              </table:table-cell>
              <table:table-cell office:value-type="float" office:value="0.117808062625864">
                <text:p>0.11780806262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188416106545837">
                <text:p>0.18841610654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125835100605815">
                <text:p>0.125835100605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0457893231427">
                <text:p>0.0240457893231427</text:p>
              </table:table-cell>
              <table:table-cell office:value-type="float" office:value="0.112894103222708">
                <text:p>0.11289410322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0457893231427">
                <text:p>0.0240457893231427</text:p>
              </table:table-cell>
              <table:table-cell office:value-type="float" office:value="0.112822663336299">
                <text:p>0.11282266333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180316743597904">
                <text:p>0.18031674359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120305931934688">
                <text:p>0.120305931934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2267014648967">
                <text:p>0.0232267014648967</text:p>
              </table:table-cell>
              <table:table-cell office:value-type="float" office:value="0.108048584230404">
                <text:p>0.10804858423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2267014648967">
                <text:p>0.0232267014648967</text:p>
              </table:table-cell>
              <table:table-cell office:value-type="float" office:value="0.108048236076342">
                <text:p>0.10804823607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5">
                <text:p>0.0464534029297935</text:p>
              </table:table-cell>
              <table:table-cell office:value-type="float" office:value="0.172565544516452">
                <text:p>0.1725655445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5">
                <text:p>0.0464534029297935</text:p>
              </table:table-cell>
              <table:table-cell office:value-type="float" office:value="0.115019713807937">
                <text:p>0.115019713807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355147460357">
                <text:p>0.0224355147460357</text:p>
              </table:table-cell>
              <table:table-cell office:value-type="float" office:value="0.103411039380545">
                <text:p>0.103411039380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355147460357">
                <text:p>0.0224355147460357</text:p>
              </table:table-cell>
              <table:table-cell office:value-type="float" office:value="0.103475852935771">
                <text:p>0.10347585293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165147542929595">
                <text:p>0.16514754292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109965771028164">
                <text:p>0.109965771028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71278751325">
                <text:p>0.021671278751325</text:p>
              </table:table-cell>
              <table:table-cell office:value-type="float" office:value="0.0989725422311964">
                <text:p>0.098972542231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71278751325">
                <text:p>0.021671278751325</text:p>
              </table:table-cell>
              <table:table-cell office:value-type="float" office:value="0.0990969638154951">
                <text:p>0.099096963815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499">
                <text:p>0.0433425575026499</text:p>
              </table:table-cell>
              <table:table-cell office:value-type="float" office:value="0.158048415818502">
                <text:p>0.15804841581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499">
                <text:p>0.0433425575026499</text:p>
              </table:table-cell>
              <table:table-cell office:value-type="float" office:value="0.105133897463968">
                <text:p>0.10513389746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30754401618">
                <text:p>0.0209330754401618</text:p>
              </table:table-cell>
              <table:table-cell office:value-type="float" office:value="0.0947245494715412">
                <text:p>0.094724549471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30754401618">
                <text:p>0.0209330754401618</text:p>
              </table:table-cell>
              <table:table-cell office:value-type="float" office:value="0.0949033804393484">
                <text:p>0.094903380439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151254455861854">
                <text:p>0.15125445586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100514335439282">
                <text:p>0.100514335439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200180437768">
                <text:p>0.0202200180437768</text:p>
              </table:table-cell>
              <table:table-cell office:value-type="float" office:value="0.0906588844775397">
                <text:p>0.090658884477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200180437768">
                <text:p>0.0202200180437768</text:p>
              </table:table-cell>
              <table:table-cell office:value-type="float" office:value="0.090887261042476">
                <text:p>0.09088726104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5">
                <text:p>0.0404400360875535</text:p>
              </table:table-cell>
              <table:table-cell office:value-type="float" office:value="0.144752544969118">
                <text:p>0.14475254496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5">
                <text:p>0.0404400360875535</text:p>
              </table:table-cell>
              <table:table-cell office:value-type="float" office:value="0.0960977560283355">
                <text:p>0.0960977560283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499999999">
                <text:p>0.0195312499999999</text:p>
              </table:table-cell>
              <table:table-cell office:value-type="float" office:value="0.0867677215733942">
                <text:p>0.086767721573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499999999">
                <text:p>0.0195312499999999</text:p>
              </table:table-cell>
              <table:table-cell office:value-type="float" office:value="0.0870410957076746">
                <text:p>0.087041095707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7">
                <text:p>0.0390624999999997</text:p>
              </table:table-cell>
              <table:table-cell office:value-type="float" office:value="0.138530128951533">
                <text:p>0.13853012895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7">
                <text:p>0.0390624999999997</text:p>
              </table:table-cell>
              <table:table-cell office:value-type="float" office:value="0.0918752402164566">
                <text:p>0.0918752402164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659439243133">
                <text:p>0.0188659439243133</text:p>
              </table:table-cell>
              <table:table-cell office:value-type="float" office:value="0.0830435709685269">
                <text:p>0.083043570968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659439243133">
                <text:p>0.0188659439243133</text:p>
              </table:table-cell>
              <table:table-cell office:value-type="float" office:value="0.0833576923222702">
                <text:p>0.083357692322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5">
                <text:p>0.0377318878486265</text:p>
              </table:table-cell>
              <table:table-cell office:value-type="float" office:value="0.132575193281904">
                <text:p>0.13257519328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5">
                <text:p>0.0377318878486265</text:p>
              </table:table-cell>
              <table:table-cell office:value-type="float" office:value="0.0878382608886585">
                <text:p>0.0878382608886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233006159531">
                <text:p>0.0182233006159531</text:p>
              </table:table-cell>
              <table:table-cell office:value-type="float" office:value="0.0794792643410771">
                <text:p>0.079479264341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233006159531">
                <text:p>0.0182233006159531</text:p>
              </table:table-cell>
              <table:table-cell office:value-type="float" office:value="0.0798301631292723">
                <text:p>0.079830163129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26876239896401">
                <text:p>0.12687623989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0839786656096497">
                <text:p>0.0839786656096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025480978677">
                <text:p>0.0176025480978677</text:p>
              </table:table-cell>
              <table:table-cell office:value-type="float" office:value="0.0760679410401667">
                <text:p>0.07606794104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025480978677">
                <text:p>0.0176025480978677</text:p>
              </table:table-cell>
              <table:table-cell office:value-type="float" office:value="0.0764519118476559">
                <text:p>0.0764519118476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3">
                <text:p>0.0352050961957353</text:p>
              </table:table-cell>
              <table:table-cell office:value-type="float" office:value="0.121422264993571">
                <text:p>0.12142226499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3">
                <text:p>0.0352050961957353</text:p>
              </table:table-cell>
              <table:table-cell office:value-type="float" office:value="0.080288660160483">
                <text:p>0.080288660160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29406893773">
                <text:p>0.0170029406893773</text:p>
              </table:table-cell>
              <table:table-cell office:value-type="float" office:value="0.0728030348803787">
                <text:p>0.072803034880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29406893773">
                <text:p>0.0170029406893773</text:p>
              </table:table-cell>
              <table:table-cell office:value-type="float" office:value="0.0732166213376874">
                <text:p>0.073216621337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6">
                <text:p>0.0340058813787546</text:p>
              </table:table-cell>
              <table:table-cell office:value-type="float" office:value="0.116202737787686">
                <text:p>0.11620273778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6">
                <text:p>0.0340058813787546</text:p>
              </table:table-cell>
              <table:table-cell office:value-type="float" office:value="0.0767607927986036">
                <text:p>0.0767607927986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23758110424">
                <text:p>0.016423758110424</text:p>
              </table:table-cell>
              <table:table-cell office:value-type="float" office:value="0.0696782615030279">
                <text:p>0.069678261503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23758110424">
                <text:p>0.016423758110424</text:p>
              </table:table-cell>
              <table:table-cell office:value-type="float" office:value="0.070118241788229">
                <text:p>0.07011824178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11207580175419">
                <text:p>0.11120758017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0733879392095052">
                <text:p>0.073387939209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43046163326">
                <text:p>0.0158643046163326</text:p>
              </table:table-cell>
              <table:table-cell office:value-type="float" office:value="0.0666876062798974">
                <text:p>0.066687606279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43046163326">
                <text:p>0.0158643046163326</text:p>
              </table:table-cell>
              <table:table-cell office:value-type="float" office:value="0.0671509794039321">
                <text:p>0.067150979403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2">
                <text:p>0.0317286092326652</text:p>
              </table:table-cell>
              <table:table-cell office:value-type="float" office:value="0.106427147276585">
                <text:p>0.10642714727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2">
                <text:p>0.0317286092326652</text:p>
              </table:table-cell>
              <table:table-cell office:value-type="float" office:value="0.070163288119609">
                <text:p>0.070163288119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239081620458">
                <text:p>0.0153239081620458</text:p>
              </table:table-cell>
              <table:table-cell office:value-type="float" office:value="0.0638253127361589">
                <text:p>0.063825312736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239081620458">
                <text:p>0.0153239081620458</text:p>
              </table:table-cell>
              <table:table-cell office:value-type="float" office:value="0.0643092855711664">
                <text:p>0.064309285571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0185220881135">
                <text:p>0.1018522088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0670803275413088">
                <text:p>0.0670803275413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01919594828">
                <text:p>0.014801919594828</text:p>
              </table:table-cell>
              <table:table-cell office:value-type="float" office:value="0.0610858714701906">
                <text:p>0.061085871470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01919594828">
                <text:p>0.014801919594828</text:p>
              </table:table-cell>
              <table:table-cell office:value-type="float" office:value="0.0615878464824247">
                <text:p>0.061587846482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0974739312779958">
                <text:p>0.097473931277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0641328316224064">
                <text:p>0.0641328316224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77118744689">
                <text:p>0.0142977118744689</text:p>
              </table:table-cell>
              <table:table-cell office:value-type="float" office:value="0.0584640095489677">
                <text:p>0.058464009548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77118744689">
                <text:p>0.0142977118744689</text:p>
              </table:table-cell>
              <table:table-cell office:value-type="float" office:value="0.0589815731998019">
                <text:p>0.058981573199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0932838608967764">
                <text:p>0.093283860896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0613148480733802">
                <text:p>0.0613148480733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7">
                <text:p>0.0138106793200497</text:p>
              </table:table-cell>
              <table:table-cell office:value-type="float" office:value="0.0559546803586122">
                <text:p>0.055954680358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7">
                <text:p>0.0138106793200497</text:p>
              </table:table-cell>
              <table:table-cell office:value-type="float" office:value="0.0564855921389675">
                <text:p>0.056485592138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0892739072869788">
                <text:p>0.089273907286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0586206861470969">
                <text:p>0.0586206861470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